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400000046A5C28233E7C9F71A8.png" manifest:media-type="image/png"/>
  <manifest:file-entry manifest:full-path="Pictures/10000000000005B100000320497AED379170FB7C.jpg" manifest:media-type="image/jpeg"/>
  <manifest:file-entry manifest:full-path="Pictures/TablePreview17.svm" manifest:media-type=""/>
  <manifest:file-entry manifest:full-path="Pictures/TablePreview16.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5.svm" manifest:media-type=""/>
  <manifest:file-entry manifest:full-path="Pictures/100002010000095000000694DA56A178446AB440.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10000000000004EF000003CDF1BAFD66178ADD34.png" manifest:media-type="image/png"/>
  <manifest:file-entry manifest:full-path="Pictures/TablePreview5.svm" manifest:media-type=""/>
  <manifest:file-entry manifest:full-path="Pictures/10000201000009C4000006F0FDAB35EDDDA53F60.png" manifest:media-type="image/png"/>
  <manifest:file-entry manifest:full-path="Pictures/TablePreview6.svm" manifest:media-type=""/>
  <manifest:file-entry manifest:full-path="Pictures/TablePreview7.svm" manifest:media-type=""/>
  <manifest:file-entry manifest:full-path="Pictures/TablePreview10.svm" manifest:media-type=""/>
  <manifest:file-entry manifest:full-path="Pictures/TablePreview8.svm" manifest:media-type=""/>
  <manifest:file-entry manifest:full-path="Pictures/TablePreview9.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omic Sans MS1" svg:font-family="'Comic Sans MS'"/>
    <style:font-face style:name="Courier New1" svg:font-family="'Courier New'"/>
    <style:font-face style:name="Montserrat" svg:font-family="Montserrat"/>
    <style:font-face style:name="Arial1" svg:font-family="Arial" style:font-pitch="variable"/>
    <style:font-face style:name="Comic Sans MS" svg:font-family="'Comic Sans MS'" style:font-pitch="variable"/>
    <style:font-face style:name="Courier New" svg:font-family="'Courier New'"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Montserrat1" svg:font-family="Montserrat" style:font-pitch="variable"/>
    <style:font-face style:name="Noto Sans CJK SC1" svg:font-family="'Noto Sans CJK S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944a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0.171cm, 0cm, 10.171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graphic-properties style:protect="size"/>
    </style:style>
    <style:style style:name="gr5" style:family="graphic" style:parent-style-name="standard">
      <style:graphic-properties draw:stroke="solid" svg:stroke-width="0.026cm" svg:stroke-color="#595959" draw:stroke-linejoin="round" svg:stroke-linecap="butt" draw:fill="solid" draw:fill-color="#0944a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0.171cm, 0cm, 10.172cm, 0cm)" draw:image-opacity="100%" style:mirror="none"/>
    </style:style>
    <style:style style:name="gr8" style:family="graphic" style:parent-style-name="standard">
      <style:graphic-properties draw:stroke="solid" svg:stroke-width="0.026cm" svg:stroke-color="#595959" draw:stroke-linejoin="round" svg:stroke-linecap="butt" draw:fill="solid" draw:fill-color="#b6d7a8"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9" style:family="graphic" style:parent-style-name="standard">
      <style:graphic-properties draw:stroke="solid" svg:stroke-width="0.026cm" svg:stroke-color="#595959" draw:stroke-linejoin="round" svg:stroke-linecap="butt" draw:fill="solid" draw:fill-color="#dd7e6b"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0" style:family="graphic" style:parent-style-name="standard">
      <style:graphic-properties draw:stroke="solid" svg:stroke-width="0.026cm" svg:stroke-color="#595959" draw:stroke-linejoin="round" svg:stroke-linecap="butt" draw:fill="solid" draw:fill-color="#ffe599"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0.172cm, 0cm, 10.172cm, 0cm)" draw:image-opacity="100%" style:mirror="none"/>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53cm" svg:stroke-color="#000000" draw:stroke-linejoin="round" svg:stroke-linecap="butt" draw:fill="solid" draw:fill-color="#a4c2f4"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4" style:family="graphic" style:parent-style-name="standard">
      <style:graphic-properties draw:stroke="none" svg:stroke-width="0cm" draw:fill="solid" draw:fill-color="#c9daf8"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5" style:family="graphic" style:parent-style-name="standard">
      <style:graphic-properties draw:stroke="solid" svg:stroke-width="0.026cm" svg:stroke-color="#595959" draw:marker-end="msArrow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53cm" svg:stroke-color="#1155cc" draw:stroke-linejoin="round" svg:stroke-linecap="butt"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7" style:family="graphic" style:parent-style-name="standard">
      <style:graphic-properties draw:stroke="solid" svg:stroke-width="0.053cm" svg:stroke-color="#595959" draw:marker-end="msArrow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26cm" svg:stroke-color="#6d9eeb" draw:stroke-linejoin="round" svg:stroke-linecap="butt" draw:fill="solid" draw:fill-color="#c9daf8"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draw:fill="none" fo:min-height="0.713cm"/>
      <style:paragraph-properties style:writing-mode="lr-tb"/>
    </style:style>
    <style:style style:name="gr20" style:family="graphic" style:parent-style-name="standard">
      <style:graphic-properties draw:stroke="none" svg:stroke-width="0cm" draw:fill="solid" draw:fill-color="#ffffff"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1" style:family="graphic" style:parent-style-name="standard">
      <style:graphic-properties draw:stroke="dash" draw:stroke-dash="Dashed_20__28_var_29__20_4" svg:stroke-width="0.053cm" svg:stroke-color="#595959" draw:stroke-linejoin="round" svg:stroke-linecap="butt"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53cm" svg:stroke-color="#595959" draw:stroke-linejoin="round" svg:stroke-linecap="butt"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ffffff" draw:stroke-linejoin="round" svg:stroke-linecap="butt"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4" style:family="graphic" style:parent-style-name="standard">
      <style:graphic-properties draw:stroke="solid" svg:stroke-width="0.026cm" svg:stroke-color="#595959" draw:stroke-linejoin="round" svg:stroke-linecap="butt" draw:fill="solid" draw:fill-color="#c9daf8" draw:textarea-vertical-align="bottom"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6" style:family="graphic" style:parent-style-name="standard">
      <style:graphic-properties draw:stroke="solid" svg:stroke-width="0.026cm" svg:stroke-color="#595959" draw:stroke-linejoin="round" svg:stroke-linecap="butt" draw:fill="solid" draw:fill-color="#c9daf8"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3c78d8"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paragraph-properties style:writing-mode="lr-tb"/>
    </style:style>
    <style:style style:name="pr2" style:family="presentation" style:parent-style-name="TITLE-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4"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simple-light-2-title">
      <style:graphic-properties draw:stroke="none" svg:stroke-width="0cm" draw:fill="solid" draw:fill-color="#0944a1"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simple-light-2-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9"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simple-light-2-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paragraph-properties style:writing-mode="lr-tb"/>
    </style:style>
    <style:style style:name="pr21"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Defaul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36" style:family="presentation" style:parent-style-name="Default-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6"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8"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9"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0"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1"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3"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4"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5" style:family="presentation" style:parent-style-name="simple-light-2-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6" style:family="presentation" style:parent-style-name="BLANK-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4.53cm" style:use-optimal-column-width="false"/>
    </style:style>
    <style:style style:name="co2" style:family="table-column">
      <style:table-column-properties style:column-width="18.658cm" style:use-optimal-column-width="false"/>
    </style:style>
    <style:style style:name="co3" style:family="table-column">
      <style:table-column-properties style:column-width="11.607cm" style:use-optimal-column-width="false"/>
    </style:style>
    <style:style style:name="co4" style:family="table-column">
      <style:table-column-properties style:column-width="11.549cm" style:use-optimal-column-width="false"/>
    </style:style>
    <style:style style:name="co5" style:family="table-column">
      <style:table-column-properties style:column-width="11.639cm" style:use-optimal-column-width="false"/>
    </style:style>
    <style:style style:name="co6" style:family="table-column">
      <style:table-column-properties style:column-width="8.095cm" style:use-optimal-column-width="false"/>
    </style:style>
    <style:style style:name="co7" style:family="table-column">
      <style:table-column-properties style:column-width="15.088cm" style:use-optimal-column-width="false"/>
    </style:style>
    <style:style style:name="co8" style:family="table-column">
      <style:table-column-properties style:column-width="11.239cm" style:use-optimal-column-width="false"/>
    </style:style>
    <style:style style:name="co9" style:family="table-column">
      <style:table-column-properties style:column-width="11.35cm" style:use-optimal-column-width="false"/>
    </style:style>
    <style:style style:name="ro1" style:family="table-row">
      <style:table-row-properties style:row-height="1.244cm" style:use-optimal-row-height="false"/>
    </style:style>
    <style:style style:name="ro2" style:family="table-row">
      <style:table-row-properties style:row-height="1.727cm" style:use-optimal-row-height="false"/>
    </style:style>
    <style:style style:name="ro3" style:family="table-row">
      <style:table-row-properties style:row-height="1.726cm" style:use-optimal-row-height="false"/>
    </style:style>
    <style:style style:name="ro4" style:family="table-row">
      <style:table-row-properties style:row-height="1.385cm" style:use-optimal-row-height="false"/>
    </style:style>
    <style:style style:name="ro5" style:family="table-row">
      <style:table-row-properties style:row-height="2.539cm" style:use-optimal-row-height="false"/>
    </style:style>
    <style:style style:name="ro6" style:family="table-row">
      <style:table-row-properties style:row-height="2.032cm" style:use-optimal-row-height="false"/>
    </style:style>
    <style:style style:name="ro7" style:family="table-row">
      <style:table-row-properties style:row-height="2.033cm" style:use-optimal-row-height="false"/>
    </style:style>
    <style:style style:name="ro8" style:family="table-row">
      <style:table-row-properties style:row-height="1.627cm" style:use-optimal-row-height="false"/>
    </style:style>
    <style:style style:name="ro9" style:family="table-row">
      <style:table-row-properties style:row-height="2.48cm" style:use-optimal-row-height="false"/>
    </style:style>
    <style:style style:name="ro10" style:family="table-row">
      <style:table-row-properties style:row-height="2.408cm" style:use-optimal-row-height="false"/>
    </style:style>
    <style:style style:name="ro11" style:family="table-row">
      <style:table-row-properties style:row-height="1.981cm" style:use-optimal-row-height="false"/>
    </style:style>
    <style:style style:name="ro12" style:family="table-row">
      <style:table-row-properties style:row-height="1.645cm" style:use-optimal-row-height="false"/>
    </style:style>
    <style:style style:name="ro13" style:family="table-row">
      <style:table-row-properties style:row-height="2.412cm" style:use-optimal-row-height="false"/>
    </style:style>
    <style:style style:name="ro14" style:family="table-row">
      <style:table-row-properties style:row-height="2.434cm" style:use-optimal-row-height="false"/>
    </style:style>
    <style:style style:name="ro15" style:family="table-row">
      <style:table-row-properties style:row-height="2.005cm" style:use-optimal-row-height="false"/>
    </style:style>
    <style:style style:name="ro16" style:family="table-row">
      <style:table-row-properties style:row-height="4.453cm" style:use-optimal-row-height="false"/>
    </style:style>
    <style:style style:name="ro17" style:family="table-row">
      <style:table-row-properties style:row-height="4.419cm" style:use-optimal-row-height="false"/>
    </style:style>
    <style:style style:name="ro18" style:family="table-row">
      <style:table-row-properties style:row-height="6.475cm" style:use-optimal-row-height="false"/>
    </style:style>
    <style:style style:name="ro19" style:family="table-row">
      <style:table-row-properties style:row-height="1.159cm" style:use-optimal-row-height="false"/>
    </style:style>
    <style:style style:name="ro20" style:family="table-row">
      <style:table-row-properties style:row-height="1.811cm" style:use-optimal-row-height="false"/>
    </style:style>
    <style:style style:name="ro21" style:family="table-row">
      <style:table-row-properties style:row-height="2.463cm" style:use-optimal-row-height="false"/>
    </style:style>
    <style:style style:name="ro22" style:family="table-row">
      <style:table-row-properties style:row-height="1.269cm" style:use-optimal-row-height="false"/>
    </style:style>
    <style:style style:name="ro23" style:family="table-row">
      <style:table-row-properties style:row-height="3.887cm" style:use-optimal-row-height="false"/>
    </style:style>
    <style:style style:name="ro24" style:family="table-row">
      <style:table-row-properties style:row-height="3.805cm" style:use-optimal-row-height="false"/>
    </style:style>
    <style:style style:name="ro25" style:family="table-row">
      <style:table-row-properties style:row-height="3.843cm" style:use-optimal-row-height="false"/>
    </style:style>
    <style:style style:name="ro26" style:family="table-row">
      <style:table-row-properties style:row-height="3.217cm" style:use-optimal-row-height="false"/>
    </style:style>
    <style:style style:name="ro27" style:family="table-row">
      <style:table-row-properties style:row-height="2.54cm" style:use-optimal-row-height="false"/>
    </style:style>
    <style:style style:name="ro28" style:family="table-row">
      <style:table-row-properties style:row-height="4.563cm" style:use-optimal-row-height="false"/>
    </style:style>
    <style:style style:name="ce1" style:family="table-cell">
      <loext:graphic-properties draw:fill="none" draw:textarea-vertical-align="middle" fo:padding-top="0.253cm" fo:padding-bottom="0.253cm" fo:padding-left="0.253cm" fo:padding-right="0.253cm"/>
      <style:paragraph-properties fo:border="0.37pt solid #9e9e9e"/>
    </style:style>
    <style:style style:name="ce2" style:family="table-cell">
      <loext:graphic-properties draw:fill="none" draw:textarea-vertical-align="top" fo:padding-top="0.253cm" fo:padding-bottom="0.253cm" fo:padding-left="0.253cm" fo:padding-right="0.253cm"/>
      <style:paragraph-properties fo:border="0.37pt solid #9e9e9e"/>
    </style:style>
    <style:style style:name="ce3" style:family="table-cell">
      <loext:graphic-properties draw:fill="none" draw:textarea-vertical-align="middle" fo:padding-top="0.253cm" fo:padding-bottom="0.253cm" fo:padding-left="0.253cm" fo:padding-right="0.253cm"/>
      <style:paragraph-properties fo:border-left="0.37pt solid #9e9e9e" fo:border-right="0.37pt solid #9e9e9e" fo:border-top="0.37pt solid #9e9e9e" fo:border-bottom="0.37pt solid #c7ccbe"/>
    </style:style>
    <style:style style:name="ce4" style:family="table-cell">
      <loext:graphic-properties draw:fill="none" draw:textarea-vertical-align="top" fo:padding-top="0.253cm" fo:padding-bottom="0.253cm" fo:padding-left="0.253cm" fo:padding-right="0.253cm"/>
      <style:paragraph-properties fo:border-left="0.37pt solid #9e9e9e" fo:border-right="0.37pt solid #9e9e9e" fo:border-top="0.37pt solid #c7ccbe" fo:border-bottom="0.37pt solid #c7ccbe"/>
    </style:style>
    <style:style style:name="ce5" style:family="table-cell">
      <loext:graphic-properties draw:fill="none" draw:textarea-vertical-align="top" fo:padding-top="0.211cm" fo:padding-bottom="0.211cm" fo:padding-left="0.211cm" fo:padding-right="0.211cm"/>
      <style:paragraph-properties fo:border="0.37pt solid #c7ccbe"/>
    </style:style>
    <style:style style:name="ce6" style:family="table-cell">
      <loext:graphic-properties draw:fill="none" draw:textarea-vertical-align="top" fo:padding-top="0.253cm" fo:padding-bottom="0.253cm" fo:padding-left="0.253cm" fo:padding-right="0.253cm"/>
      <style:paragraph-properties fo:border-left="0.37pt solid #c7ccbe" fo:border-right="0.37pt solid #9e9e9e" fo:border-top="0.37pt solid #9e9e9e" fo:border-bottom="0.37pt solid #9e9e9e"/>
    </style:style>
    <style:style style:name="ce7" style:family="table-cell">
      <loext:graphic-properties draw:fill="none" draw:textarea-vertical-align="top" fo:padding-top="0.253cm" fo:padding-bottom="0.253cm" fo:padding-left="0.253cm" fo:padding-right="0.253cm"/>
      <style:paragraph-properties fo:border-left="0.37pt solid #9e9e9e" fo:border-right="0.37pt solid #9e9e9e" fo:border-top="0.37pt solid #c7ccbe" fo:border-bottom="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center" style:writing-mode="lr-tb" style:font-independent-line-spacing="true"/>
      <style:text-properties fo:font-size="52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5" style:family="paragraph">
      <loext:graphic-properties draw:fill="none"/>
      <style:paragraph-properties fo:text-align="start" style:writing-mode="lr-tb"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1.27cm" fo:margin-right="0cm" fo:margin-top="0cm" fo:margin-bottom="0cm" fo:line-height="115%" fo:text-align="justify" fo:text-indent="0cm" style:writing-mode="lr-tb">
        <style:tab-stops>
          <style:tab-stop style:position="0cm"/>
        </style:tab-stops>
      </style:paragraph-properties>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loext:graphic-properties draw:fill="solid" draw:fill-color="#0944a1"/>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12" style:family="paragraph">
      <style:paragraph-properties fo:margin-left="0cm" fo:margin-right="0cm" fo:margin-top="0cm" fo:margin-bottom="0cm" fo:line-height="115%" fo:text-align="center" fo:text-indent="0cm" style:writing-mode="lr-tb">
        <style:tab-stops>
          <style:tab-stop style:position="0cm"/>
        </style:tab-stops>
      </style:paragraph-properties>
      <style:text-properties fo:font-size="14pt"/>
    </style:style>
    <style:style style:name="P13" style:family="paragraph">
      <loext:graphic-properties draw:fill="none"/>
      <style:paragraph-properties fo:text-align="center" style:writing-mode="lr-tb" style:font-independent-line-spacing="true"/>
      <style:text-properties fo:font-size="14pt"/>
    </style:style>
    <style:style style:name="P14" style:family="paragraph">
      <style:paragraph-properties fo:margin-left="0cm" fo:margin-right="0cm" fo:margin-top="0cm" fo:margin-bottom="0cm" fo:line-height="115%" fo:text-align="start" fo:text-indent="0cm" style:writing-mode="lr-tb"/>
      <style:text-properties fo:font-size="14pt"/>
    </style:style>
    <style:style style:name="P15"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fo:font-size="14pt"/>
    </style:style>
    <style:style style:name="P1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8" style:family="paragraph">
      <loext:graphic-properties draw:fill="solid" draw:fill-color="#0944a1"/>
      <style:paragraph-properties fo:text-align="start" style:writing-mode="lr-tb" style:font-independent-line-spacing="true"/>
      <style:text-properties fo:font-size="28pt"/>
    </style:style>
    <style:style style:name="P19"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0" style:family="paragraph">
      <loext:graphic-properties draw:fill="none"/>
      <style:paragraph-properties fo:text-align="center" style:writing-mode="lr-tb" style:font-independent-line-spacing="true"/>
      <style:text-properties fo:font-size="18pt"/>
    </style:style>
    <style:style style:name="P21" style:family="paragraph">
      <style:paragraph-properties fo:margin-left="0cm" fo:margin-right="0cm" fo:margin-top="0.282cm" fo:margin-bottom="0cm" fo:line-height="115%" fo:text-align="justify" fo:text-indent="0cm" style:writing-mode="lr-tb"/>
      <style:text-properties fo:font-size="14pt"/>
    </style:style>
    <style:style style:name="P22" style:family="paragraph">
      <style:paragraph-properties fo:margin-left="0cm" fo:margin-right="0cm" fo:margin-top="0cm" fo:margin-bottom="0cm" fo:line-height="100%" fo:text-align="start" fo:text-indent="0cm" style:writing-mode="lr-tb"/>
      <style:text-properties fo:font-size="14pt"/>
    </style:style>
    <style:style style:name="P23" style:family="paragraph">
      <style:paragraph-properties fo:margin-left="0cm" fo:margin-right="0cm" fo:margin-top="0.282cm" fo:margin-bottom="0cm" fo:line-height="115%" fo:text-align="justify" fo:text-indent="0cm" style:writing-mode="lr-tb">
        <style:tab-stops>
          <style:tab-stop style:position="0cm"/>
        </style:tab-stops>
      </style:paragraph-properties>
      <style:text-properties fo:font-size="14pt"/>
    </style:style>
    <style:style style:name="P24" style:family="paragraph">
      <style:paragraph-properties fo:margin-left="1.27cm" fo:margin-right="0cm" fo:margin-top="0cm" fo:margin-bottom="0cm" fo:line-height="100%" fo:text-align="center" fo:text-indent="0cm" style:writing-mode="lr-tb">
        <style:tab-stops>
          <style:tab-stop style:position="0cm"/>
        </style:tab-stops>
      </style:paragraph-properties>
      <style:text-properties fo:font-size="14pt"/>
    </style:style>
    <style:style style:name="P25" style:family="paragraph">
      <loext:graphic-properties draw:fill="solid" draw:fill-color="#b6d7a8"/>
      <style:paragraph-properties fo:text-align="center" style:writing-mode="lr-tb" style:font-independent-line-spacing="true"/>
      <style:text-properties fo:font-size="14pt"/>
    </style:style>
    <style:style style:name="P26" style:family="paragraph">
      <loext:graphic-properties draw:fill="solid" draw:fill-color="#dd7e6b"/>
      <style:paragraph-properties fo:text-align="center" style:writing-mode="lr-tb" style:font-independent-line-spacing="true"/>
      <style:text-properties fo:font-size="14pt"/>
    </style:style>
    <style:style style:name="P27" style:family="paragraph">
      <loext:graphic-properties draw:fill="solid" draw:fill-color="#ffe599"/>
      <style:paragraph-properties fo:text-align="center" style:writing-mode="lr-tb" style:font-independent-line-spacing="true"/>
      <style:text-properties fo:font-size="14pt"/>
    </style:style>
    <style:style style:name="P28" style:family="paragraph">
      <loext:graphic-properties draw:fill="none"/>
      <style:paragraph-properties fo:text-align="start" style:font-independent-line-spacing="true"/>
      <style:text-properties fo:font-size="14pt"/>
    </style:style>
    <style:style style:name="P29" style:family="paragraph">
      <loext:graphic-properties draw:fill="none" draw:fill-color="#ffffff"/>
      <style:paragraph-properties fo:text-align="start" style:writing-mode="lr-tb" style:font-independent-line-spacing="true"/>
      <style:text-properties fo:font-size="11pt"/>
    </style:style>
    <style:style style:name="P30"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31"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32"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style>
    <style:style style:name="P33" style:family="paragraph">
      <loext:graphic-properties draw:fill="solid" draw:fill-color="#a4c2f4"/>
      <style:paragraph-properties fo:text-align="start" style:writing-mode="lr-tb" style:font-independent-line-spacing="true"/>
      <style:text-properties fo:font-size="14pt"/>
    </style:style>
    <style:style style:name="P34" style:family="paragraph">
      <loext:graphic-properties draw:fill="solid" draw:fill-color="#c9daf8"/>
      <style:paragraph-properties fo:text-align="start" style:writing-mode="lr-tb" style:font-independent-line-spacing="true"/>
      <style:text-properties fo:font-size="14pt"/>
    </style:style>
    <style:style style:name="P3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36" style:family="paragraph">
      <loext:graphic-properties draw:fill="solid" draw:fill-color="#c9daf8"/>
      <style:paragraph-properties fo:text-align="start" style:font-independent-line-spacing="true"/>
      <style:text-properties fo:font-size="14pt"/>
    </style:style>
    <style:style style:name="P37" style:family="paragraph">
      <loext:graphic-properties draw:fill="none"/>
      <style:paragraph-properties style:writing-mode="lr-tb"/>
    </style:style>
    <style:style style:name="P38" style:family="paragraph">
      <style:paragraph-properties fo:margin-left="0cm" fo:margin-right="0cm" fo:margin-top="0cm" fo:margin-bottom="0cm" fo:line-height="150%" fo:text-align="justify" fo:text-indent="0cm" style:writing-mode="lr-tb"/>
      <style:text-properties fo:font-size="14pt"/>
    </style:style>
    <style:style style:name="P39" style:family="paragraph">
      <loext:graphic-properties draw:fill="solid" draw:fill-color="#ffffff"/>
      <style:paragraph-properties fo:text-align="start" style:writing-mode="lr-tb" style:font-independent-line-spacing="true"/>
      <style:text-properties fo:font-size="14pt"/>
    </style:style>
    <style:style style:name="P40" style:family="paragraph">
      <style:paragraph-properties fo:margin-left="2.54cm" fo:margin-right="0cm" fo:margin-top="0.388cm" fo:margin-bottom="0cm" fo:line-height="115%" fo:text-align="start" fo:text-indent="0cm" style:writing-mode="lr-tb">
        <style:tab-stops>
          <style:tab-stop style:position="0cm"/>
        </style:tab-stops>
      </style:paragraph-properties>
      <style:text-properties fo:font-size="14pt"/>
    </style:style>
    <style:style style:name="P41" style:family="paragraph">
      <style:paragraph-properties fo:margin-left="0cm" fo:margin-right="0cm" fo:margin-top="0.388cm" fo:margin-bottom="0cm" fo:line-height="115%" fo:text-align="start" fo:text-indent="0cm" style:writing-mode="lr-tb">
        <style:tab-stops>
          <style:tab-stop style:position="0cm"/>
        </style:tab-stops>
      </style:paragraph-properties>
      <style:text-properties fo:font-size="14pt"/>
    </style:style>
    <style:style style:name="P42" style:family="paragraph">
      <style:paragraph-properties fo:margin-left="0cm" fo:margin-right="0cm" fo:margin-top="0cm" fo:margin-bottom="0cm" fo:line-height="150%" fo:text-align="start" fo:text-indent="0cm" style:writing-mode="lr-tb"/>
      <style:text-properties fo:font-size="14pt"/>
    </style:style>
    <style:style style:name="P43" style:family="paragraph">
      <style:paragraph-properties fo:margin-left="0cm" fo:margin-right="0cm" fo:margin-top="0cm" fo:margin-bottom="0cm" fo:line-height="100%" fo:text-align="justify" fo:text-indent="1.27cm" style:writing-mode="lr-tb">
        <style:tab-stops>
          <style:tab-stop style:position="0cm"/>
        </style:tab-stops>
      </style:paragraph-properties>
      <style:text-properties fo:font-size="14pt"/>
    </style:style>
    <style:style style:name="P44" style:family="paragraph">
      <style:paragraph-properties fo:margin-left="0cm" fo:margin-right="0cm" fo:margin-top="0cm" fo:margin-bottom="0cm" fo:line-height="100%" fo:text-align="justify" fo:text-indent="0cm" style:writing-mode="lr-tb">
        <style:tab-stops>
          <style:tab-stop style:position="0cm"/>
        </style:tab-stops>
      </style:paragraph-properties>
      <style:text-properties fo:font-size="14pt"/>
    </style:style>
    <style:style style:name="P45"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14pt"/>
    </style:style>
    <style:style style:name="P46" style:family="paragraph">
      <style:paragraph-properties fo:margin-left="1.27cm" fo:margin-right="0cm" fo:margin-top="0cm" fo:margin-bottom="0cm" fo:line-height="115%" fo:text-align="justify" fo:text-indent="0cm" style:writing-mode="lr-tb">
        <style:tab-stops>
          <style:tab-stop style:position="0cm"/>
        </style:tab-stops>
      </style:paragraph-properties>
      <style:text-properties fo:font-size="14pt"/>
    </style:style>
    <style:style style:name="P47"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48" style:family="paragraph">
      <style:paragraph-properties fo:margin-left="1.27cm" fo:margin-right="0cm" fo:margin-top="0cm" fo:margin-bottom="0cm" fo:line-height="150%" fo:text-align="start" fo:text-indent="0cm" style:writing-mode="lr-tb">
        <style:tab-stops>
          <style:tab-stop style:position="0cm"/>
        </style:tab-stops>
      </style:paragraph-properties>
    </style:style>
    <style:style style:name="P49" style:family="paragraph">
      <style:paragraph-properties fo:margin-left="0cm" fo:margin-right="0cm" fo:margin-top="0.494cm" fo:margin-bottom="0cm" fo:line-height="115%" fo:text-align="justify" fo:text-indent="0cm" style:writing-mode="lr-tb"/>
      <style:text-properties fo:font-size="14pt"/>
    </style:style>
    <style:style style:name="P50" style:family="paragraph">
      <style:paragraph-properties fo:margin-left="0cm" fo:margin-right="0cm" fo:margin-top="0cm" fo:margin-bottom="0cm" fo:line-height="115%" fo:text-align="justify" fo:text-indent="0cm" style:writing-mode="lr-tb"/>
      <style:text-properties fo:font-size="14pt"/>
    </style:style>
    <style:style style:name="P51" style:family="paragraph">
      <loext:graphic-properties draw:fill="solid" draw:fill-color="#c9daf8"/>
      <style:paragraph-properties fo:text-align="center" style:font-independent-line-spacing="true"/>
      <style:text-properties fo:font-size="14pt"/>
    </style:style>
    <style:style style:name="P52" style:family="paragraph">
      <style:paragraph-properties fo:margin-left="0cm" fo:margin-right="0cm" fo:margin-top="0cm" fo:margin-bottom="0cm" fo:line-height="150%" fo:text-align="center" fo:text-indent="0cm" style:writing-mode="lr-tb">
        <style:tab-stops>
          <style:tab-stop style:position="0cm"/>
        </style:tab-stops>
      </style:paragraph-properties>
      <style:text-properties fo:font-size="14pt"/>
    </style:style>
    <style:style style:name="P53"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style>
    <style:style style:name="P54" style:family="paragraph">
      <style:paragraph-properties fo:margin-left="0cm" fo:margin-right="0cm" fo:margin-top="0cm" fo:margin-bottom="0cm" fo:line-height="120%" fo:text-align="center" fo:text-indent="0cm" style:writing-mode="lr-tb">
        <style:tab-stops>
          <style:tab-stop style:position="0cm"/>
        </style:tab-stops>
      </style:paragraph-properties>
      <style:text-properties fo:font-size="14pt"/>
    </style:style>
    <style:style style:name="P55" style:family="paragraph">
      <style:paragraph-properties fo:margin-left="0cm" fo:margin-right="0cm" fo:margin-top="0cm" fo:margin-bottom="0cm" fo:line-height="120%" fo:text-align="end" fo:text-indent="0cm" style:writing-mode="lr-tb">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Montserrat" fo:font-size="48pt" fo:letter-spacing="normal" fo:language="en" fo:country="none" fo:font-style="normal" style:text-underline-style="none" fo:font-weight="bold" style:font-name-asian="Montserrat" style:font-size-asian="48pt" style:font-style-asian="normal" style:font-weight-asian="bold" style:font-name-complex="Montserrat" style:font-size-complex="48pt" style:font-style-complex="normal" style:font-weight-complex="bold"/>
    </style:style>
    <style:style style:name="T2" style:family="text">
      <style:text-properties fo:font-variant="normal" fo:text-transform="none" fo:color="#ffffff" style:text-line-through-style="none" style:text-line-through-type="none" style:text-position="0% 100%" style:font-name="Montserrat" fo:font-size="22pt" fo:letter-spacing="normal" fo:language="en" fo:country="none" fo:font-style="normal" style:text-underline-style="none" fo:font-weight="normal" style:font-name-asian="Montserrat" style:font-size-asian="22pt" style:font-style-asian="normal" style:font-weight-asian="normal" style:font-name-complex="Montserrat" style:font-size-complex="2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ontserrat" fo:font-size="25pt" fo:letter-spacing="normal" fo:language="en" fo:country="none" fo:font-style="normal" style:text-underline-style="none" fo:font-weight="bold" style:font-name-asian="Montserrat" style:font-size-asian="25pt" style:font-style-asian="normal" style:font-weight-asian="bold" style:font-name-complex="Montserrat" style:font-size-complex="25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3pt" fo:letter-spacing="normal" fo:language="en" fo:country="none" fo:font-style="normal" style:text-underline-style="none" fo:font-weight="bold" style:font-name-asian="Arial" style:font-size-asian="3pt" style:font-style-asian="normal" style:font-weight-asian="bold" style:font-name-complex="Arial" style:font-size-complex="3pt" style:font-style-complex="normal" style:font-weight-complex="bold"/>
    </style:style>
    <style:style style:name="T5" style:family="text">
      <style:text-properties fo:font-variant="normal" fo:text-transform="none" fo:color="#000000" style:text-line-through-style="none" style:text-line-through-type="none" style:text-position="0% 100%" style:font-name="Montserrat" fo:font-size="18pt" fo:letter-spacing="normal" fo:language="en" fo:country="none" fo:font-style="normal" style:text-underline-style="none" fo:font-weight="normal" style:font-name-asian="Montserrat" style:font-size-asian="18pt" style:font-style-asian="normal" style:font-weight-asian="normal" style:font-name-complex="Montserrat"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ontserrat" fo:font-size="11pt" fo:letter-spacing="normal" fo:language="en" fo:country="none" fo:font-style="normal" style:text-underline-style="none" fo:font-weight="bold" fo:background-color="#c9daf8" style:font-name-asian="Montserrat" style:font-size-asian="11pt" style:font-style-asian="normal" style:font-weight-asian="bold" style:font-name-complex="Montserrat" style:font-size-complex="11pt" style:font-style-complex="normal" style:font-weight-complex="bold"/>
    </style:style>
    <style:style style:name="T7" style:family="text">
      <style:text-properties fo:font-variant="normal" fo:text-transform="none" fo:color="#000000" style:text-line-through-style="none" style:text-line-through-type="none" style:text-position="0% 100%" style:font-name="Montserrat" fo:font-size="16pt" fo:letter-spacing="normal" fo:language="en" fo:country="none" fo:font-style="normal" style:text-underline-style="none" fo:font-weight="normal" fo:background-color="#c9daf8" style:font-name-asian="Montserrat" style:font-size-asian="16pt" style:font-style-asian="normal" style:font-weight-asian="normal" style:font-name-complex="Montserrat" style:font-size-complex="1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Montserrat" fo:font-size="36pt" fo:letter-spacing="normal" fo:language="en" fo:country="none" fo:font-style="normal" style:text-underline-style="none" fo:font-weight="normal" style:font-name-asian="Montserrat" style:font-size-asian="36pt" style:font-style-asian="normal" style:font-weight-asian="normal" style:font-name-complex="Montserrat" style:font-size-complex="3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ontserrat" fo:font-size="16pt" fo:letter-spacing="normal" fo:language="en" fo:country="none" fo:font-style="normal" style:text-underline-style="none" fo:font-weight="bold" style:font-name-asian="Montserrat" style:font-size-asian="16pt" style:font-style-asian="normal" style:font-weight-asian="bold" style:font-name-complex="Montserrat" style:font-size-complex="16pt" style:font-style-complex="normal" style:font-weight-complex="bold"/>
    </style:style>
    <style:style style:name="T10" style:family="text">
      <style:text-properties fo:font-variant="normal" fo:text-transform="none" fo:color="#212529" style:text-line-through-style="none" style:text-line-through-type="none" style:text-position="0% 100%" style:font-name="Montserrat" fo:font-size="10pt" fo:letter-spacing="normal" fo:language="en" fo:country="none" fo:font-style="normal" style:text-underline-style="none" fo:font-weight="normal" style:font-name-asian="Montserrat" style:font-size-asian="10pt" style:font-style-asian="normal" style:font-weight-asian="normal" style:font-name-complex="Montserrat" style:font-size-complex="1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Montserrat" fo:font-size="10pt" fo:letter-spacing="normal" fo:language="en" fo:country="none" fo:font-style="normal" style:text-underline-style="none" fo:font-weight="normal" style:font-name-asian="Montserrat" style:font-size-asian="10pt" style:font-style-asian="normal" style:font-weight-asian="normal" style:font-name-complex="Montserrat" style:font-size-complex="1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ontserrat" fo:font-size="7pt" fo:letter-spacing="normal" fo:language="en" fo:country="none" fo:font-style="normal" style:text-underline-style="none" fo:font-weight="normal" style:font-name-asian="Montserrat" style:font-size-asian="7pt" style:font-style-asian="normal" style:font-weight-asian="normal" style:font-name-complex="Montserrat" style:font-size-complex="7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Montserrat" fo:font-size="28pt" fo:letter-spacing="normal" fo:language="en" fo:country="none" fo:font-style="normal" style:text-underline-style="none" fo:font-weight="normal" style:font-name-asian="Montserrat" style:font-size-asian="28pt" style:font-style-asian="normal" style:font-weight-asian="normal" style:font-name-complex="Montserrat" style:font-size-complex="2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Montserrat" fo:font-size="18pt" fo:letter-spacing="normal" fo:language="en" fo:country="none" fo:font-style="normal" style:text-underline-style="none" fo:font-weight="bold" style:font-name-asian="Montserrat" style:font-size-asian="18pt" style:font-style-asian="normal" style:font-weight-asian="bold" style:font-name-complex="Montserrat"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Montserrat" fo:font-size="14pt" fo:letter-spacing="normal" fo:language="en" fo:country="none"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Montserrat" fo:font-size="52pt" fo:letter-spacing="normal" fo:language="en" fo:country="none" fo:font-style="normal" style:text-underline-style="none" fo:font-weight="normal" style:font-name-asian="Montserrat" style:font-size-asian="52pt" style:font-style-asian="normal" style:font-weight-asian="normal" style:font-name-complex="Montserrat" style:font-size-complex="52pt" style:font-style-complex="normal" style:font-weight-complex="normal"/>
    </style:style>
    <style:style style:name="T17" style:family="text">
      <style:text-properties fo:font-variant="normal" fo:text-transform="none" fo:color="#273239" style:text-line-through-style="none" style:text-line-through-type="none" style:text-position="0% 100%" style:font-name="Montserrat" fo:font-size="14pt" fo:letter-spacing="normal" fo:language="en" fo:country="none" fo:font-style="normal" style:text-underline-style="none" fo:font-weight="normal" fo:background-color="#ffffff" style:font-name-asian="Montserrat" style:font-size-asian="14pt" style:font-style-asian="normal" style:font-weight-asian="normal" style:font-name-complex="Montserrat" style:font-size-complex="14pt" style:font-style-complex="normal" style:font-weight-complex="normal"/>
    </style:style>
    <style:style style:name="T18" style:family="text">
      <style:text-properties fo:font-variant="normal" fo:text-transform="none" fo:color="#273239" style:text-line-through-style="none" style:text-line-through-type="none" style:text-position="0% 100%" style:font-name="Montserrat" fo:font-size="14pt" fo:letter-spacing="normal" fo:language="en" fo:country="none" fo:font-style="normal" style:text-underline-style="none" fo:font-weight="bold" fo:background-color="#ffffff" style:font-name-asian="Montserrat" style:font-size-asian="14pt" style:font-style-asian="normal" style:font-weight-asian="bold" style:font-name-complex="Montserrat" style:font-size-complex="14pt" style:font-style-complex="normal" style:font-weight-complex="bold"/>
    </style:style>
    <style:style style:name="T19" style:family="text">
      <style:text-properties fo:font-variant="normal" fo:text-transform="none" fo:color="#000000" style:text-line-through-style="none" style:text-line-through-type="none" style:text-position="0% 100%" style:font-name="Montserrat" fo:font-size="14pt" fo:letter-spacing="normal" fo:language="en" fo:country="none" fo:font-style="normal" style:text-underline-style="none" fo:font-weight="normal" fo:background-color="#ffffff" style:font-name-asian="Montserrat" style:font-size-asian="14pt" style:font-style-asian="normal" style:font-weight-asian="normal" style:font-name-complex="Montserrat" style:font-size-complex="14pt" style:font-style-complex="normal" style:font-weight-complex="normal"/>
    </style:style>
    <style:style style:name="T20" style:family="text">
      <style:text-properties fo:font-variant="normal" fo:text-transform="none" fo:color="#273239" style:text-line-through-style="none" style:text-line-through-type="none" style:text-position="0% 100%" style:font-name="Montserrat" fo:font-size="16pt" fo:letter-spacing="normal" fo:language="en" fo:country="none" fo:font-style="normal" style:text-underline-style="none" fo:font-weight="normal" fo:background-color="#ffffff" style:font-name-asian="Montserrat" style:font-size-asian="16pt" style:font-style-asian="normal" style:font-weight-asian="normal" style:font-name-complex="Montserrat" style:font-size-complex="16pt" style:font-style-complex="normal" style:font-weight-complex="normal"/>
    </style:style>
    <style:style style:name="T21" style:family="text">
      <style:text-properties fo:font-variant="normal" fo:text-transform="none" fo:color="#273239" style:text-line-through-style="none" style:text-line-through-type="none" style:text-position="0% 100%" style:font-name="Montserrat" fo:font-size="16pt" fo:letter-spacing="normal" fo:language="en" fo:country="none" fo:font-style="normal" style:text-underline-style="none" fo:font-weight="bold" fo:background-color="#ffffff" style:font-name-asian="Montserrat" style:font-size-asian="16pt" style:font-style-asian="normal" style:font-weight-asian="bold" style:font-name-complex="Montserrat" style:font-size-complex="16pt" style:font-style-complex="normal" style:font-weight-complex="bold"/>
    </style:style>
    <style:style style:name="T22" style:family="text">
      <style:text-properties fo:font-variant="normal" fo:text-transform="none" fo:color="#000000" style:text-line-through-style="none" style:text-line-through-type="none" style:text-position="0% 100%" style:font-name="Montserrat" fo:font-size="16pt" fo:letter-spacing="normal" fo:language="en" fo:country="none" fo:font-style="normal" style:text-underline-style="none" fo:font-weight="normal" style:font-name-asian="Montserrat" style:font-size-asian="16pt" style:font-style-asian="normal" style:font-weight-asian="normal" style:font-name-complex="Montserrat"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Montserrat" fo:font-size="14pt" fo:letter-spacing="normal" fo:language="en" fo:country="none" fo:font-style="normal" style:text-underline-style="none" fo:font-weight="bold" style:font-name-asian="Montserrat" style:font-size-asian="14pt" style:font-style-asian="normal" style:font-weight-asian="bold" style:font-name-complex="Montserrat" style:font-size-complex="14pt" style:font-style-complex="normal" style:font-weight-complex="bold"/>
    </style:style>
    <style:style style:name="T24" style:family="text">
      <style:text-properties fo:font-variant="normal" fo:text-transform="none" fo:color="#1155cc" style:text-line-through-style="none" style:text-line-through-type="none" style:text-position="0% 100%" style:font-name="Courier New1" fo:font-size="14pt" fo:letter-spacing="normal" fo:language="en" fo:country="none" fo:font-style="italic" style:text-underline-style="none" fo:font-weight="bold" style:font-name-asian="Courier New1" style:font-size-asian="14pt" style:font-style-asian="italic" style:font-weight-asian="bold" style:font-name-complex="Courier New1" style:font-size-complex="14pt" style:font-style-complex="italic" style:font-weight-complex="bold"/>
    </style:style>
    <style:style style:name="T25" style:family="text">
      <style:text-properties fo:font-variant="normal" fo:text-transform="none" fo:color="#1155cc" style:text-line-through-style="none" style:text-line-through-type="none" style:text-position="0% 100%" style:font-name="Courier New1" fo:font-size="14pt" fo:letter-spacing="normal" fo:language="en" fo:country="none"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6" style:family="text">
      <style:text-properties fo:font-variant="normal" fo:text-transform="none" fo:color="#273239" style:text-line-through-style="none" style:text-line-through-type="none" style:text-position="0% 100%" style:font-name="Montserrat" fo:font-size="13pt" fo:letter-spacing="normal" fo:language="en" fo:country="none" fo:font-style="normal" style:text-underline-style="none" fo:font-weight="normal" fo:background-color="#ffffff" style:font-name-asian="Montserrat" style:font-size-asian="13pt" style:font-style-asian="normal" style:font-weight-asian="normal" style:font-name-complex="Montserrat" style:font-size-complex="13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Montserrat" fo:font-size="16pt" fo:letter-spacing="normal" fo:language="en" fo:country="none" fo:font-style="normal" style:text-underline-style="none" fo:font-weight="normal" fo:background-color="#ffffff" style:font-name-asian="Montserrat" style:font-size-asian="16pt" style:font-style-asian="normal" style:font-weight-asian="normal" style:font-name-complex="Montserrat" style:font-size-complex="16pt" style:font-style-complex="normal" style:font-weight-complex="normal"/>
    </style:style>
    <style:style style:name="T28" style:family="text">
      <style:text-properties fo:font-variant="normal" fo:text-transform="none" fo:color="#1155cc" style:text-line-through-style="none" style:text-line-through-type="none" style:text-position="0% 100%" style:font-name="Courier New1" fo:font-size="14pt" fo:letter-spacing="normal" fo:language="en" fo:country="none" fo:font-style="normal" style:text-underline-style="none" fo:font-weight="bold" fo:background-color="#ffffff" style:font-name-asian="Courier New1" style:font-size-asian="14pt" style:font-style-asian="normal" style:font-weight-asian="bold" style:font-name-complex="Courier New1" style:font-size-complex="14pt" style:font-style-complex="normal" style:font-weight-complex="bold"/>
    </style:style>
    <style:style style:name="T29" style:family="text">
      <style:text-properties fo:font-variant="normal" fo:text-transform="none" fo:color="#1155cc" style:text-line-through-style="none" style:text-line-through-type="none" style:text-position="0% 100%" style:font-name="Courier New1" fo:font-size="14pt" fo:letter-spacing="normal" fo:language="en" fo:country="none" fo:font-style="italic" style:text-underline-style="none" fo:font-weight="bold" fo:background-color="#ffffff" style:font-name-asian="Courier New1" style:font-size-asian="14pt" style:font-style-asian="italic" style:font-weight-asian="bold" style:font-name-complex="Courier New1" style:font-size-complex="14pt" style:font-style-complex="italic" style:font-weight-complex="bold"/>
    </style:style>
    <style:style style:name="T30" style:family="text">
      <style:text-properties fo:font-variant="normal" fo:text-transform="none" fo:color="#1155cc" style:text-line-through-style="none" style:text-line-through-type="none" style:text-position="0% 100%" style:font-name="Courier New1" fo:font-size="12pt" fo:letter-spacing="normal" fo:language="en" fo:country="none" fo:font-style="italic" style:text-underline-style="none" fo:font-weight="bold" style:font-name-asian="Courier New1" style:font-size-asian="12pt" style:font-style-asian="italic" style:font-weight-asian="bold" style:font-name-complex="Courier New1" style:font-size-complex="12pt" style:font-style-complex="italic" style:font-weight-complex="bold"/>
    </style:style>
    <style:style style:name="T31" style:family="text">
      <style:text-properties fo:font-variant="normal" fo:text-transform="none"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Montserrat" fo:font-size="16.8999996185303pt" fo:letter-spacing="normal" fo:language="en" fo:country="none" fo:font-style="normal" style:text-underline-style="none" fo:font-weight="bold" style:font-name-asian="Montserrat" style:font-size-asian="16.8999996185303pt" style:font-style-asian="normal" style:font-weight-asian="bold" style:font-name-complex="Montserrat" style:font-size-complex="16.8999996185303pt" style:font-style-complex="normal" style:font-weight-complex="bold"/>
    </style:style>
    <style:style style:name="T33" style:family="text">
      <style:text-properties fo:font-variant="normal" fo:text-transform="none" fo:color="#3c78d8" style:text-line-through-style="none" style:text-line-through-type="none" style:text-position="0% 100%" style:font-name="Comic Sans MS1" fo:font-size="25pt" fo:letter-spacing="normal" fo:language="en" fo:country="none" fo:font-style="italic" style:text-underline-style="none" fo:font-weight="bold" style:font-name-asian="Comic Sans MS1" style:font-size-asian="25pt" style:font-style-asian="italic" style:font-weight-asian="bold" style:font-name-complex="Comic Sans MS1" style:font-size-complex="25pt" style:font-style-complex="italic" style:font-weight-complex="bold"/>
    </style:style>
    <style:style style:name="T34" style:family="text">
      <style:text-properties fo:font-variant="normal" fo:text-transform="none" fo:color="#000000" style:text-line-through-style="none" style:text-line-through-type="none" style:text-position="0% 100%" style:font-name="Courier New1" fo:font-size="18pt" fo:letter-spacing="normal" fo:language="en" fo:country="none"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Montserrat" fo:font-size="11pt" fo:letter-spacing="normal" fo:language="en" fo:country="none" fo:font-style="normal" style:text-underline-style="none" fo:font-weight="bold" style:font-name-asian="Montserrat" style:font-size-asian="11pt" style:font-style-asian="normal" style:font-weight-asian="bold" style:font-name-complex="Montserrat" style:font-size-complex="11pt" style:font-style-complex="normal" style:font-weight-complex="bold"/>
    </style:style>
    <style:style style:name="T36" style:family="text">
      <style:text-properties fo:font-variant="normal" fo:text-transform="none" fo:color="#1155cc" style:text-line-through-style="none" style:text-line-through-type="none" style:text-position="0% 100%" style:font-name="Courier New1" fo:font-size="17pt" fo:letter-spacing="normal" fo:language="en" fo:country="none" fo:font-style="normal" style:text-underline-style="none" fo:font-weight="bold" style:font-name-asian="Courier New1" style:font-size-asian="17pt" style:font-style-asian="normal" style:font-weight-asian="bold" style:font-name-complex="Courier New1" style:font-size-complex="17pt" style:font-style-complex="normal" style:font-weight-complex="bold"/>
    </style:style>
    <style:style style:name="T37" style:family="text">
      <style:text-properties fo:font-variant="normal" fo:text-transform="none" fo:color="#000000" style:text-line-through-style="none" style:text-line-through-type="none" style:text-position="0% 100%" style:font-name="Montserrat" fo:font-size="12pt" fo:letter-spacing="normal" fo:language="en" fo:country="none" fo:font-style="normal" style:text-underline-style="none" fo:font-weight="normal" style:font-name-asian="Montserrat" style:font-size-asian="12pt" style:font-style-asian="normal" style:font-weight-asian="normal" style:font-name-complex="Montserrat" style:font-size-complex="1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urier New1" fo:font-size="18pt" fo:letter-spacing="normal" fo:language="en" fo:country="none"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39" style:family="text">
      <style:text-properties fo:font-variant="normal" fo:text-transform="none" style:text-line-through-style="none" style:text-line-through-type="none" style:text-position="0% 100%" fo:font-size="11pt" fo:letter-spacing="normal" fo:language="en" fo:country="none" fo:font-style="normal" style:text-underline-style="none" fo:font-weight="bold" style:font-size-asian="11pt" style:font-style-asian="normal" style:font-weight-asian="bold" style:font-size-complex="11pt" style:font-style-complex="normal" style:font-weight-complex="bold"/>
    </style:style>
    <style:style style:name="T40" style:family="text">
      <style:text-properties fo:font-variant="normal" fo:text-transform="none" fo:color="#000000" style:text-line-through-style="none" style:text-line-through-type="none" style:text-position="0% 100%" style:font-name="Courier New1" fo:font-size="18pt" fo:letter-spacing="normal" fo:language="en" fo:country="none" fo:font-style="normal" style:text-underline-style="none" fo:font-weight="normal" fo:background-color="#c9daf8" style:font-name-asian="Courier New1" style:font-size-asian="18pt" style:font-style-asian="normal" style:font-weight-asian="normal" style:font-name-complex="Courier New1" style:font-size-complex="18pt" style:font-style-complex="normal" style:font-weight-complex="normal"/>
    </style:style>
    <style:style style:name="T41" style:family="text">
      <style:text-properties fo:font-variant="normal" fo:text-transform="none" fo:color="#000000" style:text-line-through-style="none" style:text-line-through-type="none" style:text-position="0% 100%" fo:font-size="13pt" fo:letter-spacing="normal" fo:language="en" fo:country="none" fo:font-style="normal" style:text-underline-style="none" fo:font-weight="normal" style:font-size-asian="13pt" style:font-style-asian="normal" style:font-weight-asian="normal" style:font-size-complex="13pt" style:font-style-complex="normal" style:font-weight-complex="normal"/>
    </style:style>
    <style:style style:name="T42" style:family="text">
      <style:text-properties fo:font-variant="normal" fo:text-transform="none" fo:color="#202124" style:text-line-through-style="none" style:text-line-through-type="none" style:text-position="0% 100%" style:font-name="Arial" fo:font-size="18pt" fo:letter-spacing="normal" fo:language="en" fo:country="none" fo:font-style="normal" style:text-underline-style="none" fo:font-weight="bold" fo:background-color="#ffffff" style:font-name-asian="Arial" style:font-size-asian="18pt" style:font-style-asian="normal" style:font-weight-asian="bold" style:font-name-complex="Arial" style:font-size-complex="18pt" style:font-style-complex="normal" style:font-weight-complex="bold"/>
    </style:style>
    <style:style style:name="T43" style:family="text">
      <style:text-properties fo:font-variant="normal" fo:text-transform="none" fo:color="#202124" style:text-line-through-style="none" style:text-line-through-type="none" style:text-position="0% 100%" style:font-name="Arial" fo:font-size="12pt" fo:letter-spacing="normal" fo:language="en" fo:country="none"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Montserrat" fo:font-size="18pt" fo:letter-spacing="normal" fo:language="en" fo:country="none" fo:font-style="normal" style:text-underline-style="none" fo:font-weight="bold" fo:background-color="#ffffff" style:font-name-asian="Montserrat" style:font-size-asian="18pt" style:font-style-asian="normal" style:font-weight-asian="bold" style:font-name-complex="Montserrat" style:font-size-complex="18pt" style:font-style-complex="normal" style:font-weight-complex="bold"/>
    </style:style>
    <style:style style:name="T45" style:family="text">
      <style:text-properties fo:font-variant="normal" fo:text-transform="none" fo:color="#000000" style:text-line-through-style="none" style:text-line-through-type="none" style:text-position="0% 100%" style:font-name="Montserrat" fo:font-size="12pt" fo:letter-spacing="normal" fo:language="en" fo:country="none" fo:font-style="normal" style:text-underline-style="none" fo:font-weight="normal" fo:background-color="#ffffff" style:font-name-asian="Montserrat" style:font-size-asian="12pt" style:font-style-asian="normal" style:font-weight-asian="normal" style:font-name-complex="Montserrat" style:font-size-complex="1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urier New1" fo:font-size="18pt" fo:letter-spacing="normal" fo:language="en" fo:country="none" fo:font-style="normal" style:text-underline-style="none" fo:font-weight="bold" fo:background-color="#eeeeee" style:font-name-asian="Courier New1" style:font-size-asian="18pt" style:font-style-asian="normal" style:font-weight-asian="bold" style:font-name-complex="Courier New1" style:font-size-complex="18pt" style:font-style-complex="normal" style:font-weight-complex="bold"/>
    </style:style>
    <style:style style:name="T47" style:family="text">
      <style:text-properties fo:font-variant="normal" fo:text-transform="none" fo:color="#000000" style:text-line-through-style="none" style:text-line-through-type="none" style:text-position="0% 100%" style:font-name="Montserrat" fo:font-size="18pt" fo:letter-spacing="normal" fo:language="en" fo:country="none" fo:font-style="normal" style:text-underline-style="none" fo:font-weight="normal" fo:background-color="#eeeeee" style:font-name-asian="Montserrat" style:font-size-asian="18pt" style:font-style-asian="normal" style:font-weight-asian="normal" style:font-name-complex="Montserrat"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Montserrat" fo:font-size="22.2000007629395pt" fo:letter-spacing="normal" fo:language="en" fo:country="none" fo:font-style="normal" style:text-underline-style="none" fo:font-weight="bold" style:font-name-asian="Montserrat" style:font-size-asian="22.2000007629395pt" style:font-style-asian="normal" style:font-weight-asian="bold" style:font-name-complex="Montserrat" style:font-size-complex="22.2000007629395pt" style:font-style-complex="normal" style:font-weight-complex="bold"/>
    </style:style>
    <style:style style:name="T49" style:family="text">
      <style:text-properties fo:font-variant="normal" fo:text-transform="none" fo:color="#ffffff" style:text-line-through-style="none" style:text-line-through-type="none" style:text-position="0% 100%" style:font-name="Montserrat" fo:font-size="24pt" fo:letter-spacing="normal" fo:language="en" fo:country="none"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Montserrat" fo:font-size="17pt" fo:letter-spacing="normal" fo:language="en" fo:country="none" fo:font-style="normal" style:text-underline-style="none" fo:font-weight="normal" style:font-name-asian="Montserrat" style:font-size-asian="17pt" style:font-style-asian="normal" style:font-weight-asian="normal" style:font-name-complex="Montserrat" style:font-size-complex="17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Montserrat" fo:font-size="17pt" fo:letter-spacing="normal" fo:language="en" fo:country="none" fo:font-style="normal" style:text-underline-style="none" fo:font-weight="bold" style:font-name-asian="Montserrat" style:font-size-asian="17pt" style:font-style-asian="normal" style:font-weight-asian="bold" style:font-name-complex="Montserrat" style:font-size-complex="17pt" style:font-style-complex="normal" style:font-weight-complex="bold"/>
    </style:style>
    <style:style style:name="T52" style:family="text">
      <style:text-properties fo:font-variant="normal" fo:text-transform="none" fo:color="#000000" style:text-line-through-style="none" style:text-line-through-type="none" style:text-position="0% 100%" style:font-name="Arial" fo:font-size="14pt" fo:letter-spacing="normal" fo:language="en" fo:country="none"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3" style:family="text">
      <style:text-properties fo:font-variant="normal" fo:text-transform="none" fo:color="#20124d" style:text-line-through-style="none" style:text-line-through-type="none" style:text-position="0% 100%" style:font-name="Montserrat" fo:font-size="16pt" fo:letter-spacing="normal" fo:language="en" fo:country="none" fo:font-style="normal" style:text-underline-style="none" fo:font-weight="bold" style:font-name-asian="Montserrat" style:font-size-asian="16pt" style:font-style-asian="normal" style:font-weight-asian="bold" style:font-name-complex="Montserrat" style:font-size-complex="16pt" style:font-style-complex="normal" style:font-weight-complex="bold"/>
    </style:style>
    <style:style style:name="T54" style:family="text">
      <style:text-properties fo:font-variant="normal" fo:text-transform="none" fo:color="#20124d" style:text-line-through-style="none" style:text-line-through-type="none" style:text-position="0% 100%" style:font-name="Montserrat" fo:font-size="16pt" fo:letter-spacing="normal" fo:language="en" fo:country="none" fo:font-style="normal" style:text-underline-style="none" fo:font-weight="normal" style:font-name-asian="Montserrat" style:font-size-asian="16pt" style:font-style-asian="normal" style:font-weight-asian="normal" style:font-name-complex="Montserrat" style:font-size-complex="16pt" style:font-style-complex="normal" style:font-weight-complex="normal"/>
    </style:style>
    <style:style style:name="T55" style:family="text">
      <style:text-properties fo:font-variant="normal" fo:text-transform="none" fo:color="#1155cc" style:text-line-through-style="none" style:text-line-through-type="none" style:text-position="0% 100%" style:font-name="Courier New1" fo:font-size="16pt" fo:letter-spacing="normal" fo:language="en" fo:country="none"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6" style:family="text">
      <style:text-properties fo:font-variant="normal" fo:text-transform="none" fo:color="#000000" style:text-line-through-style="none" style:text-line-through-type="none" style:text-position="0% 100%" style:font-name="Montserrat" fo:font-size="16pt" fo:letter-spacing="normal" fo:language="en" fo:country="none" fo:font-style="italic" style:text-underline-style="none" fo:font-weight="normal" style:font-name-asian="Montserrat" style:font-size-asian="16pt" style:font-style-asian="italic" style:font-weight-asian="normal" style:font-name-complex="Montserrat" style:font-size-complex="16pt" style:font-style-complex="italic" style:font-weight-complex="normal"/>
    </style:style>
    <style:style style:name="T57" style:family="text">
      <style:text-properties fo:font-variant="normal" fo:text-transform="none" fo:color="#212529" style:text-line-through-style="none" style:text-line-through-type="none" style:text-position="0% 100%" style:font-name="Montserrat" fo:font-size="16pt" fo:letter-spacing="normal" fo:language="en" fo:country="none" fo:font-style="normal" style:text-underline-style="none" fo:font-weight="normal" fo:background-color="#ffffff" style:font-name-asian="Montserrat" style:font-size-asian="16pt" style:font-style-asian="normal" style:font-weight-asian="normal" style:font-name-complex="Montserrat" style:font-size-complex="16pt" style:font-style-complex="normal" style:font-weight-complex="normal"/>
    </style:style>
    <style:style style:name="T58" style:family="text">
      <style:text-properties fo:font-variant="normal" fo:text-transform="none" fo:color="#212529" style:text-line-through-style="none" style:text-line-through-type="none" style:text-position="0% 100%" style:font-name="Montserrat" fo:font-size="16pt" fo:letter-spacing="normal" fo:language="en" fo:country="none" fo:font-style="normal" style:text-underline-style="none" fo:font-weight="bold" fo:background-color="#ffffff" style:font-name-asian="Montserrat" style:font-size-asian="16pt" style:font-style-asian="normal" style:font-weight-asian="bold" style:font-name-complex="Montserrat" style:font-size-complex="16pt" style:font-style-complex="normal" style:font-weight-complex="bold"/>
    </style:style>
    <style:style style:name="T59" style:family="text">
      <style:text-properties fo:font-variant="normal" fo:text-transform="none" fo:color="#000000" style:text-line-through-style="none" style:text-line-through-type="none" style:text-position="0% 100%" style:font-name="Arial" fo:font-size="14pt" fo:letter-spacing="normal" fo:language="en" fo:country="none" fo:font-style="normal" style:text-underline-style="none" fo:font-weight="normal" fo:background-color="#ffffff" style:font-name-asian="Arial" style:font-size-asian="14pt" style:font-style-asian="normal" style:font-weight-asian="normal" style:font-name-complex="Arial" style:font-size-complex="14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Montserrat" fo:font-size="19pt" fo:letter-spacing="normal" fo:language="en" fo:country="none" fo:font-style="normal" style:text-underline-style="none" fo:font-weight="bold" style:font-name-asian="Montserrat" style:font-size-asian="19pt" style:font-style-asian="normal" style:font-weight-asian="bold" style:font-name-complex="Montserrat" style:font-size-complex="19pt" style:font-style-complex="normal" style:font-weight-complex="bold"/>
    </style:style>
    <style:style style:name="T61" style:family="text">
      <style:text-properties fo:font-variant="normal" fo:text-transform="none" fo:color="#212529" style:text-line-through-style="none" style:text-line-through-type="none" style:text-position="0% 100%" style:font-name="Courier New1" fo:font-size="16pt" fo:letter-spacing="normal" fo:language="en" fo:country="none" fo:font-style="normal" style:text-underline-style="none" fo:font-weight="bold" fo:background-color="#ffffff" style:font-name-asian="Courier New1" style:font-size-asian="16pt" style:font-style-asian="normal" style:font-weight-asian="bold" style:font-name-complex="Courier New1" style:font-size-complex="16pt" style:font-style-complex="normal" style:font-weight-complex="bold"/>
    </style:style>
    <style:style style:name="T62" style:family="text">
      <style:text-properties fo:font-variant="normal" fo:text-transform="none" fo:color="#000000" style:text-line-through-style="none" style:text-line-through-type="none" style:text-position="0% 100%" style:font-name="Courier New1" fo:font-size="13pt" fo:letter-spacing="normal" fo:language="en" fo:country="none" fo:font-style="normal" style:text-underline-style="none" fo:font-weight="bold" style:font-name-asian="Courier New1" style:font-size-asian="13pt" style:font-style-asian="normal" style:font-weight-asian="bold" style:font-name-complex="Courier New1" style:font-size-complex="13pt" style:font-style-complex="normal" style:font-weight-complex="bold"/>
    </style:style>
    <style:style style:name="T63" style:family="text">
      <style:text-properties fo:font-variant="normal" fo:text-transform="none" fo:color="#212529" style:text-line-through-style="none" style:text-line-through-type="none" style:text-position="0% 100%" style:font-name="Montserrat" fo:font-size="18pt" fo:letter-spacing="normal" fo:language="en" fo:country="none" fo:font-style="normal" style:text-underline-style="none" fo:font-weight="bold" fo:background-color="#ffffff" style:font-name-asian="Montserrat" style:font-size-asian="18pt" style:font-style-asian="normal" style:font-weight-asian="bold" style:font-name-complex="Montserrat" style:font-size-complex="18pt" style:font-style-complex="normal" style:font-weight-complex="bold"/>
    </style:style>
    <style:style style:name="T64" style:family="text">
      <style:text-properties fo:font-variant="normal" fo:text-transform="none" fo:color="#1155cc" style:text-line-through-style="none" style:text-line-through-type="none" style:text-position="0% 100%" style:font-name="Courier New1" fo:font-size="16pt" fo:letter-spacing="normal" fo:language="en" fo:country="none" fo:font-style="italic" style:text-underline-style="none" fo:font-weight="bold" style:font-name-asian="Courier New1" style:font-size-asian="16pt" style:font-style-asian="italic" style:font-weight-asian="bold" style:font-name-complex="Courier New1" style:font-size-complex="16pt" style:font-style-complex="italic" style:font-weight-complex="bold"/>
    </style:style>
    <style:style style:name="T65" style:family="text">
      <style:text-properties fo:font-variant="normal" fo:text-transform="none" fo:color="#1155cc" style:text-line-through-style="none" style:text-line-through-type="none" style:text-position="0% 100%" style:font-name="Courier New1" fo:font-size="16pt" fo:letter-spacing="normal" fo:language="en" fo:country="none" fo:font-style="italic" style:text-underline-style="none" fo:font-weight="bold" fo:background-color="#ffffff" style:font-name-asian="Courier New1" style:font-size-asian="16pt" style:font-style-asian="italic" style:font-weight-asian="bold" style:font-name-complex="Courier New1" style:font-size-complex="16pt" style:font-style-complex="italic" style:font-weight-complex="bold"/>
    </style:style>
    <style:style style:name="T66" style:family="text">
      <style:text-properties fo:font-variant="normal" fo:text-transform="none" fo:color="#1155cc" style:text-line-through-style="none" style:text-line-through-type="none" style:text-position="0% 100%" style:font-name="Courier New1" fo:font-size="16pt" fo:letter-spacing="normal" fo:language="en" fo:country="none" fo:font-style="normal" style:text-underline-style="none" fo:font-weight="bold" fo:background-color="#ffffff" style:font-name-asian="Courier New1" style:font-size-asian="16pt" style:font-style-asian="normal" style:font-weight-asian="bold" style:font-name-complex="Courier New1" style:font-size-complex="16pt" style:font-style-complex="normal" style:font-weight-complex="bold"/>
    </style:style>
    <style:style style:name="T67" style:family="text">
      <style:text-properties fo:font-variant="normal" fo:text-transform="none" fo:color="#0097a7" style:text-line-through-style="none" style:text-line-through-type="none" style:text-position="0% 100%" style:font-name="Montserrat" fo:font-size="16pt" fo:letter-spacing="normal" fo:language="en" fo:country="none" fo:font-style="normal" style:text-underline-style="solid" style:text-underline-width="auto" style:text-underline-color="font-color" fo:font-weight="bold" style:font-name-asian="Montserrat" style:font-size-asian="16pt" style:font-style-asian="normal" style:font-weight-asian="bold" style:font-name-complex="Montserrat" style:font-size-complex="16pt" style:font-style-complex="normal" style:font-weight-complex="bold"/>
    </style:style>
    <style:style style:name="T68" style:family="text">
      <style:text-properties fo:font-variant="normal" fo:text-transform="none" fo:color="#ffffff" style:text-line-through-style="none" style:text-line-through-type="none" style:text-position="0% 100%" style:font-name="Montserrat" fo:font-size="60pt" fo:letter-spacing="normal" fo:language="en" fo:country="none" fo:font-style="normal" style:text-underline-style="none" fo:font-weight="bold" style:font-name-asian="Montserrat" style:font-size-asian="60pt" style:font-style-asian="normal" style:font-weight-asian="bold" style:font-name-complex="Montserrat" style:font-size-complex="60pt" style:font-style-complex="normal" style:font-weight-complex="bold"/>
    </style:style>
    <style:style style:name="T69" style:family="text">
      <style:text-properties fo:font-variant="normal" fo:text-transform="none" fo:color="#ffffff" style:text-line-through-style="none" style:text-line-through-type="none" style:text-position="0% 100%" style:font-name="Montserrat" fo:font-size="10pt" fo:letter-spacing="normal" fo:font-style="normal" style:text-underline-style="none" fo:font-weight="bold" style:font-name-asian="Montserrat" style:font-size-asian="10pt" style:font-style-asian="normal" style:font-weight-asian="bold" style:font-name-complex="Montserrat" style:font-size-complex="10pt" style:font-style-complex="normal" style:font-weight-complex="bold"/>
    </style:style>
    <style:style style:name="T70"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54cm" text:min-label-width="0.916cm"/>
        <style:text-properties style:font-name="Montserrat"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54cm" text:min-label-width="0.916cm"/>
        <style:text-properties style:font-name="Montserra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54cm" text:min-label-width="0.916cm"/>
        <style:text-properties style:font-name="Montserrat" fo:color="#000000" fo:font-size="100%"/>
      </text:list-level-style-bullet>
      <text:list-level-style-bullet text:level="2" text:bullet-char="○">
        <style:list-level-properties text:space-before="1.73cm" text:min-label-width="0.81cm"/>
        <style:text-properties style:font-name="Montserrat" fo:color="#21252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style:font-name="Montserrat" fo:color="#000000" fo:font-size="100%"/>
      </text:list-level-style-bullet>
      <text:list-level-style-bullet text:level="2" text:bullet-char="○">
        <style:list-level-properties text:space-before="1.73cm" text:min-label-width="0.81cm"/>
        <style:text-properties style:font-name="Montserrat"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Montserrat" fo:color="#27323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style:font-name="Montserrat" fo:color="#273239"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96cm" text:min-label-width="0.874cm"/>
        <style:text-properties style:font-name="Montserrat"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96cm" text:min-label-width="0.874cm"/>
        <style:text-properties style:font-name="Montserrat" fo:color="#000000" fo:font-size="100%"/>
      </text:list-level-style-bullet>
      <text:list-level-style-bullet text:level="2" text:bullet-char="○">
        <style:list-level-properties text:space-before="1.666cm" text:min-label-width="0.874cm"/>
        <style:text-properties style:font-name="Montserrat"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1.624cm" text:min-label-width="0.916cm"/>
        <style:text-properties style:font-name="Montserrat"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01cm" text:min-label-width="0.969cm"/>
        <style:text-properties style:font-name="Montserra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style:font-name="Montserra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18cm" text:min-label-width="0.952cm"/>
        <style:text-properties style:font-name="Montserra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375cm" text:min-label-width="0.895cm"/>
        <style:text-properties style:font-name="Montserrat"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375cm" text:min-label-width="0.895cm"/>
        <style:text-properties style:font-name="Montserrat" fo:color="#000000" fo:font-size="100%"/>
      </text:list-level-style-bullet>
      <text:list-level-style-bullet text:level="2" text:bullet-char="○">
        <style:list-level-properties text:space-before="1.645cm" text:min-label-width="0.895cm"/>
        <style:text-properties style:font-name="Montserrat"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213cm" text:min-label-width="1.057cm"/>
        <style:text-properties style:font-name="Montserrat"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354cm" text:min-label-width="0.916cm"/>
        <style:text-properties style:font-name="Montserrat" fo:color="#2125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suffix="." style:num-format="1">
        <style:list-level-properties text:space-before="0.354cm" text:min-label-width="0.916cm"/>
        <style:text-properties fo:color="#1c458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09;p51" presentation:style-name="pr1" draw:text-style-name="P2" draw:layer="layout" svg:width="23.667cm" svg:height="4.157cm" svg:x="1.559cm" svg:y="4.265cm" presentation:class="title" presentation:user-transformed="true">
          <draw:text-box>
            <text:p text:style-name="P1"><text:span text:style-name="T1">Digital Career Institute</text:span><text:span text:style-name="T1"><text:line-break/></text:span><text:span text:style-name="T2"> <text:s text:c="30"/></text:span><text:span text:style-name="T2"><text:line-break/></text:span><text:span text:style-name="T2"><text:line-break/></text:span><text:span text:style-name="T2"/></text:p>
          </draw:text-box>
        </draw:frame>
        <draw:frame draw:name="Google Shape;210;p51" draw:style-name="gr1" draw:text-style-name="P3" draw:layer="layout" svg:width="12.339cm" svg:height="8.763cm" svg:x="6.53cm" svg:y="5.523cm">
          <draw:image xlink:href="Pictures/10000201000009C4000006F0FDAB35EDDDA53F60.png" xlink:type="simple" xlink:show="embed" xlink:actuate="onLoad" loext:mime-type="image/png">
            <text:p/>
          </draw:image>
        </draw:frame>
        <draw:frame draw:name="Google Shape;211;p51" draw:style-name="gr2" draw:text-style-name="P3" draw:layer="layout" svg:width="2.87cm" svg:height="1.333cm" svg:x="0.421cm" svg:y="12.496cm">
          <draw:image xlink:href="Pictures/100002010000095000000694DA56A178446AB440.png" xlink:type="simple" xlink:show="embed" xlink:actuate="onLoad" loext:mime-type="image/png">
            <text:p/>
          </draw:image>
        </draw:frame>
        <draw:custom-shape draw:name="Google Shape;212;p51" draw:style-name="gr3" draw:text-style-name="P5" draw:layer="layout" svg:width="17.635cm" svg:height="3.133cm" svg:x="5.875cm" svg:y="3.415cm">
          <text:p text:style-name="P4"><text:span text:style-name="T3">Python Course - Texts in Python</text:span><text:span text:style-name="T4"><text:line-break/></text:span><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6;gdf3607848d_2_45:notes" draw:style-name="gr4" draw:layer="layout" svg:width="16.932cm" svg:height="9.524cm" svg:x="1.059cm" svg:y="1.905cm" draw:page-number="1" presentation:class="page"/>
          <draw:frame draw:name="Google Shape;207;gdf3607848d_2_45:notes" presentation:style-name="pr2" draw:text-style-name="P6"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draw:frame draw:name="Google Shape;217;p52" presentation:style-name="pr3" draw:text-style-name="P9" draw:layer="layout" svg:width="14.627cm" svg:height="11.755cm" svg:x="9.907cm" svg:y="1.449cm" presentation:class="outline" presentation:user-transformed="true">
          <draw:text-box>
            <text:p text:style-name="P7"><text:span text:style-name="T5">The goal of this submodule is to help the learners work with texts in Python. By the end of this submodule, the learners should be able to understand:</text:span><text:span text:style-name="T6"><text:line-break/></text:span><text:span text:style-name="T6"/></text:p>
            <text:list text:style-name="L3">
              <text:list-item>
                <text:p text:style-name="P7"><text:span text:style-name="T7">Different types of texts used in Python.</text:span></text:p>
              </text:list-item>
              <text:list-item>
                <text:p text:style-name="P7"><text:span text:style-name="T7">The easy to handle and work with text including text concatenation and modification.</text:span></text:p>
              </text:list-item>
              <text:list-item>
                <text:p text:style-name="P7"><text:span text:style-name="T7">How to use the String method.</text:span></text:p>
              </text:list-item>
            </text:list>
            <text:list text:style-name="L4">
              <text:list-item>
                <text:p text:style-name="P7"><text:span text:style-name="T7">Learning the concepts of regular expressions and patterns in Python.</text:span></text:p>
              </text:list-item>
            </text:list>
            <text:p text:style-name="P8"><text:span text:style-name="T7"/></text:p>
          </draw:text-box>
        </draw:frame>
        <draw:custom-shape draw:name="Google Shape;218;p52" draw:style-name="gr5" draw:text-style-name="P10" draw:layer="layout" svg:width="9.356cm" svg:height="14.287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9;p52" draw:style-name="gr2" draw:text-style-name="P3" draw:layer="layout" svg:width="2.87cm" svg:height="1.333cm" svg:x="0.844cm" svg:y="12.496cm">
          <draw:image xlink:href="Pictures/100002010000095000000694DA56A178446AB440.png" xlink:type="simple" xlink:show="embed" xlink:actuate="onLoad" loext:mime-type="image/png">
            <text:p/>
          </draw:image>
        </draw:frame>
        <draw:custom-shape draw:name="Google Shape;220;p52" draw:style-name="gr3" draw:text-style-name="P5" draw:layer="layout" svg:width="8.292cm" svg:height="8.908cm" svg:x="0.844cm" svg:y="1.032cm">
          <text:p text:style-name="P11"><text:span text:style-name="T8">Goal of the Sub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4;gdf3607848d_2_53:notes" draw:style-name="gr4" draw:layer="layout" svg:width="16.932cm" svg:height="9.524cm" svg:x="1.059cm" svg:y="1.905cm" draw:page-number="2" presentation:class="page"/>
          <draw:frame draw:name="Google Shape;215;gdf3607848d_2_53:notes" presentation:style-name="pr4"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 presentation:presentation-page-layout-name="AL2T1">
        <draw:custom-shape draw:name="Google Shape;225;p53" draw:style-name="gr5" draw:text-style-name="P10" draw:layer="layout" svg:width="9.356cm" svg:height="14.287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6;p53" draw:style-name="gr2" draw:text-style-name="P3" draw:layer="layout" svg:width="2.87cm" svg:height="1.333cm" svg:x="0.844cm" svg:y="12.496cm">
          <draw:image xlink:href="Pictures/100002010000095000000694DA56A178446AB440.png" xlink:type="simple" xlink:show="embed" xlink:actuate="onLoad" loext:mime-type="image/png">
            <text:p/>
          </draw:image>
        </draw:frame>
        <draw:custom-shape draw:name="Google Shape;227;p53" draw:style-name="gr3" draw:text-style-name="P13" draw:layer="layout" svg:width="7.747cm" svg:height="8.908cm" svg:x="0.805cm" svg:y="2.095cm">
          <text:p text:style-name="P12"><text:span text:style-name="T8">Top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53" draw:style-name="gr6" draw:text-style-name="P5" draw:layer="layout" svg:width="15.301cm" svg:height="10.956cm" svg:x="9.731cm" svg:y="2.486cm">
          <text:list text:style-name="L5">
            <text:list-item>
              <text:p text:style-name="P14"><text:span text:style-name="T9">Introduction to Texts in Python</text:span></text:p>
            </text:list-item>
            <text:list-item>
              <text:p text:style-name="P14"><text:span text:style-name="T9">Difference between characters and strings</text:span></text:p>
            </text:list-item>
            <text:list-item>
              <text:p text:style-name="P14"><text:span text:style-name="T9">Working with Strings:</text:span></text:p>
            </text:list-item>
          </text:list>
          <text:list text:style-name="L6">
            <text:list-item>
              <text:list>
                <text:list-item>
                  <text:p text:style-name="P14"><text:span text:style-name="T10">Length and concat methods</text:span></text:p>
                </text:list-item>
                <text:list-item>
                  <text:p text:style-name="P14"><text:span text:style-name="T10">Concat</text:span></text:p>
                </text:list-item>
              </text:list>
            </text:list-item>
            <text:list-item>
              <text:p text:style-name="P14"><text:span text:style-name="T9">Modifying Strings:</text:span></text:p>
              <text:list>
                <text:list-item>
                  <text:p text:style-name="P14"><text:span text:style-name="T10">Using a variety of methods including the strip, upper, lower, split and other methods</text:span></text:p>
                </text:list-item>
              </text:list>
            </text:list-item>
            <text:list-item>
              <text:p text:style-name="P14"><text:span text:style-name="T9">Using the String methods:</text:span></text:p>
              <text:list>
                <text:list-item>
                  <text:p text:style-name="P14"><text:span text:style-name="T10">Using a variety of methods including find, replace, split and other methods</text:span></text:p>
                </text:list-item>
              </text:list>
            </text:list-item>
            <text:list-item>
              <text:p text:style-name="P14"><text:span text:style-name="T9">Using regular Expressions with Python</text:span></text:p>
            </text:list-item>
          </text:list>
          <text:list text:style-name="L7">
            <text:list-item>
              <text:list>
                <text:list-item>
                  <text:p text:style-name="P14"><text:span text:style-name="T11">Introduction to basic Python Regular Expressions to search and replace text</text:span></text:p>
                </text:list-item>
              </text:list>
            </text:list-item>
          </text:list>
          <text:p text:style-name="P15"><text:span text:style-name="T11"/></text:p>
          <text:p text:style-name="P11"><text:span text:style-name="T12"/></text:p>
          <text:p text:style-name="P1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2;gdf3607848d_2_67:notes" draw:style-name="gr4" draw:layer="layout" svg:width="16.932cm" svg:height="9.524cm" svg:x="1.059cm" svg:y="1.905cm" draw:page-number="3" presentation:class="page"/>
          <draw:frame draw:name="Google Shape;223;gdf3607848d_2_67:notes" presentation:style-name="pr5" draw:text-style-name="P6" draw:layer="layout" svg:width="15.239cm" svg:height="11.429cm" svg:x="1.905cm" svg:y="12.065cm" presentation:class="notes" presentation:placeholder="true" presentation:user-transformed="true">
            <draw:text-box/>
          </draw:frame>
        </presentation:notes>
      </draw:page>
      <draw:page draw:name="Glossary" draw:style-name="dp3" draw:master-page-name="simple-light-2" presentation:presentation-page-layout-name="AL2T1">
        <draw:frame draw:name="Google Shape;233;p54" presentation:style-name="pr6" draw:text-style-name="P18" draw:layer="layout" svg:width="25.399cm" svg:height="2.826cm" svg:x="0cm" svg:y="0cm" presentation:class="title" presentation:user-transformed="true">
          <draw:text-box>
            <text:p text:style-name="P17"><text:span text:style-name="T13">Glossary</text:span></text:p>
          </draw:text-box>
        </draw:frame>
        <draw:frame draw:name="Google Shape;234;p54" draw:style-name="gr2" draw:text-style-name="P3" draw:layer="layout" svg:width="2.87cm" svg:height="1.333cm" svg:x="21.594cm" svg:y="0.746cm">
          <draw:image xlink:href="Pictures/100002010000095000000694DA56A178446AB440.png" xlink:type="simple" xlink:show="embed" xlink:actuate="onLoad" loext:mime-type="image/png">
            <text:p/>
          </draw:image>
        </draw:frame>
        <draw:frame draw:name="Google Shape;235;p54" draw:style-name="standard" draw:layer="layout" svg:width="23.187cm" svg:height="6.423cm" svg:x="1.105cm" svg:y="3.51cm">
          <table:table>
            <table:table-column table:style-name="co1"/>
            <table:table-column table:style-name="co2"/>
            <table:table-row table:style-name="ro1" table:default-cell-style-name="ce1">
              <table:table-cell>
                <text:p text:style-name="P1"><text:span text:style-name="T14">Term</text:span></text:p>
              </table:table-cell>
              <table:table-cell>
                <text:p text:style-name="P1"><text:span text:style-name="T14">Definition</text:span></text:p>
              </table:table-cell>
            </table:table-row>
            <table:table-row table:style-name="ro2" table:default-cell-style-name="ce2">
              <table:table-cell>
                <text:p text:style-name="P17"><text:span text:style-name="T15">Char </text:span></text:p>
              </table:table-cell>
              <table:table-cell>
                <text:p text:style-name="P19"><text:span text:style-name="T15">A char is a single character, that is a letter, a digit, a punctuation mark, a tab, a space or something similar. </text:span></text:p>
              </table:table-cell>
            </table:table-row>
            <table:table-row table:style-name="ro2" table:default-cell-style-name="ce2">
              <table:table-cell>
                <text:p text:style-name="P17"><text:span text:style-name="T15">String</text:span></text:p>
              </table:table-cell>
              <table:table-cell>
                <text:p text:style-name="P19"><text:span text:style-name="T15">String is a sequence of characters, for e.g. “Hello” is a string of 5 characters.</text:span></text:p>
              </table:table-cell>
            </table:table-row>
            <table:table-row table:style-name="ro3" table:default-cell-style-name="ce2">
              <table:table-cell>
                <text:p text:style-name="P17"><text:span text:style-name="T15">Built-in method</text:span></text:p>
              </table:table-cell>
              <table:table-cell>
                <text:p text:style-name="P19"><text:span text:style-name="T15">A ready made functions to be used <text:s/>in Python</text:span></text:p>
              </table:table-cell>
            </table:table-row>
          </table:table>
          <draw:image xlink:href="Pictures/TablePreview1.svm" xlink:type="simple" xlink:show="embed" xlink:actuate="onLoad"/>
        </draw:frame>
        <presentation:notes draw:style-name="dp2">
          <draw:page-thumbnail draw:name="Google Shape;230;gdf3607848d_2_74:notes" draw:style-name="gr4" draw:layer="layout" svg:width="16.932cm" svg:height="9.524cm" svg:x="1.059cm" svg:y="1.905cm" draw:page-number="4" presentation:class="page"/>
          <draw:frame draw:name="Google Shape;231;gdf3607848d_2_74:notes" presentation:style-name="pr7"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simple-light-2" presentation:presentation-page-layout-name="AL2T1">
        <draw:frame draw:name="Google Shape;240;p55" presentation:style-name="pr8" draw:text-style-name="P20" draw:layer="layout" svg:width="23.667cm" svg:height="3.503cm" svg:x="0.866cm" svg:y="4.886cm" presentation:class="outline" presentation:user-transformed="true">
          <draw:text-box>
            <text:p text:style-name="P1"><text:span text:style-name="T16">Introduction to Python Strings</text:span></text:p>
          </draw:text-box>
        </draw:frame>
        <draw:frame draw:name="Google Shape;241;p55" draw:style-name="gr2" draw:text-style-name="P3" draw:layer="layout" svg:width="2.87cm" svg:height="1.333cm" svg:x="0.844cm" svg:y="12.496cm">
          <draw:image xlink:href="Pictures/100002010000095000000694DA56A178446AB440.png" xlink:type="simple" xlink:show="embed" xlink:actuate="onLoad" loext:mime-type="image/png">
            <text:p/>
          </draw:image>
        </draw:frame>
        <presentation:notes draw:style-name="dp2">
          <draw:page-thumbnail draw:name="Google Shape;237;gdf3607848d_2_80:notes" draw:style-name="gr4" draw:layer="layout" svg:width="16.932cm" svg:height="9.524cm" svg:x="1.059cm" svg:y="1.905cm" draw:page-number="5" presentation:class="page"/>
          <draw:frame draw:name="Google Shape;238;gdf3607848d_2_80:notes" presentation:style-name="pr9" draw:text-style-name="P6" draw:layer="layout" svg:width="15.239cm" svg:height="11.429cm" svg:x="1.905cm" svg:y="12.065cm" presentation:class="notes" presentation:placeholder="true" presentation:user-transformed="true">
            <draw:text-box/>
          </draw:frame>
        </presentation:notes>
      </draw:page>
      <draw:page draw:name="Introduction to Strings" draw:style-name="dp3" draw:master-page-name="simple-light-2" presentation:presentation-page-layout-name="AL2T1">
        <draw:frame draw:name="Google Shape;246;p56" presentation:style-name="pr6" draw:text-style-name="P18" draw:layer="layout" svg:width="25.399cm" svg:height="2.826cm" svg:x="0cm" svg:y="0cm" presentation:class="title" presentation:user-transformed="true">
          <draw:text-box>
            <text:p text:style-name="P17"><text:span text:style-name="T13">Introduction to Strings</text:span></text:p>
          </draw:text-box>
        </draw:frame>
        <draw:frame draw:name="Google Shape;247;p56" draw:style-name="gr2"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248;p56" draw:style-name="gr6" draw:text-style-name="P5" draw:layer="layout" svg:width="23.206cm" svg:height="7.713cm" svg:x="0.921cm" svg:y="4.969cm">
          <text:list text:style-name="L8">
            <text:list-item>
              <text:p text:style-name="P21"><text:span text:style-name="T17">It is a collection of characters stored in an array format</text:span></text:p>
            </text:list-item>
          </text:list>
          <text:list text:style-name="L9">
            <text:list-item>
              <text:p text:style-name="P21"><text:span text:style-name="T17">We use double quotes to create a </text:span><text:span text:style-name="T18">String</text:span></text:p>
            </text:list-item>
          </text:list>
          <text:list text:style-name="L10">
            <text:list-item>
              <text:list>
                <text:list-item>
                  <text:p text:style-name="P22"><text:span text:style-name="T19">If we want to span a String in multiple lines we can use the triple quote, this is ideal for long text. </text:span></text:p>
                </text:list-item>
                <text:list-item>
                  <text:p text:style-name="P22"><text:span text:style-name="T19">Special characters like Tabs or Newlines can also be used within the triple quotes.</text:span><text:span text:style-name="T19"><text:line-break/></text:span><text:span text:style-name="T19"/></text:p>
                </text:list-item>
              </text:list>
            </text:list-item>
            <text:list-item>
              <text:p text:style-name="P21"><text:span text:style-name="T17">We can use the backslash character (\) to escape quotes in </text:span><text:span text:style-name="T18">Strings</text:span></text:p>
            </text:list-item>
            <text:list-item>
              <text:p text:style-name="P21"><text:span text:style-name="T18">Strings</text:span><text:span text:style-name="T17"> are arrays of characters, thus we can slice them using the brackets and the character index loc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56" draw:style-name="gr6" draw:text-style-name="P5" draw:layer="layout" svg:width="23.206cm" svg:height="2.061cm" svg:x="1.258cm" svg:y="3.213cm">
          <text:p text:style-name="P23"><text:span text:style-name="T20">A </text:span><text:span text:style-name="T21">String</text:span><text:span text:style-name="T20"> is a Python data type to store textual data. </text:span><text:span text:style-name="T21">String </text:span><text:span text:style-name="T20">characteristics incl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3;gdf3607848d_2_85:notes" draw:style-name="gr4" draw:layer="layout" svg:width="16.932cm" svg:height="9.524cm" svg:x="1.059cm" svg:y="1.905cm" draw:page-number="6" presentation:class="page"/>
          <draw:frame draw:name="Google Shape;244;gdf3607848d_2_85:notes" presentation:style-name="pr10"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simple-light-2" presentation:presentation-page-layout-name="AL2T1">
        <draw:frame draw:name="Google Shape;254;p57" presentation:style-name="pr8" draw:text-style-name="P20" draw:layer="layout" svg:width="23.667cm" svg:height="5.412cm" svg:x="0.866cm" svg:y="4.886cm" presentation:class="outline" presentation:user-transformed="true">
          <draw:text-box>
            <text:p text:style-name="P1"><text:span text:style-name="T16">Difference between characters and Strings</text:span></text:p>
          </draw:text-box>
        </draw:frame>
        <draw:frame draw:name="Google Shape;255;p57" draw:style-name="gr7" draw:text-style-name="P3" draw:layer="layout" svg:width="2.87cm" svg:height="1.333cm" svg:x="0.844cm" svg:y="12.496cm">
          <draw:image xlink:href="Pictures/100002010000095000000694DA56A178446AB440.png" xlink:type="simple" xlink:show="embed" xlink:actuate="onLoad" loext:mime-type="image/png">
            <text:p/>
          </draw:image>
        </draw:frame>
        <presentation:notes draw:style-name="dp2">
          <draw:page-thumbnail draw:name="Google Shape;251;gdf3607848d_2_91:notes" draw:style-name="gr4" draw:layer="layout" svg:width="16.932cm" svg:height="9.524cm" svg:x="1.059cm" svg:y="1.905cm" draw:page-number="7" presentation:class="page"/>
          <draw:frame draw:name="Google Shape;252;gdf3607848d_2_91:notes" presentation:style-name="pr11" draw:text-style-name="P6" draw:layer="layout" svg:width="15.239cm" svg:height="11.429cm" svg:x="1.905cm" svg:y="12.065cm" presentation:class="notes" presentation:placeholder="true" presentation:user-transformed="true">
            <draw:text-box/>
          </draw:frame>
        </presentation:notes>
      </draw:page>
      <draw:page draw:name="Difference Between Characters and Strings" draw:style-name="dp3" draw:master-page-name="simple-light-2" presentation:presentation-page-layout-name="AL2T1">
        <draw:frame draw:name="Google Shape;260;p58" presentation:style-name="pr6" draw:text-style-name="P18" draw:layer="layout" svg:width="25.399cm" svg:height="2.826cm" svg:x="0cm" svg:y="0cm" presentation:class="title" presentation:user-transformed="true">
          <draw:text-box>
            <text:p text:style-name="P17"><text:span text:style-name="T13">Difference Between Characters and Strings</text:span></text:p>
          </draw:text-box>
        </draw:frame>
        <draw:frame draw:name="Google Shape;261;p58" draw:style-name="gr7" draw:text-style-name="P3" draw:layer="layout" svg:width="2.87cm" svg:height="1.333cm" svg:x="21.594cm" svg:y="0.746cm">
          <draw:image xlink:href="Pictures/100002010000095000000694DA56A178446AB440.png" xlink:type="simple" xlink:show="embed" xlink:actuate="onLoad" loext:mime-type="image/png">
            <text:p/>
          </draw:image>
        </draw:frame>
        <draw:frame draw:name="Google Shape;262;p58" draw:style-name="standard" draw:layer="layout" svg:width="23.213cm" svg:height="10.02cm" svg:x="1.25cm" svg:y="3.286cm">
          <table:table>
            <table:table-column table:style-name="co3"/>
            <table:table-column table:style-name="co3"/>
            <table:table-row table:style-name="ro4">
              <table:table-cell table:style-name="ce3">
                <text:p text:style-name="P1"><text:span text:style-name="T14">Character</text:span></text:p>
              </table:table-cell>
              <table:table-cell table:style-name="ce1">
                <text:p text:style-name="P1"><text:span text:style-name="T14">String</text:span></text:p>
              </table:table-cell>
            </table:table-row>
            <table:table-row table:style-name="ro5">
              <table:table-cell table:style-name="ce4">
                <text:p text:style-name="P17"><text:span text:style-name="T22">A </text:span><text:span text:style-name="T9">character </text:span><text:span text:style-name="T22">is a single letter, number, punctuation mark or symbol. </text:span></text:p>
              </table:table-cell>
              <table:table-cell table:style-name="ce2">
                <text:p text:style-name="P17"><text:span text:style-name="T22">A </text:span><text:span text:style-name="T9">string </text:span><text:span text:style-name="T22">is a one-dimensional array of characters terminated by a null character. </text:span></text:p>
              </table:table-cell>
            </table:table-row>
            <table:table-row table:style-name="ro6">
              <table:table-cell table:style-name="ce5">
                <text:p text:style-name="P17"><text:span text:style-name="T22">Character is an element.</text:span></text:p>
                <text:p text:style-name="P17"><text:span text:style-name="T22"/></text:p>
              </table:table-cell>
              <table:table-cell table:style-name="ce6">
                <text:p text:style-name="P17"><text:span text:style-name="T22">A string is a set of characters.</text:span></text:p>
              </table:table-cell>
            </table:table-row>
            <table:table-row table:style-name="ro6">
              <table:table-cell table:style-name="ce7">
                <text:p text:style-name="P17"><text:span text:style-name="T22">Single or double quotes are used to represent a character. </text:span></text:p>
              </table:table-cell>
              <table:table-cell table:style-name="ce2">
                <text:p text:style-name="P17"><text:span text:style-name="T22">Single or double quotes are used to represent a string.</text:span></text:p>
              </table:table-cell>
            </table:table-row>
            <table:table-row table:style-name="ro7" table:default-cell-style-name="ce2">
              <table:table-cell>
                <text:p text:style-name="P17"><text:span text:style-name="T22">Character refers to a single letter, number, space.</text:span></text:p>
              </table:table-cell>
              <table:table-cell>
                <text:p text:style-name="P17"><text:span text:style-name="T22">String refers to a set of characters.</text:span></text:p>
              </table:table-cell>
            </table:table-row>
          </table:table>
          <draw:image xlink:href="Pictures/TablePreview2.svm" xlink:type="simple" xlink:show="embed" xlink:actuate="onLoad"/>
        </draw:frame>
        <presentation:notes draw:style-name="dp2">
          <draw:page-thumbnail draw:name="Google Shape;257;gdf3607848d_2_96:notes" draw:style-name="gr4" draw:layer="layout" svg:width="16.932cm" svg:height="9.524cm" svg:x="1.059cm" svg:y="1.905cm" draw:page-number="8" presentation:class="page"/>
          <draw:frame draw:name="Google Shape;258;gdf3607848d_2_96:notes" presentation:style-name="pr12"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simple-light-2" presentation:presentation-page-layout-name="AL2T1">
        <draw:frame draw:name="Google Shape;267;p59" presentation:style-name="pr8" draw:text-style-name="P20" draw:layer="layout" svg:width="23.667cm" svg:height="3.503cm" svg:x="0.866cm" svg:y="4.886cm" presentation:class="outline" presentation:user-transformed="true">
          <draw:text-box>
            <text:p text:style-name="P1"><text:span text:style-name="T16">How to create a String?</text:span></text:p>
          </draw:text-box>
        </draw:frame>
        <draw:frame draw:name="Google Shape;268;p59" draw:style-name="gr7" draw:text-style-name="P3" draw:layer="layout" svg:width="2.87cm" svg:height="1.333cm" svg:x="0.844cm" svg:y="12.496cm">
          <draw:image xlink:href="Pictures/100002010000095000000694DA56A178446AB440.png" xlink:type="simple" xlink:show="embed" xlink:actuate="onLoad" loext:mime-type="image/png">
            <text:p/>
          </draw:image>
        </draw:frame>
        <presentation:notes draw:style-name="dp2">
          <draw:page-thumbnail draw:name="Google Shape;264;gdf3607848d_2_102:notes" draw:style-name="gr4" draw:layer="layout" svg:width="16.932cm" svg:height="9.524cm" svg:x="1.059cm" svg:y="1.905cm" draw:page-number="9" presentation:class="page"/>
          <draw:frame draw:name="Google Shape;265;gdf3607848d_2_102:notes" presentation:style-name="pr13" draw:text-style-name="P6" draw:layer="layout" svg:width="15.239cm" svg:height="11.429cm" svg:x="1.905cm" svg:y="12.065cm" presentation:class="notes" presentation:placeholder="true" presentation:user-transformed="true">
            <draw:text-box/>
          </draw:frame>
        </presentation:notes>
      </draw:page>
      <draw:page draw:name="String characteristics" draw:style-name="dp3" draw:master-page-name="simple-light-2" presentation:presentation-page-layout-name="AL2T1">
        <draw:frame draw:name="Google Shape;273;p60" presentation:style-name="pr6" draw:text-style-name="P18" draw:layer="layout" svg:width="25.399cm" svg:height="2.826cm" svg:x="0cm" svg:y="0cm" presentation:class="title" presentation:user-transformed="true">
          <draw:text-box>
            <text:p text:style-name="P17"><text:span text:style-name="T13">String characteristics</text:span></text:p>
          </draw:text-box>
        </draw:frame>
        <draw:frame draw:name="Google Shape;274;p60" draw:style-name="gr2"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275;p60" draw:style-name="gr8" draw:text-style-name="P25" draw:layer="layout" svg:width="23.195cm" svg:height="2.051cm" svg:x="1.261cm" svg:y="3.941cm">
          <text:p text:style-name="P24"><text:span text:style-name="T23">A string is a series of characters. </text:span><text:span text:style-name="T23"><text:line-break/></text:span><text:span text:style-name="T23">To create a String we will need to use single or double quotes</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custom-shape draw:name="Google Shape;276;p60" draw:style-name="gr9" draw:text-style-name="P26" draw:layer="layout" svg:width="23.195cm" svg:height="2.826cm" svg:x="1.261cm" svg:y="6.665cm">
          <text:p text:style-name="P24"><text:span text:style-name="T23">Strings are immutable data, this means that once created we cannot change it, </text:span></text:p>
          <text:p text:style-name="P24"><text:span text:style-name="T23">but we can reinitialize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60" draw:style-name="gr10" draw:text-style-name="P27" draw:layer="layout" svg:width="23.202cm" svg:height="2.199cm" svg:x="1.261cm" svg:y="10.272cm">
          <text:p text:style-name="P24"><text:span text:style-name="T23">When a string reference is reinitialized with a new value, it is creating a new object rather than overwriting the previous value.</text:span></text:p>
          <draw:enhanced-geometry draw:mirror-horizontal="false" draw:mirror-vertical="false" svg:viewBox="0 0 0 0" draw:text-areas="?f11 ?f9 ?f12 ?f13" draw:type="ooxml-round2SameRect" draw:modifiers="0 12724"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presentation:notes draw:style-name="dp2">
          <draw:page-thumbnail draw:name="Google Shape;270;gdf3607848d_2_107:notes" draw:style-name="gr4" draw:layer="layout" svg:width="16.932cm" svg:height="9.524cm" svg:x="1.059cm" svg:y="1.905cm" draw:page-number="10" presentation:class="page"/>
          <draw:frame draw:name="Google Shape;271;gdf3607848d_2_107:notes" presentation:style-name="pr14" draw:text-style-name="P6" draw:layer="layout" svg:width="15.239cm" svg:height="11.429cm" svg:x="1.905cm" svg:y="12.065cm" presentation:class="notes" presentation:placeholder="true" presentation:user-transformed="true">
            <draw:text-box/>
          </draw:frame>
        </presentation:notes>
      </draw:page>
      <draw:page draw:name="Python String Methods" draw:style-name="dp3" draw:master-page-name="simple-light-2" presentation:presentation-page-layout-name="AL2T1">
        <draw:frame draw:name="Google Shape;282;p61" presentation:style-name="pr6" draw:text-style-name="P18" draw:layer="layout" svg:width="25.399cm" svg:height="2.826cm" svg:x="0cm" svg:y="0cm" presentation:class="title" presentation:user-transformed="true">
          <draw:text-box>
            <text:p text:style-name="P17"><text:span text:style-name="T13">Python String Methods</text:span></text:p>
          </draw:text-box>
        </draw:frame>
        <draw:frame draw:name="Google Shape;283;p61"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284;p61" draw:style-name="gr12" draw:text-style-name="P28" draw:layer="layout" svg:width="25.399cm" svg:height="1.111cm" svg:x="0cm" svg:y="2.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5;p61" draw:style-name="standard" draw:layer="layout" svg:width="23.187cm" svg:height="8.495cm" svg:x="1.276cm" svg:y="3.163cm">
          <table:table>
            <table:table-column table:style-name="co4"/>
            <table:table-column table:style-name="co5"/>
            <table:table-row table:style-name="ro8">
              <table:table-cell table:style-name="ce3">
                <text:p text:style-name="P1"><text:span text:style-name="T14">Method</text:span></text:p>
              </table:table-cell>
              <table:table-cell table:style-name="ce1">
                <text:p text:style-name="P1"><text:span text:style-name="T14">Description</text:span></text:p>
              </table:table-cell>
            </table:table-row>
            <table:table-row table:style-name="ro9">
              <table:table-cell table:style-name="ce5">
                <text:p text:style-name="P17"><text:span text:style-name="T24">string.</text:span><text:span text:style-name="T25">capitalize()</text:span></text:p>
                <text:p text:style-name="P17"><text:span text:style-name="T25"/></text:p>
              </table:table-cell>
              <table:table-cell table:style-name="ce6">
                <text:p text:style-name="P19"><text:span text:style-name="T22">This method</text:span><text:span text:style-name="T26"> </text:span><text:span text:style-name="T27">is used to </text:span><text:span text:style-name="T28">capitalize </text:span><text:span text:style-name="T27">a text (convert the first character to uppercase)</text:span></text:p>
              </table:table-cell>
            </table:table-row>
            <table:table-row table:style-name="ro10">
              <table:table-cell table:style-name="ce4">
                <text:p text:style-name="P17"><text:span text:style-name="T24">string.</text:span><text:span text:style-name="T25">upper()</text:span></text:p>
              </table:table-cell>
              <table:table-cell table:style-name="ce2">
                <text:p text:style-name="P19"><text:span text:style-name="T22">This method</text:span><text:span text:style-name="T26"> </text:span><text:span text:style-name="T27">is used to transform a text into an </text:span><text:span text:style-name="T28">upper </text:span><text:span text:style-name="T27">(uppercase) text</text:span></text:p>
              </table:table-cell>
            </table:table-row>
            <table:table-row table:style-name="ro11">
              <table:table-cell table:style-name="ce5">
                <text:p text:style-name="P17"><text:span text:style-name="T24">string.</text:span><text:span text:style-name="T25">lower()</text:span></text:p>
              </table:table-cell>
              <table:table-cell table:style-name="ce6">
                <text:p text:style-name="P19"><text:span text:style-name="T22">This method</text:span><text:span text:style-name="T26"> </text:span><text:span text:style-name="T27">is used to transform a text into a </text:span><text:span text:style-name="T28">lower </text:span><text:span text:style-name="T27">(lowercase) text</text:span></text:p>
              </table:table-cell>
            </table:table-row>
          </table:table>
          <draw:image xlink:href="Pictures/TablePreview3.svm" xlink:type="simple" xlink:show="embed" xlink:actuate="onLoad"/>
        </draw:frame>
        <draw:custom-shape draw:name="Google Shape;286;p61" draw:style-name="gr6" draw:text-style-name="P5" draw:layer="layout" svg:width="23.188cm" svg:height="1.101cm" svg:x="1.275cm" svg:y="12.324cm">
          <text:p text:style-name="P16"><text:span text:style-name="T15">⇰ </text:span><text:span text:style-name="T15">The methods do not accept any arguments, but they can be used using the dot op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9;gdfa594f86d_0_218:notes" draw:style-name="gr4" draw:layer="layout" svg:width="16.932cm" svg:height="9.524cm" svg:x="1.059cm" svg:y="1.905cm" draw:page-number="11" presentation:class="page"/>
          <draw:frame draw:name="Google Shape;280;gdfa594f86d_0_218:notes" presentation:style-name="pr15" draw:text-style-name="P6" draw:layer="layout" svg:width="15.239cm" svg:height="11.429cm" svg:x="1.905cm" svg:y="12.065cm" presentation:class="notes" presentation:placeholder="true" presentation:user-transformed="true">
            <draw:text-box/>
          </draw:frame>
        </presentation:notes>
      </draw:page>
      <draw:page draw:name="Python String Methods" draw:style-name="dp3" draw:master-page-name="simple-light-2" presentation:presentation-page-layout-name="AL2T1">
        <draw:frame draw:name="Google Shape;291;p62" presentation:style-name="pr6" draw:text-style-name="P18" draw:layer="layout" svg:width="25.399cm" svg:height="2.826cm" svg:x="0cm" svg:y="0cm" presentation:class="title" presentation:user-transformed="true">
          <draw:text-box>
            <text:p text:style-name="P17"><text:span text:style-name="T13">Python String Methods</text:span></text:p>
          </draw:text-box>
        </draw:frame>
        <draw:frame draw:name="Google Shape;292;p62"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293;p62" draw:style-name="gr12" draw:text-style-name="P28" draw:layer="layout" svg:width="25.399cm" svg:height="1.111cm" svg:x="0cm" svg:y="2.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4;p62" draw:style-name="standard" draw:layer="layout" svg:width="23.187cm" svg:height="8.495cm" svg:x="1.276cm" svg:y="3.163cm">
          <table:table>
            <table:table-column table:style-name="co4"/>
            <table:table-column table:style-name="co5"/>
            <table:table-row table:style-name="ro12">
              <table:table-cell table:style-name="ce3">
                <text:p text:style-name="P1"><text:span text:style-name="T14">Method</text:span></text:p>
              </table:table-cell>
              <table:table-cell table:style-name="ce1">
                <text:p text:style-name="P1"><text:span text:style-name="T14">Description</text:span></text:p>
              </table:table-cell>
            </table:table-row>
            <table:table-row table:style-name="ro13">
              <table:table-cell table:style-name="ce5">
                <text:p text:style-name="P17"><text:span text:style-name="T24">string.</text:span><text:span text:style-name="T25">isalpha()</text:span></text:p>
                <text:p text:style-name="P17"><text:span text:style-name="T25"/></text:p>
              </table:table-cell>
              <table:table-cell table:style-name="ce6">
                <text:p text:style-name="P19"><text:span text:style-name="T22">This method</text:span><text:span text:style-name="T26"> </text:span><text:span text:style-name="T27">is used to check if all the characters in the text are letters</text:span></text:p>
              </table:table-cell>
            </table:table-row>
            <table:table-row table:style-name="ro14">
              <table:table-cell table:style-name="ce4">
                <text:p text:style-name="P17"><text:span text:style-name="T24">string.</text:span><text:span text:style-name="T25">isdecimal()</text:span></text:p>
              </table:table-cell>
              <table:table-cell table:style-name="ce2">
                <text:p text:style-name="P19"><text:span text:style-name="T22">This method</text:span><text:span text:style-name="T26"> </text:span><text:span text:style-name="T27">is used to check if all the characters in the text are decimals</text:span></text:p>
              </table:table-cell>
            </table:table-row>
            <table:table-row table:style-name="ro15">
              <table:table-cell table:style-name="ce5">
                <text:p text:style-name="P17"><text:span text:style-name="T24">string.</text:span><text:span text:style-name="T25">isnumeric()</text:span></text:p>
              </table:table-cell>
              <table:table-cell table:style-name="ce6">
                <text:p text:style-name="P19"><text:span text:style-name="T22">This method</text:span><text:span text:style-name="T26"> </text:span><text:span text:style-name="T27">is used to check if all the characters in the text are numbers</text:span></text:p>
              </table:table-cell>
            </table:table-row>
          </table:table>
          <draw:image xlink:href="Pictures/TablePreview4.svm" xlink:type="simple" xlink:show="embed" xlink:actuate="onLoad"/>
        </draw:frame>
        <draw:custom-shape draw:name="Google Shape;295;p62" draw:style-name="gr6" draw:text-style-name="P5" draw:layer="layout" svg:width="23.188cm" svg:height="1.101cm" svg:x="1.275cm" svg:y="12.324cm">
          <text:p text:style-name="P16"><text:span text:style-name="T15">⇰ </text:span><text:span text:style-name="T15">The methods do not accept any arguments, but they can be used using the dot op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8;gdfa594f86d_0_9:notes" draw:style-name="gr4" draw:layer="layout" svg:width="16.932cm" svg:height="9.524cm" svg:x="1.059cm" svg:y="1.905cm" draw:page-number="12" presentation:class="page"/>
          <draw:frame draw:name="Google Shape;289;gdfa594f86d_0_9:notes" presentation:style-name="pr16" draw:text-style-name="P6" draw:layer="layout" svg:width="15.239cm" svg:height="11.429cm" svg:x="1.905cm" svg:y="12.065cm" presentation:class="notes" presentation:placeholder="true" presentation:user-transformed="true">
            <draw:text-box/>
          </draw:frame>
        </presentation:notes>
      </draw:page>
      <draw:page draw:name="Python String Methods" draw:style-name="dp3" draw:master-page-name="simple-light-2" presentation:presentation-page-layout-name="AL2T1">
        <draw:frame draw:name="Google Shape;300;p63" presentation:style-name="pr6" draw:text-style-name="P18" draw:layer="layout" svg:width="25.399cm" svg:height="2.826cm" svg:x="0cm" svg:y="0cm" presentation:class="title" presentation:user-transformed="true">
          <draw:text-box>
            <text:p text:style-name="P17"><text:span text:style-name="T13">Python String Methods</text:span></text:p>
          </draw:text-box>
        </draw:frame>
        <draw:frame draw:name="Google Shape;301;p63"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302;p63" draw:style-name="gr12" draw:text-style-name="P28" draw:layer="layout" svg:width="25.399cm" svg:height="1.111cm" svg:x="0cm" svg:y="2.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3;p63" draw:style-name="standard" draw:layer="layout" svg:width="23.187cm" svg:height="10.115cm" svg:x="1.276cm" svg:y="3.163cm">
          <table:table>
            <table:table-column table:style-name="co4"/>
            <table:table-column table:style-name="co5"/>
            <table:table-row table:style-name="ro1">
              <table:table-cell table:style-name="ce3">
                <text:p text:style-name="P1"><text:span text:style-name="T14">Method</text:span></text:p>
              </table:table-cell>
              <table:table-cell table:style-name="ce1">
                <text:p text:style-name="P1"><text:span text:style-name="T14">Description</text:span></text:p>
              </table:table-cell>
            </table:table-row>
            <table:table-row table:style-name="ro16">
              <table:table-cell table:style-name="ce5">
                <text:p text:style-name="P17"><text:span text:style-name="T24">string.</text:span><text:span text:style-name="T25">find(</text:span><text:span text:style-name="T24">value,start,end</text:span><text:span text:style-name="T25">)</text:span></text:p>
                <text:p text:style-name="P17"><text:span text:style-name="T25"/></text:p>
              </table:table-cell>
              <table:table-cell table:style-name="ce6">
                <text:p text:style-name="P19"><text:span text:style-name="T22">This method</text:span><text:span text:style-name="T26"> </text:span><text:span text:style-name="T27">is used to find a text inside the String. This is ideal when we have a phrase. The </text:span><text:span text:style-name="T29">value </text:span><text:span text:style-name="T27">is required, while the </text:span><text:span text:style-name="T29">start</text:span><text:span text:style-name="T27">/</text:span><text:span text:style-name="T29">end</text:span><text:span text:style-name="T27"> are optional and denote the index of the String positions.</text:span></text:p>
              </table:table-cell>
            </table:table-row>
            <table:table-row table:style-name="ro17">
              <table:table-cell table:style-name="ce4">
                <text:p text:style-name="P17"><text:span text:style-name="T24">string.</text:span><text:span text:style-name="T25">index(</text:span><text:span text:style-name="T24">value,start,end</text:span><text:span text:style-name="T25">)</text:span></text:p>
              </table:table-cell>
              <table:table-cell table:style-name="ce2">
                <text:p text:style-name="P19"><text:span text:style-name="T22">This method</text:span><text:span text:style-name="T26"> </text:span><text:span text:style-name="T27">is used to finds the first occurrence of the specified value and return its index. <text:s/>This works similar to find, but it returns an exception if the value is not found, so we need to handle it with a catch statement. </text:span></text:p>
              </table:table-cell>
            </table:table-row>
          </table:table>
          <draw:image xlink:href="Pictures/TablePreview5.svm" xlink:type="simple" xlink:show="embed" xlink:actuate="onLoad"/>
        </draw:frame>
        <presentation:notes draw:style-name="dp2">
          <draw:page-thumbnail draw:name="Google Shape;297;gdfa594f86d_0_17:notes" draw:style-name="gr4" draw:layer="layout" svg:width="16.932cm" svg:height="9.524cm" svg:x="1.059cm" svg:y="1.905cm" draw:page-number="13" presentation:class="page"/>
          <draw:frame draw:name="Google Shape;298;gdfa594f86d_0_17:notes" presentation:style-name="pr17" draw:text-style-name="P6" draw:layer="layout" svg:width="15.239cm" svg:height="11.429cm" svg:x="1.905cm" svg:y="12.065cm" presentation:class="notes" presentation:placeholder="true" presentation:user-transformed="true">
            <draw:text-box/>
          </draw:frame>
        </presentation:notes>
      </draw:page>
      <draw:page draw:name="Python String Methods" draw:style-name="dp3" draw:master-page-name="simple-light-2" presentation:presentation-page-layout-name="AL2T1">
        <draw:frame draw:name="Google Shape;308;p64" presentation:style-name="pr6" draw:text-style-name="P18" draw:layer="layout" svg:width="25.399cm" svg:height="2.826cm" svg:x="0cm" svg:y="0cm" presentation:class="title" presentation:user-transformed="true">
          <draw:text-box>
            <text:p text:style-name="P17"><text:span text:style-name="T13">Python String Methods</text:span></text:p>
          </draw:text-box>
        </draw:frame>
        <draw:frame draw:name="Google Shape;309;p64"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310;p64" draw:style-name="gr12" draw:text-style-name="P28" draw:layer="layout" svg:width="25.399cm" svg:height="1.111cm" svg:x="0cm" svg:y="2.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1;p64" draw:style-name="standard" draw:layer="layout" svg:width="23.187cm" svg:height="10.149cm" svg:x="1.276cm" svg:y="3.163cm">
          <table:table>
            <table:table-column table:style-name="co4"/>
            <table:table-column table:style-name="co5"/>
            <table:table-row table:style-name="ro1">
              <table:table-cell table:style-name="ce3">
                <text:p text:style-name="P1"><text:span text:style-name="T14">Method</text:span></text:p>
              </table:table-cell>
              <table:table-cell table:style-name="ce1">
                <text:p text:style-name="P1"><text:span text:style-name="T14">Description</text:span></text:p>
              </table:table-cell>
            </table:table-row>
            <table:table-row table:style-name="ro16">
              <table:table-cell table:style-name="ce5">
                <text:p text:style-name="P17"><text:span text:style-name="T24">string.</text:span><text:span text:style-name="T25">split(</text:span><text:span text:style-name="T24">separator, maxsplit</text:span><text:span text:style-name="T25">)</text:span></text:p>
                <text:p text:style-name="P17"><text:span text:style-name="T24"/></text:p>
                <text:p text:style-name="P17"><text:span text:style-name="T25"/></text:p>
              </table:table-cell>
              <table:table-cell table:style-name="ce6">
                <text:p text:style-name="P19"><text:span text:style-name="T22">This method</text:span><text:span text:style-name="T26"> </text:span><text:span text:style-name="T27">is used to split a string in a list of words. The </text:span><text:span text:style-name="T29">separator </text:span><text:span text:style-name="T27">defines the base String to split with (e.g. dash), the whitespace is default. The </text:span><text:span text:style-name="T29">maxsplit</text:span><text:span text:style-name="T27"> refers to how many splits to do and it is optional.</text:span></text:p>
              </table:table-cell>
            </table:table-row>
            <table:table-row table:style-name="ro16">
              <table:table-cell table:style-name="ce4">
                <text:p text:style-name="P17"><text:span text:style-name="T24">string.</text:span><text:span text:style-name="T25">replace(</text:span><text:span text:style-name="T24">oldvalue, newvalue, count</text:span><text:span text:style-name="T25">)</text:span></text:p>
              </table:table-cell>
              <table:table-cell table:style-name="ce2">
                <text:p text:style-name="P19"><text:span text:style-name="T22">This method</text:span><text:span text:style-name="T26"> </text:span><text:span text:style-name="T27">is used to replace a given String with a another String. The </text:span><text:span text:style-name="T29">oldvalue </text:span><text:span text:style-name="T27">and </text:span><text:span text:style-name="T29">newvalue </text:span><text:span text:style-name="T27">are required. The </text:span><text:span text:style-name="T29">count </text:span><text:span text:style-name="T27">is optional and specifies how many occurrences of the given value we want to replace.</text:span></text:p>
              </table:table-cell>
            </table:table-row>
          </table:table>
          <draw:image xlink:href="Pictures/TablePreview6.svm" xlink:type="simple" xlink:show="embed" xlink:actuate="onLoad"/>
        </draw:frame>
        <presentation:notes draw:style-name="dp2">
          <draw:page-thumbnail draw:name="Google Shape;305;gdfa594f86d_0_35:notes" draw:style-name="gr4" draw:layer="layout" svg:width="16.932cm" svg:height="9.524cm" svg:x="1.059cm" svg:y="1.905cm" draw:page-number="14" presentation:class="page"/>
          <draw:frame draw:name="Google Shape;306;gdfa594f86d_0_35:notes" presentation:style-name="pr18" draw:text-style-name="P6" draw:layer="layout" svg:width="15.239cm" svg:height="11.429cm" svg:x="1.905cm" svg:y="12.065cm" presentation:class="notes" presentation:placeholder="true" presentation:user-transformed="true">
            <draw:text-box/>
          </draw:frame>
        </presentation:notes>
      </draw:page>
      <draw:page draw:name="Python String Creation " draw:style-name="dp3" draw:master-page-name="simple-light-2" presentation:presentation-page-layout-name="AL2T1">
        <draw:frame draw:name="Google Shape;316;p65" presentation:style-name="pr6" draw:text-style-name="P18" draw:layer="layout" svg:width="25.399cm" svg:height="2.826cm" svg:x="0cm" svg:y="0cm" presentation:class="title" presentation:user-transformed="true">
          <draw:text-box>
            <text:p text:style-name="P17"><text:span text:style-name="T13">Python String Creation </text:span></text:p>
          </draw:text-box>
        </draw:frame>
        <draw:frame draw:name="Google Shape;317;p65"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318;p65" draw:style-name="gr12" draw:text-style-name="P28" draw:layer="layout" svg:width="25.399cm" svg:height="1.111cm" svg:x="0cm" svg:y="2.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9;p65" draw:style-name="standard" draw:layer="layout" svg:width="23.187cm" svg:height="7.718cm" svg:x="1.204cm" svg:y="5.536cm">
          <table:table>
            <table:table-column table:style-name="co4"/>
            <table:table-column table:style-name="co5"/>
            <table:table-row table:style-name="ro1">
              <table:table-cell table:style-name="ce3">
                <text:p text:style-name="P1"><text:span text:style-name="T14">Method</text:span></text:p>
              </table:table-cell>
              <table:table-cell table:style-name="ce1">
                <text:p text:style-name="P1"><text:span text:style-name="T14">Description</text:span></text:p>
              </table:table-cell>
            </table:table-row>
            <table:table-row table:style-name="ro18">
              <table:table-cell table:style-name="ce5">
                <text:p text:style-name="P17"><text:span text:style-name="T25">str</text:span><text:span text:style-name="T24">(string, encoding='utf-8', errors='strict')</text:span></text:p>
                <text:p text:style-name="P17"><text:span text:style-name="T25"/></text:p>
              </table:table-cell>
              <table:table-cell table:style-name="ce6">
                <text:p text:style-name="P19"><text:span text:style-name="T22">This method contracts a string version of the given object.</text:span></text:p>
                <text:list text:style-name="L5">
                  <text:list-item>
                    <text:p text:style-name="P19"><text:span text:style-name="T15">The </text:span><text:span text:style-name="T30">string</text:span><text:span text:style-name="T15"> is the object to be returned as String, typically a number e.g. for concatenation.</text:span></text:p>
                  </text:list-item>
                  <text:list-item>
                    <text:p text:style-name="P19"><text:span text:style-name="T15">The </text:span><text:span text:style-name="T30">encoding</text:span><text:span text:style-name="T15"> refers to the encoding of the object. Defaults of UTF-8 when not provided.</text:span></text:p>
                  </text:list-item>
                  <text:list-item>
                    <text:p text:style-name="P19"><text:span text:style-name="T15">The </text:span><text:span text:style-name="T30">errors</text:span><text:span text:style-name="T15"> is the response when decoding fails. Defaults is 'strict'.</text:span></text:p>
                  </text:list-item>
                </text:list>
              </table:table-cell>
            </table:table-row>
          </table:table>
          <draw:image xlink:href="Pictures/TablePreview7.svm" xlink:type="simple" xlink:show="embed" xlink:actuate="onLoad"/>
        </draw:frame>
        <draw:custom-shape draw:name="Google Shape;320;p65" draw:style-name="gr6" draw:text-style-name="P5" draw:layer="layout" svg:width="23.188cm" svg:height="2.285cm" svg:x="1.275cm" svg:y="3.227cm">
          <text:list text:style-name="L11">
            <text:list-item>
              <text:p text:style-name="P22"><text:span text:style-name="T15">Python Strings can be created (a process that is also known as casting) from a different data type, including integers, floats and booleans. For this reason, we can use the in-built </text:span><text:span text:style-name="T24">str()</text:span><text:span text:style-name="T15"> meth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3;gdfa594f86d_0_1:notes" draw:style-name="gr4" draw:layer="layout" svg:width="16.932cm" svg:height="9.524cm" svg:x="1.059cm" svg:y="1.905cm" draw:page-number="15" presentation:class="page"/>
          <draw:frame draw:name="Google Shape;314;gdfa594f86d_0_1:notes" presentation:style-name="pr19" draw:text-style-name="P29" draw:layer="layout" svg:width="15.239cm" svg:height="11.429cm" svg:x="1.905cm" svg:y="12.065cm" presentation:class="notes" presentation:user-transformed="true">
            <draw:text-box>
              <text:p text:style-name="P17"><text:span text:style-name="T31">There are six types of errors:</text:span></text:p>
              <text:p text:style-name="P17"><text:span text:style-name="T31"/></text:p>
              <text:p text:style-name="P17"><text:span text:style-name="T31">strict - default response which raises a UnicodeDecodeError exception on failure</text:span></text:p>
              <text:p text:style-name="P17"><text:span text:style-name="T31">ignore - ignores the unencodable Unicode from the result</text:span></text:p>
              <text:p text:style-name="P17"><text:span text:style-name="T31">replace - replaces the unencodable Unicode to a question mark</text:span></text:p>
              <text:p text:style-name="P17"><text:span text:style-name="T31">xmlcharrefreplace - inserts XML character reference instead of unencodable Unicode</text:span></text:p>
              <text:p text:style-name="P17"><text:span text:style-name="T31">backslashreplace - inserts a \uNNNN espace sequence instead of unencodable Unicode</text:span></text:p>
              <text:p text:style-name="P17"><text:span text:style-name="T31">namereplace - inserts a \N{...} escape sequence instead of unencodable Unicode</text:span></text:p>
            </draw:text-box>
          </draw:frame>
        </presentation:notes>
      </draw:page>
      <draw:page draw:name="page16" draw:style-name="dp3" draw:master-page-name="TITLE_5f_AND_5f_BODY" presentation:presentation-page-layout-name="AL2T1">
        <draw:frame draw:name="Google Shape;325;p66" presentation:style-name="pr20" draw:text-style-name="P9" draw:layer="layout" svg:width="14.849cm" svg:height="11.943cm" svg:x="9.907cm" svg:y="1.449cm" presentation:class="outline" presentation:user-transformed="true">
          <draw:text-box>
            <text:p text:style-name="P30"><text:span text:style-name="T14">Lessons Learned:</text:span></text:p>
            <text:p text:style-name="P30"><text:span text:style-name="T32"/></text:p>
            <text:list text:style-name="L13">
              <text:list-item>
                <text:p text:style-name="P31"><text:span text:style-name="T22">We know what is String and why it is immutable</text:span></text:p>
              </text:list-item>
              <text:list-item>
                <text:p text:style-name="P31"><text:span text:style-name="T22">We know how to create a String and what is the difference between Strings and Characters in Python</text:span></text:p>
              </text:list-item>
              <text:list-item>
                <text:p text:style-name="P31"><text:span text:style-name="T22">We know how to use different String manipulation methods including:</text:span></text:p>
              </text:list-item>
            </text:list>
            <text:list text:style-name="L14">
              <text:list-item>
                <text:list>
                  <text:list-item>
                    <text:p text:style-name="P31"><text:span text:style-name="T22">capitalize()</text:span></text:p>
                  </text:list-item>
                  <text:list-item>
                    <text:p text:style-name="P31"><text:span text:style-name="T22">upper()</text:span></text:p>
                  </text:list-item>
                  <text:list-item>
                    <text:p text:style-name="P31"><text:span text:style-name="T22">lower()</text:span></text:p>
                  </text:list-item>
                  <text:list-item>
                    <text:p text:style-name="P31"><text:span text:style-name="T22">isalpha()</text:span></text:p>
                  </text:list-item>
                  <text:list-item>
                    <text:p text:style-name="P31"><text:span text:style-name="T22">isdecimal()</text:span></text:p>
                  </text:list-item>
                  <text:list-item>
                    <text:p text:style-name="P31"><text:span text:style-name="T22">isnumeric()</text:span></text:p>
                  </text:list-item>
                  <text:list-item>
                    <text:p text:style-name="P31"><text:span text:style-name="T22">find()</text:span></text:p>
                  </text:list-item>
                  <text:list-item>
                    <text:p text:style-name="P31"><text:span text:style-name="T22">index()</text:span></text:p>
                  </text:list-item>
                  <text:list-item>
                    <text:p text:style-name="P31"><text:span text:style-name="T22">split()</text:span></text:p>
                  </text:list-item>
                  <text:list-item>
                    <text:p text:style-name="P31"><text:span text:style-name="T22">replace()</text:span></text:p>
                  </text:list-item>
                </text:list>
              </text:list-item>
            </text:list>
          </draw:text-box>
        </draw:frame>
        <draw:custom-shape draw:name="Google Shape;326;p66" draw:style-name="gr5" draw:text-style-name="P10" draw:layer="layout" svg:width="9.356cm" svg:height="14.287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7;p66" draw:style-name="gr2" draw:text-style-name="P3" draw:layer="layout" svg:width="2.87cm" svg:height="1.333cm" svg:x="0.844cm" svg:y="12.496cm">
          <draw:image xlink:href="Pictures/100002010000095000000694DA56A178446AB440.png" xlink:type="simple" xlink:show="embed" xlink:actuate="onLoad" loext:mime-type="image/png">
            <text:p/>
          </draw:image>
        </draw:frame>
        <draw:custom-shape draw:name="Google Shape;328;p66" draw:style-name="gr3" draw:text-style-name="P5" draw:layer="layout" svg:width="7.747cm" svg:height="8.908cm" svg:x="0.844cm" svg:y="1.032cm">
          <text:p text:style-name="P11"><text:span text:style-name="T8">At the core of the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2;gdf3607848d_2_247:notes" draw:style-name="gr4" draw:layer="layout" svg:width="16.932cm" svg:height="9.524cm" svg:x="1.059cm" svg:y="1.905cm" draw:page-number="16" presentation:class="page"/>
          <draw:frame draw:name="Google Shape;323;gdf3607848d_2_247:notes" presentation:style-name="pr21" draw:text-style-name="P6" draw:layer="layout" svg:width="15.239cm" svg:height="11.429cm" svg:x="1.905cm" svg:y="12.065cm" presentation:class="notes" presentation:placeholder="true" presentation:user-transformed="true">
            <draw:text-box/>
          </draw:frame>
        </presentation:notes>
      </draw:page>
      <draw:page draw:name="page17" draw:style-name="dp1" draw:master-page-name="simple-light-2" presentation:presentation-page-layout-name="AL2T1">
        <draw:frame draw:name="Google Shape;333;p67" presentation:style-name="pr8" draw:text-style-name="P20" draw:layer="layout" svg:width="23.667cm" svg:height="3.503cm" svg:x="0.866cm" svg:y="4.886cm" presentation:class="outline" presentation:user-transformed="true">
          <draw:text-box>
            <text:p text:style-name="P1"><text:span text:style-name="T16">Working with Strings</text:span></text:p>
          </draw:text-box>
        </draw:frame>
        <draw:frame draw:name="Google Shape;334;p67" draw:style-name="gr7" draw:text-style-name="P3" draw:layer="layout" svg:width="2.87cm" svg:height="1.333cm" svg:x="0.844cm" svg:y="12.496cm">
          <draw:image xlink:href="Pictures/100002010000095000000694DA56A178446AB440.png" xlink:type="simple" xlink:show="embed" xlink:actuate="onLoad" loext:mime-type="image/png">
            <text:p/>
          </draw:image>
        </draw:frame>
        <presentation:notes draw:style-name="dp2">
          <draw:page-thumbnail draw:name="Google Shape;330;gdf3607848d_2_134:notes" draw:style-name="gr4" draw:layer="layout" svg:width="16.932cm" svg:height="9.524cm" svg:x="1.059cm" svg:y="1.905cm" draw:page-number="17" presentation:class="page"/>
          <draw:frame draw:name="Google Shape;331;gdf3607848d_2_134:notes" presentation:style-name="pr22" draw:text-style-name="P6" draw:layer="layout" svg:width="15.239cm" svg:height="11.429cm" svg:x="1.905cm" svg:y="12.065cm" presentation:class="notes" presentation:placeholder="true" presentation:user-transformed="true">
            <draw:text-box/>
          </draw:frame>
        </presentation:notes>
      </draw:page>
      <draw:page draw:name="Strings are Arrays of Characters" draw:style-name="dp3" draw:master-page-name="simple-light-2" presentation:presentation-page-layout-name="AL2T1">
        <draw:frame draw:name="Google Shape;339;p68" presentation:style-name="pr6" draw:text-style-name="P18" draw:layer="layout" svg:width="25.399cm" svg:height="2.826cm" svg:x="0cm" svg:y="0cm" presentation:class="title" presentation:user-transformed="true">
          <draw:text-box>
            <text:p text:style-name="P17"><text:span text:style-name="T8">Strings are Arrays of Characters</text:span></text:p>
          </draw:text-box>
        </draw:frame>
        <draw:frame draw:name="Google Shape;340;p68" draw:style-name="gr7"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341;p68" draw:style-name="gr6" draw:text-style-name="P5" draw:layer="layout" svg:width="23.206cm" svg:height="9.383cm" svg:x="1.258cm" svg:y="3.46cm">
          <text:list text:style-name="L15">
            <text:list-item>
              <text:p text:style-name="P22"><text:span text:style-name="T14">len()</text:span><text:span text:style-name="T22">: is an in-built function of Python that returns the </text:span><text:span text:style-name="T9">length </text:span><text:span text:style-name="T22">of the String, or the size of the array of characters</text:span></text:p>
            </text:list-item>
          </text:list>
          <text:list text:style-name="L16">
            <text:list-item>
              <text:list>
                <text:list-item>
                  <text:p text:style-name="P22"><text:span text:style-name="T22">An array in Python starts always from index 0</text:span></text:p>
                </text:list-item>
                <text:list-item>
                  <text:p text:style-name="P22"><text:span text:style-name="T22">The length of the array equals to the last index value plus one</text:span></text:p>
                </text:list-item>
                <text:list-item>
                  <text:p text:style-name="P22"><text:span text:style-name="T22">We can also say that the last index of the array equals to the length of the array minus one</text:span></text:p>
                </text:list-item>
              </text:list>
            </text:list-item>
          </text:list>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32"><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68" draw:style-name="gr13" draw:text-style-name="P33" draw:layer="layout" svg:width="1.178cm" svg:height="1.101cm" svg:x="6.843cm" svg:y="11.457cm">
          <text:p text:style-name="P16"><text:span text:style-name="T15"><text:s/></text:span><text:span text:style-name="T15">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68" draw:style-name="gr13" draw:text-style-name="P33" draw:layer="layout" svg:width="1.178cm" svg:height="1.101cm" svg:x="8.113cm" svg:y="11.457cm">
          <text:p text:style-name="P16"><text:span text:style-name="T15"><text:s/></text:span><text:span text:style-name="T15">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68" draw:style-name="gr13" draw:text-style-name="P33" draw:layer="layout" svg:width="1.178cm" svg:height="1.101cm" svg:x="9.383cm" svg:y="11.457cm">
          <text:p text:style-name="P16"><text:span text:style-name="T15"><text:s/></text:span><text:span text:style-name="T15">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68" draw:style-name="gr13" draw:text-style-name="P33" draw:layer="layout" svg:width="1.178cm" svg:height="1.691cm" svg:x="10.653cm" svg:y="11.457cm">
          <text:p text:style-name="P16"><text:span text:style-name="T15"><text:s text:c="2"/></text:span><text:span text:style-name="T15">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68" draw:style-name="gr13" draw:text-style-name="P33" draw:layer="layout" svg:width="1.178cm" svg:height="1.101cm" svg:x="11.923cm" svg:y="11.457cm">
          <text:p text:style-name="P16"><text:span text:style-name="T15"><text:s/></text:span><text:span text:style-name="T15">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68" draw:style-name="gr13" draw:text-style-name="P33" draw:layer="layout" svg:width="1.178cm" svg:height="1.101cm" svg:x="13.193cm" svg:y="11.457cm">
          <text:p text:style-name="P16"><text:span text:style-name="T15"><text:s/></text:span><text:span text:style-name="T15">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68" draw:style-name="gr14" draw:text-style-name="P34" draw:layer="layout" svg:width="1.178cm" svg:height="1.101cm" svg:x="10.653cm" svg:y="10.187cm">
          <text:p text:style-name="P16"><text:span text:style-name="T15"><text:s/></text:span><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68" draw:style-name="gr14" draw:text-style-name="P34" draw:layer="layout" svg:width="1.178cm" svg:height="1.101cm" svg:x="11.923cm" svg:y="10.187cm">
          <text:p text:style-name="P16"><text:span text:style-name="T15"><text:s/></text:span><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68" draw:style-name="gr14" draw:text-style-name="P34" draw:layer="layout" svg:width="1.178cm" svg:height="1.101cm" svg:x="13.193cm" svg:y="10.187cm">
          <text:p text:style-name="P16"><text:span text:style-name="T15"><text:s/></text:span><text:span text:style-name="T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68" draw:style-name="gr14" draw:text-style-name="P34" draw:layer="layout" svg:width="1.178cm" svg:height="1.101cm" svg:x="9.383cm" svg:y="10.187cm">
          <text:p text:style-name="P16"><text:span text:style-name="T15"><text:s/></text:span><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68" draw:style-name="gr14" draw:text-style-name="P34" draw:layer="layout" svg:width="1.178cm" svg:height="1.101cm" svg:x="8.113cm" svg:y="10.187cm">
          <text:p text:style-name="P16"><text:span text:style-name="T15"><text:s/></text:span><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68" draw:style-name="gr14" draw:text-style-name="P34" draw:layer="layout" svg:width="1.178cm" svg:height="1.101cm" svg:x="6.843cm" svg:y="10.187cm">
          <text:p text:style-name="P16"><text:span text:style-name="T15"><text:s/></text:span><text:span text:style-name="T1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68" draw:style-name="gr6" draw:text-style-name="P5" draw:layer="layout" svg:width="6.107cm" svg:height="1.691cm" svg:x="7.623cm" svg:y="13.041cm">
          <text:p text:style-name="P16"><text:span text:style-name="T23">Array length is 6 (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68" draw:style-name="gr15" draw:text-style-name="P3" draw:layer="layout" svg:width="0.88cm" svg:height="0.002cm" svg:x="6.835cm" svg:y="13.594cm">
          <text:p/>
          <draw:enhanced-geometry draw:mirror-horizontal="true" draw:mirror-vertical="false" svg:viewBox="0 0 21600 21600" draw:type="mso-spt32" draw:enhanced-path="M 0 0 L 21600 21600 N"/>
        </draw:custom-shape>
        <draw:custom-shape draw:name="Google Shape;356;p68" draw:style-name="gr15" draw:text-style-name="P3" draw:layer="layout" svg:width="0.77cm" svg:height="0.012cm" svg:x="13.731cm" svg:y="13.597cm">
          <text:p/>
          <draw:enhanced-geometry draw:mirror-horizontal="false" draw:mirror-vertical="false" svg:viewBox="0 0 21600 21600" draw:type="mso-spt32" draw:enhanced-path="M 0 0 L 21600 21600 N"/>
        </draw:custom-shape>
        <draw:custom-shape draw:name="Google Shape;357;p68" draw:style-name="gr15" draw:text-style-name="P3" draw:layer="layout" svg:width="1.342cm" svg:height="0.027cm" draw:transform="rotate (-3.14159265358979) translate (16.396cm 10.757cm)">
          <text:p/>
          <draw:enhanced-geometry draw:mirror-horizontal="true" draw:mirror-vertical="false" svg:viewBox="0 0 21600 21600" draw:type="mso-spt32" draw:enhanced-path="M 0 0 L 21600 21600 N"/>
        </draw:custom-shape>
        <draw:custom-shape draw:name="Google Shape;358;p68" draw:style-name="gr6" draw:text-style-name="P5" draw:layer="layout" svg:width="2.459cm" svg:height="1.691cm" svg:x="16.323cm" svg:y="10.187cm">
          <text:p text:style-name="P16"><text:span text:style-name="T23">Ind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68" draw:style-name="gr6" draw:text-style-name="P5" draw:layer="layout" svg:width="6.738cm" svg:height="1.691cm" svg:x="11.56cm" svg:y="8.068cm">
          <text:p text:style-name="P16"><text:span text:style-name="T23">Element at index 5 (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68" draw:style-name="gr15" draw:text-style-name="P3" draw:layer="layout" svg:width="1.147cm" svg:height="2.276cm" svg:x="13.779cm" svg:y="9.18cm">
          <text:p/>
          <draw:enhanced-geometry draw:mirror-horizontal="true" draw:mirror-vertical="false" svg:viewBox="0 0 21600 21600" draw:type="mso-spt32" draw:enhanced-path="M 0 0 L 21600 21600 N"/>
        </draw:custom-shape>
        <draw:custom-shape draw:name="Google Shape;361;p68" draw:style-name="gr6" draw:text-style-name="P5" draw:layer="layout" svg:width="4.245cm" svg:height="1.101cm" svg:x="5.442cm" svg:y="8.237cm">
          <text:p text:style-name="P16"><text:span text:style-name="T23">First 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68" draw:style-name="gr15" draw:text-style-name="P3" draw:layer="layout" svg:width="0.425cm" svg:height="1.032cm" svg:x="7.007cm" svg:y="9.155cm">
          <text:p/>
          <draw:enhanced-geometry draw:mirror-horizontal="false" draw:mirror-vertical="false" svg:viewBox="0 0 21600 21600" draw:type="mso-spt32" draw:enhanced-path="M 0 0 L 21600 21600 N"/>
        </draw:custom-shape>
        <presentation:notes draw:style-name="dp2">
          <draw:page-thumbnail draw:name="Google Shape;336;gdf3607848d_2_139:notes" draw:style-name="gr4" draw:layer="layout" svg:width="16.932cm" svg:height="9.524cm" svg:x="1.059cm" svg:y="1.905cm" draw:page-number="18" presentation:class="page"/>
          <draw:frame draw:name="Google Shape;337;gdf3607848d_2_139:notes" presentation:style-name="pr23" draw:text-style-name="P6" draw:layer="layout" svg:width="15.239cm" svg:height="11.429cm" svg:x="1.905cm" svg:y="12.065cm" presentation:class="notes" presentation:placeholder="true" presentation:user-transformed="true">
            <draw:text-box/>
          </draw:frame>
        </presentation:notes>
      </draw:page>
      <draw:page draw:name="Counting characters" draw:style-name="dp3" draw:master-page-name="simple-light-2" presentation:presentation-page-layout-name="AL2T1">
        <draw:frame draw:name="Google Shape;367;p69" presentation:style-name="pr6" draw:text-style-name="P18" draw:layer="layout" svg:width="25.399cm" svg:height="2.826cm" svg:x="0cm" svg:y="0cm" presentation:class="title" presentation:user-transformed="true">
          <draw:text-box>
            <text:p text:style-name="P17"><text:span text:style-name="T8">Counting characters</text:span></text:p>
          </draw:text-box>
        </draw:frame>
        <draw:frame draw:name="Google Shape;368;p69"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369;p69" draw:style-name="gr6" draw:text-style-name="P5" draw:layer="layout" svg:width="23.206cm" svg:height="10.059cm" svg:x="1.258cm" svg:y="3.46cm">
          <text:list text:style-name="L15">
            <text:list-item>
              <text:p text:style-name="P22"><text:span text:style-name="T14">count()</text:span><text:span text:style-name="T22">: is an in-built function of Python that returns the </text:span><text:span text:style-name="T9">number of time </text:span><text:span text:style-name="T22">a value appears in the String</text:span></text:p>
            </text:list-item>
          </text:list>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32"><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69" draw:style-name="gr6" draw:text-style-name="P5" draw:layer="layout" svg:width="3.97cm" svg:height="1.567cm" svg:x="2.582cm" svg:y="5.394cm">
          <text:p text:style-name="P16"><text:span text:style-name="T33">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69" draw:style-name="gr6" draw:text-style-name="P5" draw:layer="layout" svg:width="3.97cm" svg:height="1.567cm" svg:x="2.582cm" svg:y="8.484cm">
          <text:p text:style-name="P16"><text:span text:style-name="T33">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69" draw:style-name="gr6" draw:text-style-name="P5" draw:layer="layout" svg:width="3.542cm" svg:height="1.567cm" svg:x="2.796cm" svg:y="11.574cm">
          <text:p text:style-name="P16"><text:span text:style-name="T33">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69" draw:style-name="gr16" draw:text-style-name="P13" draw:layer="layout" svg:width="12.223cm" svg:height="1.271cm" svg:x="10.057cm" svg:y="5.544cm">
          <text:p text:style-name="P35"><text:span text:style-name="T34">str = “Hello 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69" draw:style-name="gr16" draw:text-style-name="P13" draw:layer="layout" svg:width="12.223cm" svg:height="1.271cm" svg:x="10.057cm" svg:y="8.611cm">
          <text:p text:style-name="P35"><text:span text:style-name="T34">str.coun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69" draw:style-name="gr16" draw:text-style-name="P13" draw:layer="layout" svg:width="12.223cm" svg:height="1.271cm" svg:x="10.057cm" svg:y="11.681cm">
          <text:p text:style-name="P35"><text:span text:style-name="T34">“</text:span><text:span text:style-name="T3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69" draw:style-name="gr17" draw:text-style-name="P3" draw:layer="layout" svg:width="3.503cm" svg:height="0.001cm" svg:x="6.552cm" svg:y="6.185cm">
          <text:p/>
          <draw:enhanced-geometry draw:mirror-horizontal="false" draw:mirror-vertical="false" svg:viewBox="0 0 21600 21600" draw:type="mso-spt32" draw:enhanced-path="M 0 0 L 21600 21600 N"/>
        </draw:custom-shape>
        <draw:custom-shape draw:name="Google Shape;377;p69" draw:style-name="gr17" draw:text-style-name="P3" draw:layer="layout" svg:width="3.503cm" svg:height="0.001cm" draw:transform="rotate (-3.14159265358979) translate (10.053cm 9.276cm)">
          <text:p/>
          <draw:enhanced-geometry draw:mirror-horizontal="true" draw:mirror-vertical="false" svg:viewBox="0 0 21600 21600" draw:type="mso-spt32" draw:enhanced-path="M 0 0 L 21600 21600 N"/>
        </draw:custom-shape>
        <draw:custom-shape draw:name="Google Shape;378;p69" draw:style-name="gr17" draw:text-style-name="P3" draw:layer="layout" svg:width="3.503cm" svg:height="0.001cm" draw:transform="rotate (-3.14159265358979) translate (10.034cm 12.367cm)">
          <text:p/>
          <draw:enhanced-geometry draw:mirror-horizontal="true" draw:mirror-vertical="false" svg:viewBox="0 0 21600 21600" draw:type="mso-spt32" draw:enhanced-path="M 0 0 L 21600 21600 N"/>
        </draw:custom-shape>
        <draw:custom-shape draw:name="Google Shape;379;p69" draw:style-name="gr18" draw:text-style-name="P36" draw:layer="layout" svg:width="0.661cm" svg:height="1.111cm" svg:x="15.838cm" svg:y="7.16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Google Shape;380;p69" draw:style-name="gr18" draw:text-style-name="P36" draw:layer="layout" svg:width="0.661cm" svg:height="1.111cm" svg:x="15.838cm" svg:y="10.23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frame draw:style-name="gr19" draw:text-style-name="P37" draw:layer="layout" svg:width="5.781cm" svg:height="0.963cm" svg:x="6.59cm" svg:y="12.212cm">
          <draw:text-box>
            <text:p>Reuse the variable</text:p>
          </draw:text-box>
        </draw:frame>
        <presentation:notes draw:style-name="dp2">
          <draw:page-thumbnail draw:name="Google Shape;364;gdfa594f86d_0_113:notes" draw:style-name="gr4" draw:layer="layout" svg:width="16.932cm" svg:height="9.524cm" svg:x="1.059cm" svg:y="1.905cm" draw:page-number="19" presentation:class="page"/>
          <draw:frame draw:name="Google Shape;365;gdfa594f86d_0_113:notes" presentation:style-name="pr24" draw:text-style-name="P6" draw:layer="layout" svg:width="15.239cm" svg:height="11.429cm" svg:x="1.905cm" svg:y="12.065cm" presentation:class="notes" presentation:placeholder="true" presentation:user-transformed="true">
            <draw:text-box/>
          </draw:frame>
        </presentation:notes>
      </draw:page>
      <draw:page draw:name="Extracting Substrings: Slicing Strings" draw:style-name="dp3" draw:master-page-name="simple-light-2" presentation:presentation-page-layout-name="AL2T1">
        <draw:frame draw:name="Google Shape;385;p70" presentation:style-name="pr6" draw:text-style-name="P18" draw:layer="layout" svg:width="25.399cm" svg:height="2.826cm" svg:x="0cm" svg:y="0cm" presentation:class="title" presentation:user-transformed="true">
          <draw:text-box>
            <text:p text:style-name="P17"><text:span text:style-name="T13">Extracting Substrings: Slicing Strings</text:span></text:p>
          </draw:text-box>
        </draw:frame>
        <draw:frame draw:name="Google Shape;386;p70" draw:style-name="gr2"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387;p70" draw:style-name="gr6" draw:text-style-name="P5" draw:layer="layout" svg:width="23.206cm" svg:height="3.678cm" svg:x="1.258cm" svg:y="3.167cm">
          <text:list text:style-name="L5">
            <text:list-item>
              <text:p text:style-name="P38"><text:span text:style-name="T14">Substring Method</text:span><text:span text:style-name="T9">: </text:span><text:span text:style-name="T22">A part of string is called substring. In other words, substring is a subset of another string. In case of substring </text:span><text:span text:style-name="T9">startIndex </text:span><text:span text:style-name="T22">is inclusive and </text:span><text:span text:style-name="T9">endIndex </text:span><text:span text:style-name="T22">is exclusiv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70" draw:style-name="gr13" draw:text-style-name="P33" draw:layer="layout" svg:width="1.178cm" svg:height="1.101cm" svg:x="8.701cm" svg:y="11.401cm">
          <text:p text:style-name="P16"><text:span text:style-name="T15"><text:s/></text:span><text:span text:style-name="T15">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70" draw:style-name="gr13" draw:text-style-name="P33" draw:layer="layout" svg:width="1.178cm" svg:height="1.101cm" svg:x="9.971cm" svg:y="11.401cm">
          <text:p text:style-name="P16"><text:span text:style-name="T15"><text:s/></text:span><text:span text:style-name="T15">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70" draw:style-name="gr13" draw:text-style-name="P33" draw:layer="layout" svg:width="1.178cm" svg:height="1.101cm" svg:x="11.241cm" svg:y="11.401cm">
          <text:p text:style-name="P16"><text:span text:style-name="T15"><text:s/></text:span><text:span text:style-name="T15">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70" draw:style-name="gr13" draw:text-style-name="P33" draw:layer="layout" svg:width="1.178cm" svg:height="1.101cm" svg:x="12.511cm" svg:y="11.401cm">
          <text:p text:style-name="P16"><text:span text:style-name="T15"><text:s/></text:span><text:span text:style-name="T15">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70" draw:style-name="gr13" draw:text-style-name="P33" draw:layer="layout" svg:width="1.178cm" svg:height="1.101cm" svg:x="13.781cm" svg:y="11.401cm">
          <text:p text:style-name="P16"><text:span text:style-name="T15"><text:s/></text:span><text:span text:style-name="T15">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70" draw:style-name="gr13" draw:text-style-name="P33" draw:layer="layout" svg:width="1.178cm" svg:height="1.101cm" svg:x="15.051cm" svg:y="11.401cm">
          <text:p text:style-name="P16"><text:span text:style-name="T15"><text:s/></text:span><text:span text:style-name="T1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70" draw:style-name="gr13" draw:text-style-name="P33" draw:layer="layout" svg:width="1.178cm" svg:height="1.101cm" svg:x="16.321cm" svg:y="11.401cm">
          <text:p text:style-name="P16"><text:span text:style-name="T15"><text:s/></text:span><text:span text:style-name="T15">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70" draw:style-name="gr6" draw:text-style-name="P5" draw:layer="layout" svg:width="4.257cm" svg:height="0.974cm" svg:x="11.507cm" svg:y="6.545cm">
          <text:p text:style-name="P16"><text:span text:style-name="T35">text[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70" draw:style-name="gr20" draw:text-style-name="P39" draw:layer="layout" svg:width="1.178cm" svg:height="1.101cm" svg:x="12.511cm" svg:y="12.883cm">
          <text:p text:style-name="P16"><text:span text:style-name="T15"><text:s/></text:span><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70" draw:style-name="gr20" draw:text-style-name="P39" draw:layer="layout" svg:width="1.178cm" svg:height="1.101cm" svg:x="13.781cm" svg:y="12.883cm">
          <text:p text:style-name="P16"><text:span text:style-name="T15"><text:s/></text:span><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70" draw:style-name="gr20" draw:text-style-name="P39" draw:layer="layout" svg:width="1.178cm" svg:height="1.101cm" svg:x="15.051cm" svg:y="12.883cm">
          <text:p text:style-name="P16"><text:span text:style-name="T15"><text:s/></text:span><text:span text:style-name="T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70" draw:style-name="gr20" draw:text-style-name="P39" draw:layer="layout" svg:width="1.178cm" svg:height="1.101cm" svg:x="16.321cm" svg:y="12.883cm">
          <text:p text:style-name="P16"><text:span text:style-name="T15"><text:s/></text:span><text:span text:style-name="T1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70" draw:style-name="gr20" draw:text-style-name="P39" draw:layer="layout" svg:width="1.178cm" svg:height="1.101cm" svg:x="11.241cm" svg:y="12.883cm">
          <text:p text:style-name="P16"><text:span text:style-name="T15"><text:s/></text:span><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70" draw:style-name="gr20" draw:text-style-name="P39" draw:layer="layout" svg:width="1.178cm" svg:height="1.101cm" svg:x="9.971cm" svg:y="12.883cm">
          <text:p text:style-name="P16"><text:span text:style-name="T15"><text:s/></text:span><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70" draw:style-name="gr20" draw:text-style-name="P39" draw:layer="layout" svg:width="1.178cm" svg:height="1.101cm" svg:x="8.701cm" svg:y="12.883cm">
          <text:p text:style-name="P16"><text:span text:style-name="T15"><text:s/></text:span><text:span text:style-name="T1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70" draw:style-name="gr6" draw:text-style-name="P5" draw:layer="layout" svg:width="1.835cm" svg:height="1.185cm" svg:x="6.63cm" svg:y="11.334cm">
          <text:p text:style-name="P16"><text:span text:style-name="T9">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70" draw:style-name="gr21" draw:text-style-name="P3" draw:layer="layout" svg:width="0.02cm" svg:height="4.042cm" draw:transform="rotate (-3.14159265358979) translate (8.656cm 11.401cm)">
          <text:p/>
          <draw:enhanced-geometry draw:mirror-horizontal="false" draw:mirror-vertical="false" svg:viewBox="0 0 21600 21600" draw:type="mso-spt32" draw:enhanced-path="M 0 0 L 21600 21600 N"/>
        </draw:custom-shape>
        <draw:custom-shape draw:name="Google Shape;405;p70" draw:style-name="gr21" draw:text-style-name="P3" draw:layer="layout" svg:width="0.025cm" svg:height="4.042cm" draw:transform="rotate (-3.14159265358979) translate (18.816cm 11.401cm)">
          <text:p/>
          <draw:enhanced-geometry draw:mirror-horizontal="false" draw:mirror-vertical="false" svg:viewBox="0 0 21600 21600" draw:type="mso-spt32" draw:enhanced-path="M 0 0 L 21600 21600 N"/>
        </draw:custom-shape>
        <draw:custom-shape draw:name="Google Shape;406;p70" draw:style-name="gr22" draw:text-style-name="P3" draw:layer="layout" svg:width="10.209cm" svg:height="0.032cm" draw:transform="rotate (-3.14159265358979) translate (18.799cm 7.447cm)">
          <text:p/>
          <draw:enhanced-geometry draw:mirror-horizontal="true" draw:mirror-vertical="false" svg:viewBox="0 0 21600 21600" draw:type="mso-spt32" draw:enhanced-path="M 0 0 L 21600 21600 N"/>
        </draw:custom-shape>
        <draw:custom-shape draw:name="Google Shape;407;p70" draw:style-name="gr6" draw:text-style-name="P5" draw:layer="layout" svg:width="3.868cm" svg:height="0.974cm" svg:x="13.706cm" svg:y="7.824cm">
          <text:p text:style-name="P16"><text:span text:style-name="T35">tex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70" draw:style-name="gr21" draw:text-style-name="P3" draw:layer="layout" svg:width="0.003cm" svg:height="2.637cm" draw:transform="rotate (-3.14159265358979) translate (12.466cm 11.401cm)">
          <text:p/>
          <draw:enhanced-geometry draw:mirror-horizontal="false" draw:mirror-vertical="false" svg:viewBox="0 0 21600 21600" draw:type="mso-spt32" draw:enhanced-path="M 0 0 L 21600 21600 N"/>
        </draw:custom-shape>
        <draw:custom-shape draw:name="Google Shape;409;p70" draw:style-name="gr22" draw:text-style-name="P3" draw:layer="layout" svg:width="6.267cm" svg:height="0.062cm" draw:transform="rotate (-3.14159265358979) translate (18.8cm 8.795cm)">
          <text:p/>
          <draw:enhanced-geometry draw:mirror-horizontal="true" draw:mirror-vertical="false" svg:viewBox="0 0 21600 21600" draw:type="mso-spt32" draw:enhanced-path="M 0 0 L 21600 21600 N"/>
        </draw:custom-shape>
        <draw:custom-shape draw:name="Google Shape;410;p70" draw:style-name="gr21" draw:text-style-name="P3" draw:layer="layout" svg:width="0.022cm" svg:height="1.122cm" draw:transform="rotate (-3.14159265358979) translate (17.522cm 11.407cm)">
          <text:p/>
          <draw:enhanced-geometry draw:mirror-horizontal="false" draw:mirror-vertical="false" svg:viewBox="0 0 21600 21600" draw:type="mso-spt32" draw:enhanced-path="M 0 0 L 21600 21600 N"/>
        </draw:custom-shape>
        <draw:custom-shape draw:name="Google Shape;411;p70" draw:style-name="gr22" draw:text-style-name="P3" draw:layer="layout" svg:width="3.807cm" svg:height="0.001cm" draw:transform="rotate (-3.14159265358979) translate (17.556cm 10.311cm)">
          <text:p/>
          <draw:enhanced-geometry draw:mirror-horizontal="false" draw:mirror-vertical="false" svg:viewBox="0 0 21600 21600" draw:type="mso-spt32" draw:enhanced-path="M 0 0 L 21600 21600 N"/>
        </draw:custom-shape>
        <draw:custom-shape draw:name="Google Shape;412;p70" draw:style-name="gr6" draw:text-style-name="P5" draw:layer="layout" svg:width="4.257cm" svg:height="0.974cm" svg:x="13.479cm" svg:y="9.436cm">
          <text:p text:style-name="P16"><text:span text:style-name="T35">text[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70" draw:style-name="gr13" draw:text-style-name="P33" draw:layer="layout" svg:width="1.178cm" svg:height="1.101cm" svg:x="17.591cm" svg:y="11.401cm">
          <text:p text:style-name="P16"><text:span text:style-name="T15"><text:s/></text:span><text:span text:style-name="T15">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70" draw:style-name="gr20" draw:text-style-name="P39" draw:layer="layout" svg:width="1.178cm" svg:height="1.101cm" svg:x="17.591cm" svg:y="12.883cm">
          <text:p text:style-name="P16"><text:span text:style-name="T15"><text:s/></text:span><text:span text:style-name="T1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70" draw:style-name="gr21" draw:text-style-name="P3" draw:layer="layout" svg:width="0.012cm" svg:height="1.077cm" draw:transform="rotate (-3.14159265358979) translate (13.77cm 11.279cm)">
          <text:p/>
          <draw:enhanced-geometry draw:mirror-horizontal="false" draw:mirror-vertical="false" svg:viewBox="0 0 21600 21600" draw:type="mso-spt32" draw:enhanced-path="M 0 0 L 21600 21600 N"/>
        </draw:custom-shape>
        <presentation:notes draw:style-name="dp2">
          <draw:page-thumbnail draw:name="Google Shape;382;gdf3607848d_2_146:notes" draw:style-name="gr4" draw:layer="layout" svg:width="16.932cm" svg:height="9.524cm" svg:x="1.059cm" svg:y="1.905cm" draw:page-number="20" presentation:class="page"/>
          <draw:frame draw:name="Google Shape;383;gdf3607848d_2_146:notes" presentation:style-name="pr25" draw:text-style-name="P6" draw:layer="layout" svg:width="15.239cm" svg:height="11.429cm" svg:x="1.905cm" svg:y="12.065cm" presentation:class="notes" presentation:placeholder="true" presentation:user-transformed="true">
            <draw:text-box/>
          </draw:frame>
        </presentation:notes>
      </draw:page>
      <draw:page draw:name="Strings Slicing options" draw:style-name="dp3" draw:master-page-name="simple-light-2" presentation:presentation-page-layout-name="AL2T1">
        <draw:frame draw:name="Google Shape;420;p71" presentation:style-name="pr6" draw:text-style-name="P18" draw:layer="layout" svg:width="25.399cm" svg:height="2.826cm" svg:x="0cm" svg:y="0cm" presentation:class="title" presentation:user-transformed="true">
          <draw:text-box>
            <text:p text:style-name="P17"><text:span text:style-name="T13">Strings Slicing options</text:span></text:p>
          </draw:text-box>
        </draw:frame>
        <draw:frame draw:name="Google Shape;421;p71" draw:style-name="gr7"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422;p71" draw:style-name="gr23" draw:text-style-name="P5" draw:layer="layout" svg:width="23.186cm" svg:height="10.583cm" svg:x="1.278cm" svg:y="3.62cm">
          <text:list text:style-name="L17">
            <text:list-item>
              <text:p text:style-name="P14"><text:span text:style-name="T14">You can slice Strings with different options</text:span></text:p>
            </text:list-item>
          </text:list>
          <text:list text:style-name="L18">
            <text:list-item>
              <text:p text:style-name="P14"><text:span text:style-name="T36">string[x:y]</text:span><text:span text:style-name="T36"><text:line-break/></text:span><text:span text:style-name="T36"><text:tab/></text:span><text:span text:style-name="T22">Extract a slice of characters starting from the </text:span><text:span text:style-name="T36">x </text:span><text:span text:style-name="T22">index value until the </text:span><text:span text:style-name="T36">y </text:span><text:span text:style-name="T36"><text:line-break/></text:span><text:span text:style-name="T36"><text:tab/></text:span><text:span text:style-name="T22">index value.</text:span><text:span text:style-name="T36"><text:line-break/></text:span><text:span text:style-name="T36"/></text:p>
            </text:list-item>
            <text:list-item>
              <text:p text:style-name="P14"><text:span text:style-name="T36">string[x:]</text:span><text:span text:style-name="T22"><text:line-break/></text:span><text:span text:style-name="T22"><text:tab/></text:span><text:span text:style-name="T22">Extract the last slice of <text:s/>characters starting from the </text:span><text:span text:style-name="T36">x </text:span><text:span text:style-name="T22">index value.</text:span><text:span text:style-name="T22"><text:line-break/></text:span><text:span text:style-name="T22"/></text:p>
            </text:list-item>
            <text:list-item>
              <text:p text:style-name="P14"><text:span text:style-name="T36">string[:y]</text:span></text:p>
            </text:list-item>
          </text:list>
          <text:p text:style-name="P40"><text:span text:style-name="T22">Extract the first slice of characters until the </text:span><text:span text:style-name="T36">y </text:span><text:span text:style-name="T22">index value.</text:span></text:p>
          <text:p text:style-name="P11"><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7;gdf3607848d_2_172:notes" draw:style-name="gr4" draw:layer="layout" svg:width="16.932cm" svg:height="9.524cm" svg:x="1.059cm" svg:y="1.905cm" draw:page-number="21" presentation:class="page"/>
          <draw:frame draw:name="Google Shape;418;gdf3607848d_2_172:notes" presentation:style-name="pr26" draw:text-style-name="P6" draw:layer="layout" svg:width="15.239cm" svg:height="11.429cm" svg:x="1.905cm" svg:y="12.065cm" presentation:class="notes" presentation:placeholder="true" presentation:user-transformed="true">
            <draw:text-box/>
          </draw:frame>
        </presentation:notes>
      </draw:page>
      <draw:page draw:name="Specifying Stride while Slicing Strings" draw:style-name="dp3" draw:master-page-name="simple-light-2" presentation:presentation-page-layout-name="AL2T1">
        <draw:frame draw:name="Google Shape;427;p72" presentation:style-name="pr6" draw:text-style-name="P18" draw:layer="layout" svg:width="25.399cm" svg:height="2.826cm" svg:x="0cm" svg:y="0cm" presentation:class="title" presentation:user-transformed="true">
          <draw:text-box>
            <text:p text:style-name="P17"><text:span text:style-name="T13">Specifying Stride while Slicing Strings</text:span></text:p>
          </draw:text-box>
        </draw:frame>
        <draw:frame draw:name="Google Shape;428;p72"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429;p72" draw:style-name="gr23" draw:text-style-name="P5" draw:layer="layout" svg:width="23.186cm" svg:height="6.394cm" svg:x="1.278cm" svg:y="3.62cm">
          <text:list text:style-name="L17">
            <text:list-item>
              <text:p text:style-name="P14"><text:span text:style-name="T14">You can specify strides with different options</text:span></text:p>
            </text:list-item>
          </text:list>
          <text:list text:style-name="L18">
            <text:list-item>
              <text:p text:style-name="P14"><text:span text:style-name="T36">String[x:y:stride]</text:span><text:span text:style-name="T36"><text:line-break/></text:span><text:span text:style-name="T36"><text:tab/></text:span><text:span text:style-name="T22">The new parameter </text:span><text:span text:style-name="T36">stride </text:span><text:span text:style-name="T22">refers to how many characters to move</text:span><text:span text:style-name="T22"><text:line-break/></text:span><text:span text:style-name="T22"><text:tab/></text:span><text:span text:style-name="T22"> forward after the first character is retrieved from</text:span><text:span text:style-name="T22"><text:tab/></text:span><text:span text:style-name="T22">the string.</text:span><text:span text:style-name="T36"><text:line-break/></text:span><text:span text:style-name="T36"/></text:p>
            </text:list-item>
          </text:list>
          <text:p text:style-name="P41"><text:span text:style-name="T22"/></text:p>
          <text:p text:style-name="P11"><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72" draw:style-name="gr6" draw:text-style-name="P5" draw:layer="layout" svg:width="4.134cm" svg:height="1.567cm" svg:x="2.064cm" svg:y="7.418cm">
          <text:p text:style-name="P16"><text:span text:style-name="T33">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72" draw:style-name="gr6" draw:text-style-name="P5" draw:layer="layout" svg:width="4.134cm" svg:height="1.567cm" svg:x="2.064cm" svg:y="9.957cm">
          <text:p text:style-name="P16"><text:span text:style-name="T33">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72" draw:style-name="gr6" draw:text-style-name="P5" draw:layer="layout" svg:width="3.687cm" svg:height="1.567cm" svg:x="2.287cm" svg:y="12.495cm">
          <text:p text:style-name="P16"><text:span text:style-name="T33">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72" draw:style-name="gr16" draw:text-style-name="P13" draw:layer="layout" svg:width="12.727cm" svg:height="1.271cm" svg:x="9.847cm" svg:y="7.541cm">
          <text:p text:style-name="P35"><text:span text:style-name="T34">str = “</text:span><text:span text:style-name="T38">L</text:span><text:span text:style-name="T34">o</text:span><text:span text:style-name="T38">n</text:span><text:span text:style-name="T34">d</text:span><text:span text:style-name="T38">o</text:span><text:span text:style-name="T34">n is rai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72" draw:style-name="gr16" draw:text-style-name="P13" draw:layer="layout" svg:width="12.727cm" svg:height="1.271cm" svg:x="9.847cm" svg:y="10.061cm">
          <text:p text:style-name="P35"><text:span text:style-name="T34">str[0: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72" draw:style-name="gr16" draw:text-style-name="P13" draw:layer="layout" svg:width="12.727cm" svg:height="1.271cm" svg:x="9.847cm" svg:y="12.583cm">
          <text:p text:style-name="P35"><text:span text:style-name="T34">“</text:span><text:span text:style-name="T38">Lno</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6;p72" draw:style-name="gr17" draw:text-style-name="P3" draw:layer="layout" svg:width="3.647cm" svg:height="0.026cm" draw:transform="rotate (-3.14159265358979) translate (9.843cm 8.208cm)">
          <text:p/>
          <draw:enhanced-geometry draw:mirror-horizontal="true" draw:mirror-vertical="false" svg:viewBox="0 0 21600 21600" draw:type="mso-spt32" draw:enhanced-path="M 0 0 L 21600 21600 N"/>
        </draw:custom-shape>
        <draw:custom-shape draw:name="Google Shape;437;p72" draw:style-name="gr17" draw:text-style-name="P3" draw:layer="layout" svg:width="3.648cm" svg:height="0.001cm" draw:transform="rotate (-3.14159265358979) translate (9.847cm 10.607cm)">
          <text:p/>
          <draw:enhanced-geometry draw:mirror-horizontal="true" draw:mirror-vertical="false" svg:viewBox="0 0 21600 21600" draw:type="mso-spt32" draw:enhanced-path="M 0 0 L 21600 21600 N"/>
        </draw:custom-shape>
        <draw:custom-shape draw:name="Google Shape;438;p72" draw:style-name="gr17" draw:text-style-name="P3" draw:layer="layout" svg:width="3.648cm" svg:height="0.001cm" draw:transform="rotate (-3.14159265358979) translate (9.828cm 13.147cm)">
          <text:p/>
          <draw:enhanced-geometry draw:mirror-horizontal="true" draw:mirror-vertical="false" svg:viewBox="0 0 21600 21600" draw:type="mso-spt32" draw:enhanced-path="M 0 0 L 21600 21600 N"/>
        </draw:custom-shape>
        <draw:custom-shape draw:name="Google Shape;439;p72" draw:style-name="gr18" draw:text-style-name="P36" draw:layer="layout" svg:width="0.688cm" svg:height="0.912cm" svg:x="15.866cm" svg:y="8.98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Google Shape;440;p72" draw:style-name="gr18" draw:text-style-name="P36" draw:layer="layout" svg:width="0.688cm" svg:height="0.912cm" svg:x="15.866cm" svg:y="11.5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presentation:notes draw:style-name="dp2">
          <draw:page-thumbnail draw:name="Google Shape;424;gdfa594f86d_0_96:notes" draw:style-name="gr4" draw:layer="layout" svg:width="16.932cm" svg:height="9.524cm" svg:x="1.059cm" svg:y="1.905cm" draw:page-number="22" presentation:class="page"/>
          <draw:frame draw:name="Google Shape;425;gdfa594f86d_0_96:notes" presentation:style-name="pr19" draw:text-style-name="P29" draw:layer="layout" svg:width="15.239cm" svg:height="11.429cm" svg:x="1.905cm" svg:y="12.065cm" presentation:class="notes" presentation:user-transformed="true">
            <draw:text-box>
              <text:p text:style-name="P17"><text:span text:style-name="T39">Important.</text:span><text:span text:style-name="T31"> The stride argument is also used to reverse strings. Notice that using [::1] returns a copy of the entire string and [::-1] returns a copy of the entire string in reverse order.</text:span></text:p>
            </draw:text-box>
          </draw:frame>
        </presentation:notes>
      </draw:page>
      <draw:page draw:name="Python Trim (strip) Methods" draw:style-name="dp3" draw:master-page-name="simple-light-2" presentation:presentation-page-layout-name="AL2T1">
        <draw:frame draw:name="Google Shape;445;p73" presentation:style-name="pr6" draw:text-style-name="P18" draw:layer="layout" svg:width="25.399cm" svg:height="2.826cm" svg:x="0cm" svg:y="0cm" presentation:class="title" presentation:user-transformed="true">
          <draw:text-box>
            <text:p text:style-name="P17"><text:span text:style-name="T13">Python Trim (strip) Methods</text:span></text:p>
          </draw:text-box>
        </draw:frame>
        <draw:frame draw:name="Google Shape;446;p73" draw:style-name="gr7"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447;p73" draw:style-name="gr6" draw:text-style-name="P5" draw:layer="layout" svg:width="23.917cm" svg:height="2.664cm" svg:x="1.258cm" svg:y="3.175cm">
          <text:list text:style-name="L5">
            <text:list-item>
              <text:p text:style-name="P42"><text:span text:style-name="T14">Strip Methods</text:span><text:span text:style-name="T9">: </text:span><text:span text:style-name="T22">Built-in function to remove leading and trailing whitespac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73" draw:style-name="gr6" draw:text-style-name="P5" draw:layer="layout" svg:width="3.97cm" svg:height="1.567cm" svg:x="2.582cm" svg:y="4.759cm">
          <text:p text:style-name="P16"><text:span text:style-name="T33">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73" draw:style-name="gr6" draw:text-style-name="P5" draw:layer="layout" svg:width="3.97cm" svg:height="1.567cm" svg:x="2.582cm" svg:y="7.096cm">
          <text:p text:style-name="P16"><text:span text:style-name="T33">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73" draw:style-name="gr6" draw:text-style-name="P5" draw:layer="layout" svg:width="3.542cm" svg:height="1.567cm" svg:x="2.796cm" svg:y="9.339cm">
          <text:p text:style-name="P16"><text:span text:style-name="T33">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73" draw:style-name="gr16" draw:text-style-name="P13" draw:layer="layout" svg:width="12.223cm" svg:height="1.271cm" svg:x="10.057cm" svg:y="4.909cm">
          <text:p text:style-name="P35"><text:span text:style-name="T34">str = “</text:span><text:span text:style-name="T40"> <text:s text:c="4"/>Hello Worl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73" draw:style-name="gr16" draw:text-style-name="P13" draw:layer="layout" svg:width="12.223cm" svg:height="1.271cm" svg:x="10.057cm" svg:y="7.223cm">
          <text:p text:style-name="P35"><text:span text:style-name="T34">str.stri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73" draw:style-name="gr16" draw:text-style-name="P13" draw:layer="layout" svg:width="12.223cm" svg:height="1.271cm" svg:x="10.057cm" svg:y="9.446cm">
          <text:p text:style-name="P35"><text:span text:style-name="T34">“</text:span><text:span text:style-name="T34">Hello Worl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73" draw:style-name="gr17" draw:text-style-name="P3" draw:layer="layout" svg:width="3.503cm" svg:height="0.001cm" svg:x="6.552cm" svg:y="5.55cm">
          <text:p/>
          <draw:enhanced-geometry draw:mirror-horizontal="false" draw:mirror-vertical="false" svg:viewBox="0 0 21600 21600" draw:type="mso-spt32" draw:enhanced-path="M 0 0 L 21600 21600 N"/>
        </draw:custom-shape>
        <draw:custom-shape draw:name="Google Shape;455;p73" draw:style-name="gr17" draw:text-style-name="P3" draw:layer="layout" svg:width="3.503cm" svg:height="0.001cm" draw:transform="rotate (-3.14159265358979) translate (10.053cm 7.888cm)">
          <text:p/>
          <draw:enhanced-geometry draw:mirror-horizontal="true" draw:mirror-vertical="false" svg:viewBox="0 0 21600 21600" draw:type="mso-spt32" draw:enhanced-path="M 0 0 L 21600 21600 N"/>
        </draw:custom-shape>
        <draw:custom-shape draw:name="Google Shape;456;p73" draw:style-name="gr17" draw:text-style-name="P3" draw:layer="layout" svg:width="3.503cm" svg:height="0.001cm" draw:transform="rotate (-3.14159265358979) translate (10.034cm 10.132cm)">
          <text:p/>
          <draw:enhanced-geometry draw:mirror-horizontal="true" draw:mirror-vertical="false" svg:viewBox="0 0 21600 21600" draw:type="mso-spt32" draw:enhanced-path="M 0 0 L 21600 21600 N"/>
        </draw:custom-shape>
        <draw:custom-shape draw:name="Google Shape;457;p73" draw:style-name="gr18" draw:text-style-name="P36" draw:layer="layout" svg:width="0.661cm" svg:height="0.545cm" svg:x="15.838cm" svg:y="6.34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Google Shape;458;p73" draw:style-name="gr18" draw:text-style-name="P36" draw:layer="layout" svg:width="0.661cm" svg:height="0.545cm" svg:x="15.838cm" svg:y="8.76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Google Shape;459;p73" draw:style-name="gr6" draw:text-style-name="P5" draw:layer="layout" svg:width="23.207cm" svg:height="2.535cm" svg:x="1.386cm" svg:y="11.393cm">
          <text:list text:style-name="L19">
            <text:list-item>
              <text:p text:style-name="P42"><text:span text:style-name="T25">rstrip</text:span><text:span text:style-name="T22"> removes <text:s/>leading and trailing whitespaces from “</text:span><text:span text:style-name="T9">r</text:span><text:span text:style-name="T22">ight” side of string</text:span></text:p>
            </text:list-item>
            <text:list-item>
              <text:p text:style-name="P42"><text:span text:style-name="T25">lstrip</text:span><text:span text:style-name="T22"> removes <text:s/>leading and trailing whitespaces from “</text:span><text:span text:style-name="T9">l</text:span><text:span text:style-name="T22">eft” side of str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2;gdf3607848d_2_153:notes" draw:style-name="gr4" draw:layer="layout" svg:width="16.932cm" svg:height="9.524cm" svg:x="1.059cm" svg:y="1.905cm" draw:page-number="23" presentation:class="page"/>
          <draw:frame draw:name="Google Shape;443;gdf3607848d_2_153:notes" presentation:style-name="pr19" draw:text-style-name="P29" draw:layer="layout" svg:width="15.239cm" svg:height="11.429cm" svg:x="1.905cm" svg:y="12.065cm" presentation:class="notes" presentation:user-transformed="true">
            <draw:text-box>
              <text:p text:style-name="P17"><text:span text:style-name="T41">Python Trim String</text:span></text:p>
              <text:p text:style-name="P17"><text:span text:style-name="T41">strip(): returns a new string after removing any leading and trailing whitespaces including tabs (\t).</text:span></text:p>
              <text:p text:style-name="P17"><text:span text:style-name="T41">rstrip(): returns a new string with trailing whitespace removed. It’s easier to remember as removing white spaces from “right” side of the string.</text:span></text:p>
              <text:p text:style-name="P17"><text:span text:style-name="T41">lstrip(): returns a new string with leading whitespace removed, or removing whitespaces from the “left” side of the string.</text:span></text:p>
            </draw:text-box>
          </draw:frame>
        </presentation:notes>
      </draw:page>
      <draw:page draw:name="Strings Concatenation" draw:style-name="dp3" draw:master-page-name="simple-light-2" presentation:presentation-page-layout-name="AL2T1">
        <draw:frame draw:name="Google Shape;464;p74" presentation:style-name="pr6" draw:text-style-name="P18" draw:layer="layout" svg:width="25.399cm" svg:height="2.826cm" svg:x="0cm" svg:y="0cm" presentation:class="title" presentation:user-transformed="true">
          <draw:text-box>
            <text:p text:style-name="P17"><text:span text:style-name="T13">Strings Concatenation</text:span></text:p>
          </draw:text-box>
        </draw:frame>
        <draw:frame draw:name="Google Shape;465;p74"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466;p74" draw:style-name="gr6" draw:text-style-name="P5" draw:layer="layout" svg:width="23.207cm" svg:height="1.65cm" svg:x="1.258cm" svg:y="3.175cm">
          <text:list text:style-name="L5">
            <text:list-item>
              <text:p text:style-name="P42"><text:span text:style-name="T14">Using the plus operator (+)</text:span><text:span text:style-name="T9">: </text:span><text:span text:style-name="T22">Add a variable to another varia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74" draw:style-name="gr6" draw:text-style-name="P5" draw:layer="layout" svg:width="3.97cm" svg:height="1.567cm" svg:x="2.515cm" svg:y="5.055cm">
          <text:p text:style-name="P16"><text:span text:style-name="T33">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74" draw:style-name="gr6" draw:text-style-name="P5" draw:layer="layout" svg:width="6.15cm" svg:height="1.567cm" svg:x="0.334cm" svg:y="9.948cm">
          <text:p text:style-name="P16"><text:span text:style-name="T33">Concaten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74" draw:style-name="gr6" draw:text-style-name="P5" draw:layer="layout" svg:width="3.542cm" svg:height="1.567cm" svg:x="2.729cm" svg:y="12.394cm">
          <text:p text:style-name="P16"><text:span text:style-name="T33">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74" draw:style-name="gr16" draw:text-style-name="P13" draw:layer="layout" svg:width="12.223cm" svg:height="1.271cm" svg:x="9.99cm" svg:y="5.205cm">
          <text:p text:style-name="P35"><text:span text:style-name="T34">str1 = “Hel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74" draw:style-name="gr16" draw:text-style-name="P13" draw:layer="layout" svg:width="12.223cm" svg:height="1.271cm" svg:x="9.99cm" svg:y="10.075cm">
          <text:p text:style-name="P35"><text:span text:style-name="T34">str1 + “</text:span><text:span text:style-name="T40"> ” + st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74" draw:style-name="gr16" draw:text-style-name="P13" draw:layer="layout" svg:width="12.223cm" svg:height="1.271cm" svg:x="9.99cm" svg:y="12.5cm">
          <text:p text:style-name="P35"><text:span text:style-name="T34">“</text:span><text:span text:style-name="T34">Hello Worl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74" draw:style-name="gr17" draw:text-style-name="P3" draw:layer="layout" svg:width="3.503cm" svg:height="0.001cm" svg:x="6.485cm" svg:y="6.085cm">
          <text:p/>
          <draw:enhanced-geometry draw:mirror-horizontal="false" draw:mirror-vertical="false" svg:viewBox="0 0 21600 21600" draw:type="mso-spt32" draw:enhanced-path="M 0 0 L 21600 21600 N"/>
        </draw:custom-shape>
        <draw:custom-shape draw:name="Google Shape;474;p74" draw:style-name="gr17" draw:text-style-name="P3" draw:layer="layout" svg:width="3.503cm" svg:height="0.001cm" draw:transform="rotate (-3.14159265358979) translate (9.986cm 10.739cm)">
          <text:p/>
          <draw:enhanced-geometry draw:mirror-horizontal="true" draw:mirror-vertical="false" svg:viewBox="0 0 21600 21600" draw:type="mso-spt32" draw:enhanced-path="M 0 0 L 21600 21600 N"/>
        </draw:custom-shape>
        <draw:custom-shape draw:name="Google Shape;475;p74" draw:style-name="gr17" draw:text-style-name="P3" draw:layer="layout" svg:width="3.503cm" svg:height="0.001cm" draw:transform="rotate (-3.14159265358979) translate (9.967cm 13.186cm)">
          <text:p/>
          <draw:enhanced-geometry draw:mirror-horizontal="true" draw:mirror-vertical="false" svg:viewBox="0 0 21600 21600" draw:type="mso-spt32" draw:enhanced-path="M 0 0 L 21600 21600 N"/>
        </draw:custom-shape>
        <draw:custom-shape draw:name="Google Shape;476;p74" draw:style-name="gr18" draw:text-style-name="P36" draw:layer="layout" svg:width="0.661cm" svg:height="0.82cm" svg:x="15.771cm" svg:y="6.65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Google Shape;477;p74" draw:style-name="gr6" draw:text-style-name="P5" draw:layer="layout" svg:width="3.97cm" svg:height="1.567cm" svg:x="2.515cm" svg:y="7.501cm">
          <text:p text:style-name="P16"><text:span text:style-name="T33">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8;p74" draw:style-name="gr16" draw:text-style-name="P13" draw:layer="layout" svg:width="12.223cm" svg:height="1.271cm" svg:x="9.99cm" svg:y="7.651cm">
          <text:p text:style-name="P35"><text:span text:style-name="T34">str2 = “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74" draw:style-name="gr17" draw:text-style-name="P3" draw:layer="layout" svg:width="3.503cm" svg:height="0.001cm" svg:x="6.485cm" svg:y="8.292cm">
          <text:p/>
          <draw:enhanced-geometry draw:mirror-horizontal="false" draw:mirror-vertical="false" svg:viewBox="0 0 21600 21600" draw:type="mso-spt32" draw:enhanced-path="M 0 0 L 21600 21600 N"/>
        </draw:custom-shape>
        <draw:custom-shape draw:name="Google Shape;480;p74" draw:style-name="gr18" draw:text-style-name="P36" draw:layer="layout" svg:width="0.661cm" svg:height="0.82cm" svg:x="15.771cm" svg:y="9.18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Google Shape;481;p74" draw:style-name="gr18" draw:text-style-name="P36" draw:layer="layout" svg:width="0.661cm" svg:height="0.82cm" svg:x="15.771cm" svg:y="11.51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presentation:notes draw:style-name="dp2">
          <draw:page-thumbnail draw:name="Google Shape;461;gdfa594f86d_0_42:notes" draw:style-name="gr4" draw:layer="layout" svg:width="16.932cm" svg:height="9.524cm" svg:x="1.059cm" svg:y="1.905cm" draw:page-number="24" presentation:class="page"/>
          <draw:frame draw:name="Google Shape;462;gdfa594f86d_0_42:notes" presentation:style-name="pr27" draw:text-style-name="P6" draw:layer="layout" svg:width="15.239cm" svg:height="11.429cm" svg:x="1.905cm" svg:y="12.065cm" presentation:class="notes" presentation:placeholder="true" presentation:user-transformed="true">
            <draw:text-box/>
          </draw:frame>
        </presentation:notes>
      </draw:page>
      <draw:page draw:name="Strings Concatenation" draw:style-name="dp3" draw:master-page-name="simple-light-2" presentation:presentation-page-layout-name="AL2T1">
        <draw:frame draw:name="Google Shape;486;p75" presentation:style-name="pr6" draw:text-style-name="P18" draw:layer="layout" svg:width="25.399cm" svg:height="2.826cm" svg:x="0cm" svg:y="0cm" presentation:class="title" presentation:user-transformed="true">
          <draw:text-box>
            <text:p text:style-name="P17"><text:span text:style-name="T13">Strings Concatenation</text:span></text:p>
          </draw:text-box>
        </draw:frame>
        <draw:frame draw:name="Google Shape;487;p75" draw:style-name="gr7"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488;p75" draw:style-name="gr23" draw:text-style-name="P5" draw:layer="layout" svg:width="23.206cm" svg:height="8.524cm" svg:x="1.258cm" svg:y="3.379cm">
          <text:list text:style-name="L20">
            <text:list-item>
              <text:p text:style-name="P42"><text:span text:style-name="T14">For Strings:</text:span></text:p>
            </text:list-item>
          </text:list>
          <text:p text:style-name="P43"><text:span text:style-name="T22">The </text:span><text:span text:style-name="T36">plus</text:span><text:span text:style-name="T22"> (+) works as a String concatenation operator.</text:span></text:p>
          <text:p text:style-name="P44"><text:span text:style-name="T22"/></text:p>
          <text:p text:style-name="P44"><text:span text:style-name="T22"/></text:p>
          <text:list text:continue-numbering="true" text:style-name="L20">
            <text:list-item>
              <text:p text:style-name="P45"><text:span text:style-name="T14">For Numbers:</text:span></text:p>
            </text:list-item>
          </text:list>
          <text:p text:style-name="P43"><text:span text:style-name="T22">The </text:span><text:span text:style-name="T36">plus</text:span><text:span text:style-name="T22"> (+) works as a mathematical operator.</text:span></text:p>
          <text:p text:style-name="P46"><text:span text:style-name="T22"/></text:p>
          <text:p text:style-name="P46"><text:span text:style-name="T42">⚠</text:span><text:span text:style-name="T43"> </text:span><text:span text:style-name="T44">Tip</text:span><text:span text:style-name="T27">: Use the plus operator carefully! Do not try to concatenate a String with a number, in this case Python will return an error.</text:span></text:p>
          <text:p text:style-name="P16"><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3;gdf3607848d_2_160:notes" draw:style-name="gr4" draw:layer="layout" svg:width="16.932cm" svg:height="9.524cm" svg:x="1.059cm" svg:y="1.905cm" draw:page-number="25" presentation:class="page"/>
          <draw:frame draw:name="Google Shape;484;gdf3607848d_2_160:notes" presentation:style-name="pr28" draw:text-style-name="P6" draw:layer="layout" svg:width="15.239cm" svg:height="11.429cm" svg:x="1.905cm" svg:y="12.065cm" presentation:class="notes" presentation:placeholder="true" presentation:user-transformed="true">
            <draw:text-box/>
          </draw:frame>
        </presentation:notes>
      </draw:page>
      <draw:page draw:name="Strings Concatenation" draw:style-name="dp3" draw:master-page-name="simple-light-2" presentation:presentation-page-layout-name="AL2T1">
        <draw:frame draw:name="Google Shape;493;p76" presentation:style-name="pr6" draw:text-style-name="P18" draw:layer="layout" svg:width="25.399cm" svg:height="2.826cm" svg:x="0cm" svg:y="0cm" presentation:class="title" presentation:user-transformed="true">
          <draw:text-box>
            <text:p text:style-name="P17"><text:span text:style-name="T13">Strings Concatenation</text:span></text:p>
          </draw:text-box>
        </draw:frame>
        <draw:frame draw:name="Google Shape;494;p76"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495;p76" draw:style-name="gr6" draw:text-style-name="P5" draw:layer="layout" svg:width="23.207cm" svg:height="2.664cm" svg:x="1.258cm" svg:y="3.175cm">
          <text:list text:style-name="L5">
            <text:list-item>
              <text:p text:style-name="P42"><text:span text:style-name="T14">Using the multiplication operator (*)</text:span><text:span text:style-name="T9">: </text:span><text:span text:style-name="T22">Repeat a variable multiple times by multiplying with a numb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76" draw:style-name="gr6" draw:text-style-name="P5" draw:layer="layout" svg:width="3.97cm" svg:height="1.567cm" svg:x="2.582cm" svg:y="5.394cm">
          <text:p text:style-name="P16"><text:span text:style-name="T33">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76" draw:style-name="gr6" draw:text-style-name="P5" draw:layer="layout" svg:width="3.97cm" svg:height="1.567cm" svg:x="2.582cm" svg:y="8.484cm">
          <text:p text:style-name="P16"><text:span text:style-name="T33">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76" draw:style-name="gr6" draw:text-style-name="P5" draw:layer="layout" svg:width="3.542cm" svg:height="1.567cm" svg:x="2.796cm" svg:y="11.574cm">
          <text:p text:style-name="P16"><text:span text:style-name="T33">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9;p76" draw:style-name="gr16" draw:text-style-name="P13" draw:layer="layout" svg:width="12.223cm" svg:height="1.271cm" svg:x="10.057cm" svg:y="5.544cm">
          <text:p text:style-name="P35"><text:span text:style-name="T34">str = “By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76" draw:style-name="gr16" draw:text-style-name="P13" draw:layer="layout" svg:width="12.223cm" svg:height="1.271cm" svg:x="10.057cm" svg:y="8.611cm">
          <text:p text:style-name="P35"><text:span text:style-name="T34">str *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1;p76" draw:style-name="gr16" draw:text-style-name="P13" draw:layer="layout" svg:width="12.223cm" svg:height="1.271cm" svg:x="10.057cm" svg:y="11.681cm">
          <text:p text:style-name="P35"><text:span text:style-name="T34">“</text:span><text:span text:style-name="T34">ByeBy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p76" draw:style-name="gr17" draw:text-style-name="P3" draw:layer="layout" svg:width="3.503cm" svg:height="0.001cm" svg:x="6.552cm" svg:y="6.185cm">
          <text:p/>
          <draw:enhanced-geometry draw:mirror-horizontal="false" draw:mirror-vertical="false" svg:viewBox="0 0 21600 21600" draw:type="mso-spt32" draw:enhanced-path="M 0 0 L 21600 21600 N"/>
        </draw:custom-shape>
        <draw:custom-shape draw:name="Google Shape;503;p76" draw:style-name="gr17" draw:text-style-name="P3" draw:layer="layout" svg:width="3.503cm" svg:height="0.001cm" draw:transform="rotate (-3.14159265358979) translate (10.053cm 9.276cm)">
          <text:p/>
          <draw:enhanced-geometry draw:mirror-horizontal="true" draw:mirror-vertical="false" svg:viewBox="0 0 21600 21600" draw:type="mso-spt32" draw:enhanced-path="M 0 0 L 21600 21600 N"/>
        </draw:custom-shape>
        <draw:custom-shape draw:name="Google Shape;504;p76" draw:style-name="gr17" draw:text-style-name="P3" draw:layer="layout" svg:width="3.503cm" svg:height="0.001cm" draw:transform="rotate (-3.14159265358979) translate (10.034cm 12.367cm)">
          <text:p/>
          <draw:enhanced-geometry draw:mirror-horizontal="true" draw:mirror-vertical="false" svg:viewBox="0 0 21600 21600" draw:type="mso-spt32" draw:enhanced-path="M 0 0 L 21600 21600 N"/>
        </draw:custom-shape>
        <draw:custom-shape draw:name="Google Shape;505;p76" draw:style-name="gr18" draw:text-style-name="P36" draw:layer="layout" svg:width="0.661cm" svg:height="1.111cm" svg:x="15.838cm" svg:y="7.16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Google Shape;506;p76" draw:style-name="gr18" draw:text-style-name="P36" draw:layer="layout" svg:width="0.661cm" svg:height="1.111cm" svg:x="15.838cm" svg:y="10.23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presentation:notes draw:style-name="dp2">
          <draw:page-thumbnail draw:name="Google Shape;490;gdfa594f86d_0_64:notes" draw:style-name="gr4" draw:layer="layout" svg:width="16.932cm" svg:height="9.524cm" svg:x="1.059cm" svg:y="1.905cm" draw:page-number="26" presentation:class="page"/>
          <draw:frame draw:name="Google Shape;491;gdfa594f86d_0_64:notes" presentation:style-name="pr29" draw:text-style-name="P6" draw:layer="layout" svg:width="15.239cm" svg:height="11.429cm" svg:x="1.905cm" svg:y="12.065cm" presentation:class="notes" presentation:placeholder="true" presentation:user-transformed="true">
            <draw:text-box/>
          </draw:frame>
        </presentation:notes>
      </draw:page>
      <draw:page draw:name="String Concatenation: Formatting" draw:style-name="dp3" draw:master-page-name="simple-light-2" presentation:presentation-page-layout-name="AL2T1">
        <draw:frame draw:name="Google Shape;511;p77" presentation:style-name="pr6" draw:text-style-name="P18" draw:layer="layout" svg:width="25.399cm" svg:height="2.826cm" svg:x="0cm" svg:y="0cm" presentation:class="title" presentation:user-transformed="true">
          <draw:text-box>
            <text:p text:style-name="P17"><text:span text:style-name="T13">String Concatenation: Formatting</text:span></text:p>
          </draw:text-box>
        </draw:frame>
        <draw:frame draw:name="Google Shape;512;p77"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513;p77" draw:style-name="gr6" draw:text-style-name="P5" draw:layer="layout" svg:width="23.207cm" svg:height="2.793cm" svg:x="1.096cm" svg:y="3.107cm">
          <text:list text:style-name="L5">
            <text:list-item>
              <text:p text:style-name="P42"><text:span text:style-name="T5">Another way of concatenating strings is using string formatting.</text:span></text:p>
            </text:list-item>
          </text:list>
          <text:list text:style-name="L20">
            <text:list-item>
              <text:p text:style-name="P42"><text:span text:style-name="T5">String formatting can be done using the </text:span><text:span text:style-name="T14">%</text:span><text:span text:style-name="T5"> operato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77" draw:style-name="gr6" draw:text-style-name="P5" draw:layer="layout" svg:width="3.97cm" svg:height="1.567cm" svg:x="2.582cm" svg:y="5.394cm">
          <text:p text:style-name="P16"><text:span text:style-name="T33">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77" draw:style-name="gr6" draw:text-style-name="P5" draw:layer="layout" svg:width="3.97cm" svg:height="1.567cm" svg:x="2.582cm" svg:y="8.484cm">
          <text:p text:style-name="P16"><text:span text:style-name="T33">Form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p77" draw:style-name="gr6" draw:text-style-name="P5" draw:layer="layout" svg:width="3.542cm" svg:height="1.567cm" svg:x="2.796cm" svg:y="11.574cm">
          <text:p text:style-name="P16"><text:span text:style-name="T33">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77" draw:style-name="gr16" draw:text-style-name="P13" draw:layer="layout" svg:width="12.223cm" svg:height="1.271cm" svg:x="10.057cm" svg:y="5.544cm">
          <text:p text:style-name="P35"><text:span text:style-name="T34">str = "</text:span><text:span text:style-name="T38">%d</text:span><text:span text:style-name="T34">. </text:span><text:span text:style-name="T38">%s</text:span><text:span text:style-name="T34"> (</text:span><text:span text:style-name="T38">%s</text:span><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77" draw:style-name="gr16" draw:text-style-name="P13" draw:layer="layout" svg:width="12.223cm" svg:height="1.271cm" svg:x="10.057cm" svg:y="8.611cm">
          <text:p text:style-name="P35"><text:span text:style-name="T34">str </text:span><text:span text:style-name="T38">%</text:span><text:span text:style-name="T34"> (1, "Player", "T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p77" draw:style-name="gr16" draw:text-style-name="P13" draw:layer="layout" svg:width="12.223cm" svg:height="1.271cm" svg:x="10.057cm" svg:y="11.681cm">
          <text:p text:style-name="P35"><text:span text:style-name="T34">“</text:span><text:span text:style-name="T34">1. Player (Team)</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77" draw:style-name="gr17" draw:text-style-name="P3" draw:layer="layout" svg:width="3.503cm" svg:height="0.001cm" svg:x="6.552cm" svg:y="6.185cm">
          <text:p/>
          <draw:enhanced-geometry draw:mirror-horizontal="false" draw:mirror-vertical="false" svg:viewBox="0 0 21600 21600" draw:type="mso-spt32" draw:enhanced-path="M 0 0 L 21600 21600 N"/>
        </draw:custom-shape>
        <draw:custom-shape draw:name="Google Shape;521;p77" draw:style-name="gr17" draw:text-style-name="P3" draw:layer="layout" svg:width="3.503cm" svg:height="0.001cm" draw:transform="rotate (-3.14159265358979) translate (10.053cm 9.276cm)">
          <text:p/>
          <draw:enhanced-geometry draw:mirror-horizontal="true" draw:mirror-vertical="false" svg:viewBox="0 0 21600 21600" draw:type="mso-spt32" draw:enhanced-path="M 0 0 L 21600 21600 N"/>
        </draw:custom-shape>
        <draw:custom-shape draw:name="Google Shape;522;p77" draw:style-name="gr17" draw:text-style-name="P3" draw:layer="layout" svg:width="3.503cm" svg:height="0.001cm" draw:transform="rotate (-3.14159265358979) translate (10.034cm 12.367cm)">
          <text:p/>
          <draw:enhanced-geometry draw:mirror-horizontal="true" draw:mirror-vertical="false" svg:viewBox="0 0 21600 21600" draw:type="mso-spt32" draw:enhanced-path="M 0 0 L 21600 21600 N"/>
        </draw:custom-shape>
        <draw:custom-shape draw:name="Google Shape;523;p77" draw:style-name="gr18" draw:text-style-name="P36" draw:layer="layout" svg:width="0.661cm" svg:height="1.111cm" svg:x="15.838cm" svg:y="7.16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Google Shape;524;p77" draw:style-name="gr18" draw:text-style-name="P36" draw:layer="layout" svg:width="0.661cm" svg:height="1.111cm" svg:x="15.838cm" svg:y="10.23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presentation:notes draw:style-name="dp2">
          <draw:page-thumbnail draw:name="Google Shape;508;g117a752466d_1_0:notes" draw:style-name="gr4" draw:layer="layout" svg:width="16.932cm" svg:height="9.524cm" svg:x="1.059cm" svg:y="1.905cm" draw:page-number="27" presentation:class="page"/>
          <draw:frame draw:name="Google Shape;509;g117a752466d_1_0:notes" presentation:style-name="pr19" draw:text-style-name="P29" draw:layer="layout" svg:width="15.239cm" svg:height="11.429cm" svg:x="1.905cm" svg:y="12.065cm" presentation:class="notes" presentation:user-transformed="true">
            <draw:text-box>
              <text:p text:style-name="P17"><text:span text:style-name="T31">Notice that the arguments are defined using % and a letter that can be d (decimal) or s (string).</text:span></text:p>
              <text:p text:style-name="P17"><text:span text:style-name="T31">Separating the pattern from the values helps keeping a more readable code.</text:span></text:p>
            </draw:text-box>
          </draw:frame>
        </presentation:notes>
      </draw:page>
      <draw:page draw:name="String Formatting" draw:style-name="dp3" draw:master-page-name="simple-light-2" presentation:presentation-page-layout-name="AL2T1">
        <draw:frame draw:name="Google Shape;529;p78" presentation:style-name="pr6" draw:text-style-name="P18" draw:layer="layout" svg:width="25.399cm" svg:height="2.826cm" svg:x="0cm" svg:y="0cm" presentation:class="title" presentation:user-transformed="true">
          <draw:text-box>
            <text:p text:style-name="P17"><text:span text:style-name="T13">String Formatting</text:span></text:p>
          </draw:text-box>
        </draw:frame>
        <draw:frame draw:name="Google Shape;530;p78"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531;p78" draw:style-name="gr6" draw:text-style-name="P5" draw:layer="layout" svg:width="23.207cm" svg:height="1.65cm" svg:x="1.096cm" svg:y="3.107cm">
          <text:list text:style-name="L20">
            <text:list-item>
              <text:p text:style-name="P42"><text:span text:style-name="T5">A better way of formatting strings is using the </text:span><text:span text:style-name="T46">format</text:span><text:span text:style-name="T47"> meth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78" draw:style-name="gr6" draw:text-style-name="P5" draw:layer="layout" svg:width="3.97cm" svg:height="1.567cm" svg:x="2.582cm" svg:y="5.394cm">
          <text:p text:style-name="P16"><text:span text:style-name="T33">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78" draw:style-name="gr6" draw:text-style-name="P5" draw:layer="layout" svg:width="3.97cm" svg:height="1.567cm" svg:x="2.582cm" svg:y="8.484cm">
          <text:p text:style-name="P16"><text:span text:style-name="T33">Form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78" draw:style-name="gr6" draw:text-style-name="P5" draw:layer="layout" svg:width="3.542cm" svg:height="1.567cm" svg:x="2.796cm" svg:y="11.574cm">
          <text:p text:style-name="P16"><text:span text:style-name="T33">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78" draw:style-name="gr16" draw:text-style-name="P13" draw:layer="layout" svg:width="12.981cm" svg:height="1.271cm" svg:x="10.057cm" svg:y="5.544cm">
          <text:p text:style-name="P35"><text:span text:style-name="T34">str = "</text:span><text:span text:style-name="T38">{}</text:span><text:span text:style-name="T34">. </text:span><text:span text:style-name="T38">{}</text:span><text:span text:style-name="T34"> (</text:span><text:span text:style-name="T38">{}</text:span><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78" draw:style-name="gr16" draw:text-style-name="P13" draw:layer="layout" svg:width="12.981cm" svg:height="1.271cm" svg:x="10.057cm" svg:y="8.611cm">
          <text:p text:style-name="P35"><text:span text:style-name="T34">str.</text:span><text:span text:style-name="T38">format</text:span><text:span text:style-name="T34">(1, "Player", "T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78" draw:style-name="gr16" draw:text-style-name="P13" draw:layer="layout" svg:width="12.981cm" svg:height="1.271cm" svg:x="10.057cm" svg:y="11.681cm">
          <text:p text:style-name="P35"><text:span text:style-name="T34">“</text:span><text:span text:style-name="T34">1. Player (Team)</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78" draw:style-name="gr17" draw:text-style-name="P3" draw:layer="layout" svg:width="3.503cm" svg:height="0.001cm" svg:x="6.552cm" svg:y="6.185cm">
          <text:p/>
          <draw:enhanced-geometry draw:mirror-horizontal="false" draw:mirror-vertical="false" svg:viewBox="0 0 21600 21600" draw:type="mso-spt32" draw:enhanced-path="M 0 0 L 21600 21600 N"/>
        </draw:custom-shape>
        <draw:custom-shape draw:name="Google Shape;539;p78" draw:style-name="gr17" draw:text-style-name="P3" draw:layer="layout" svg:width="3.503cm" svg:height="0.001cm" draw:transform="rotate (-3.14159265358979) translate (10.053cm 9.276cm)">
          <text:p/>
          <draw:enhanced-geometry draw:mirror-horizontal="true" draw:mirror-vertical="false" svg:viewBox="0 0 21600 21600" draw:type="mso-spt32" draw:enhanced-path="M 0 0 L 21600 21600 N"/>
        </draw:custom-shape>
        <draw:custom-shape draw:name="Google Shape;540;p78" draw:style-name="gr17" draw:text-style-name="P3" draw:layer="layout" svg:width="3.503cm" svg:height="0.001cm" draw:transform="rotate (-3.14159265358979) translate (10.034cm 12.367cm)">
          <text:p/>
          <draw:enhanced-geometry draw:mirror-horizontal="true" draw:mirror-vertical="false" svg:viewBox="0 0 21600 21600" draw:type="mso-spt32" draw:enhanced-path="M 0 0 L 21600 21600 N"/>
        </draw:custom-shape>
        <draw:custom-shape draw:name="Google Shape;541;p78" draw:style-name="gr18" draw:text-style-name="P36" draw:layer="layout" svg:width="0.661cm" svg:height="1.111cm" svg:x="15.838cm" svg:y="7.16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Google Shape;542;p78" draw:style-name="gr18" draw:text-style-name="P36" draw:layer="layout" svg:width="0.661cm" svg:height="1.111cm" svg:x="15.838cm" svg:y="10.23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presentation:notes draw:style-name="dp2">
          <draw:page-thumbnail draw:name="Google Shape;526;g117a752466d_1_18:notes" draw:style-name="gr4" draw:layer="layout" svg:width="16.932cm" svg:height="9.524cm" svg:x="1.059cm" svg:y="1.905cm" draw:page-number="28" presentation:class="page"/>
          <draw:frame draw:name="Google Shape;527;g117a752466d_1_18:notes" presentation:style-name="pr30" draw:text-style-name="P6" draw:layer="layout" svg:width="15.239cm" svg:height="11.429cm" svg:x="1.905cm" svg:y="12.065cm" presentation:class="notes" presentation:placeholder="true" presentation:user-transformed="true">
            <draw:text-box/>
          </draw:frame>
        </presentation:notes>
      </draw:page>
      <draw:page draw:name="String Formatting" draw:style-name="dp3" draw:master-page-name="simple-light-2" presentation:presentation-page-layout-name="AL2T1">
        <draw:frame draw:name="Google Shape;547;p79" presentation:style-name="pr6" draw:text-style-name="P18" draw:layer="layout" svg:width="25.399cm" svg:height="2.826cm" svg:x="0cm" svg:y="0cm" presentation:class="title" presentation:user-transformed="true">
          <draw:text-box>
            <text:p text:style-name="P17"><text:span text:style-name="T13">String Formatting</text:span></text:p>
          </draw:text-box>
        </draw:frame>
        <draw:frame draw:name="Google Shape;548;p79"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549;p79" draw:style-name="gr6" draw:text-style-name="P5" draw:layer="layout" svg:width="23.207cm" svg:height="1.65cm" svg:x="1.096cm" svg:y="3.107cm">
          <text:list text:style-name="L20">
            <text:list-item>
              <text:p text:style-name="P42"><text:span text:style-name="T5">The </text:span><text:span text:style-name="T46">format</text:span><text:span text:style-name="T47"> method also allows indexing the valu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79" draw:style-name="gr6" draw:text-style-name="P5" draw:layer="layout" svg:width="3.97cm" svg:height="1.567cm" svg:x="2.582cm" svg:y="5.394cm">
          <text:p text:style-name="P16"><text:span text:style-name="T33">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79" draw:style-name="gr6" draw:text-style-name="P5" draw:layer="layout" svg:width="3.97cm" svg:height="1.567cm" svg:x="2.582cm" svg:y="8.484cm">
          <text:p text:style-name="P16"><text:span text:style-name="T33">Form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79" draw:style-name="gr6" draw:text-style-name="P5" draw:layer="layout" svg:width="3.542cm" svg:height="1.567cm" svg:x="2.796cm" svg:y="11.574cm">
          <text:p text:style-name="P16"><text:span text:style-name="T33">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79" draw:style-name="gr16" draw:text-style-name="P13" draw:layer="layout" svg:width="12.981cm" svg:height="1.271cm" svg:x="10.057cm" svg:y="5.544cm">
          <text:p text:style-name="P35"><text:span text:style-name="T34">str = "</text:span><text:span text:style-name="T38">{2}</text:span><text:span text:style-name="T34">. </text:span><text:span text:style-name="T38">{1}</text:span><text:span text:style-name="T34"> (</text:span><text:span text:style-name="T38">{0}</text:span><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79" draw:style-name="gr16" draw:text-style-name="P13" draw:layer="layout" svg:width="12.981cm" svg:height="1.271cm" svg:x="10.057cm" svg:y="8.611cm">
          <text:p text:style-name="P35"><text:span text:style-name="T34">str.format("Team", "Player",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79" draw:style-name="gr16" draw:text-style-name="P13" draw:layer="layout" svg:width="12.981cm" svg:height="1.271cm" svg:x="10.057cm" svg:y="11.681cm">
          <text:p text:style-name="P35"><text:span text:style-name="T34">“</text:span><text:span text:style-name="T34">1. Player (Team)</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79" draw:style-name="gr17" draw:text-style-name="P3" draw:layer="layout" svg:width="3.503cm" svg:height="0.001cm" svg:x="6.552cm" svg:y="6.185cm">
          <text:p/>
          <draw:enhanced-geometry draw:mirror-horizontal="false" draw:mirror-vertical="false" svg:viewBox="0 0 21600 21600" draw:type="mso-spt32" draw:enhanced-path="M 0 0 L 21600 21600 N"/>
        </draw:custom-shape>
        <draw:custom-shape draw:name="Google Shape;557;p79" draw:style-name="gr17" draw:text-style-name="P3" draw:layer="layout" svg:width="3.503cm" svg:height="0.001cm" draw:transform="rotate (-3.14159265358979) translate (10.053cm 9.276cm)">
          <text:p/>
          <draw:enhanced-geometry draw:mirror-horizontal="true" draw:mirror-vertical="false" svg:viewBox="0 0 21600 21600" draw:type="mso-spt32" draw:enhanced-path="M 0 0 L 21600 21600 N"/>
        </draw:custom-shape>
        <draw:custom-shape draw:name="Google Shape;558;p79" draw:style-name="gr17" draw:text-style-name="P3" draw:layer="layout" svg:width="3.503cm" svg:height="0.001cm" draw:transform="rotate (-3.14159265358979) translate (10.034cm 12.367cm)">
          <text:p/>
          <draw:enhanced-geometry draw:mirror-horizontal="true" draw:mirror-vertical="false" svg:viewBox="0 0 21600 21600" draw:type="mso-spt32" draw:enhanced-path="M 0 0 L 21600 21600 N"/>
        </draw:custom-shape>
        <draw:custom-shape draw:name="Google Shape;559;p79" draw:style-name="gr18" draw:text-style-name="P36" draw:layer="layout" svg:width="0.661cm" svg:height="1.111cm" svg:x="15.838cm" svg:y="7.16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Google Shape;560;p79" draw:style-name="gr18" draw:text-style-name="P36" draw:layer="layout" svg:width="0.661cm" svg:height="1.111cm" svg:x="15.838cm" svg:y="10.23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presentation:notes draw:style-name="dp2">
          <draw:page-thumbnail draw:name="Google Shape;544;g117a752466d_1_35:notes" draw:style-name="gr4" draw:layer="layout" svg:width="16.932cm" svg:height="9.524cm" svg:x="1.059cm" svg:y="1.905cm" draw:page-number="29" presentation:class="page"/>
          <draw:frame draw:name="Google Shape;545;g117a752466d_1_35:notes" presentation:style-name="pr31" draw:text-style-name="P6" draw:layer="layout" svg:width="15.239cm" svg:height="11.429cm" svg:x="1.905cm" svg:y="12.065cm" presentation:class="notes" presentation:placeholder="true" presentation:user-transformed="true">
            <draw:text-box/>
          </draw:frame>
        </presentation:notes>
      </draw:page>
      <draw:page draw:name="String Formatting" draw:style-name="dp3" draw:master-page-name="simple-light-2" presentation:presentation-page-layout-name="AL2T1">
        <draw:frame draw:name="Google Shape;565;p80" presentation:style-name="pr6" draw:text-style-name="P18" draw:layer="layout" svg:width="25.399cm" svg:height="2.826cm" svg:x="0cm" svg:y="0cm" presentation:class="title" presentation:user-transformed="true">
          <draw:text-box>
            <text:p text:style-name="P17"><text:span text:style-name="T13">String Formatting</text:span></text:p>
          </draw:text-box>
        </draw:frame>
        <draw:frame draw:name="Google Shape;566;p80"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567;p80" draw:style-name="gr6" draw:text-style-name="P5" draw:layer="layout" svg:width="23.207cm" svg:height="1.65cm" svg:x="1.096cm" svg:y="3.107cm">
          <text:list text:style-name="L20">
            <text:list-item>
              <text:p text:style-name="P42"><text:span text:style-name="T5">The </text:span><text:span text:style-name="T46">format</text:span><text:span text:style-name="T47"> method also allows using keyword argu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80" draw:style-name="gr6" draw:text-style-name="P5" draw:layer="layout" svg:width="3.97cm" svg:height="1.567cm" svg:x="2.582cm" svg:y="5.394cm">
          <text:p text:style-name="P16"><text:span text:style-name="T33">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80" draw:style-name="gr6" draw:text-style-name="P5" draw:layer="layout" svg:width="3.97cm" svg:height="1.567cm" svg:x="2.582cm" svg:y="8.484cm">
          <text:p text:style-name="P16"><text:span text:style-name="T33">Form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80" draw:style-name="gr6" draw:text-style-name="P5" draw:layer="layout" svg:width="3.542cm" svg:height="1.567cm" svg:x="2.796cm" svg:y="11.574cm">
          <text:p text:style-name="P16"><text:span text:style-name="T33">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80" draw:style-name="gr16" draw:text-style-name="P13" draw:layer="layout" svg:width="12.981cm" svg:height="1.271cm" svg:x="10.057cm" svg:y="5.544cm">
          <text:p text:style-name="P35"><text:span text:style-name="T34">str = "</text:span><text:span text:style-name="T38">{id}</text:span><text:span text:style-name="T34">. </text:span><text:span text:style-name="T38">{name}</text:span><text:span text:style-name="T34"> (</text:span><text:span text:style-name="T38">{t}</text:span><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80" draw:style-name="gr16" draw:text-style-name="P13" draw:layer="layout" svg:width="12.981cm" svg:height="2.033cm" svg:x="10.057cm" svg:y="8.227cm">
          <text:p text:style-name="P35"><text:span text:style-name="T34">str.format(</text:span><text:span text:style-name="T34"><text:line-break/></text:span><text:span text:style-name="T34">t="Team", name="Player", id=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80" draw:style-name="gr16" draw:text-style-name="P13" draw:layer="layout" svg:width="12.981cm" svg:height="1.271cm" svg:x="10.057cm" svg:y="11.681cm">
          <text:p text:style-name="P35"><text:span text:style-name="T34">“</text:span><text:span text:style-name="T34">1. Player (Team)</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80" draw:style-name="gr17" draw:text-style-name="P3" draw:layer="layout" svg:width="3.503cm" svg:height="0.001cm" svg:x="6.552cm" svg:y="6.185cm">
          <text:p/>
          <draw:enhanced-geometry draw:mirror-horizontal="false" draw:mirror-vertical="false" svg:viewBox="0 0 21600 21600" draw:type="mso-spt32" draw:enhanced-path="M 0 0 L 21600 21600 N"/>
        </draw:custom-shape>
        <draw:custom-shape draw:name="Google Shape;575;p80" draw:style-name="gr17" draw:text-style-name="P3" draw:layer="layout" svg:width="3.503cm" svg:height="0.001cm" draw:transform="rotate (-3.14159265358979) translate (10.053cm 9.276cm)">
          <text:p/>
          <draw:enhanced-geometry draw:mirror-horizontal="true" draw:mirror-vertical="false" svg:viewBox="0 0 21600 21600" draw:type="mso-spt32" draw:enhanced-path="M 0 0 L 21600 21600 N"/>
        </draw:custom-shape>
        <draw:custom-shape draw:name="Google Shape;576;p80" draw:style-name="gr17" draw:text-style-name="P3" draw:layer="layout" svg:width="3.503cm" svg:height="0.001cm" draw:transform="rotate (-3.14159265358979) translate (10.034cm 12.367cm)">
          <text:p/>
          <draw:enhanced-geometry draw:mirror-horizontal="true" draw:mirror-vertical="false" svg:viewBox="0 0 21600 21600" draw:type="mso-spt32" draw:enhanced-path="M 0 0 L 21600 21600 N"/>
        </draw:custom-shape>
        <draw:custom-shape draw:name="Google Shape;577;p80" draw:style-name="gr18" draw:text-style-name="P36" draw:layer="layout" svg:width="0.661cm" svg:height="1.111cm" svg:x="15.838cm" svg:y="7.16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Google Shape;578;p80" draw:style-name="gr18" draw:text-style-name="P36" draw:layer="layout" svg:width="0.661cm" svg:height="1.111cm" svg:x="15.838cm" svg:y="10.23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presentation:notes draw:style-name="dp2">
          <draw:page-thumbnail draw:name="Google Shape;562;g117a752466d_1_52:notes" draw:style-name="gr4" draw:layer="layout" svg:width="16.932cm" svg:height="9.524cm" svg:x="1.059cm" svg:y="1.905cm" draw:page-number="30" presentation:class="page"/>
          <draw:frame draw:name="Google Shape;563;g117a752466d_1_52:notes" presentation:style-name="pr32" draw:text-style-name="P6" draw:layer="layout" svg:width="15.239cm" svg:height="11.429cm" svg:x="1.905cm" svg:y="12.065cm" presentation:class="notes" presentation:placeholder="true" presentation:user-transformed="true">
            <draw:text-box/>
          </draw:frame>
        </presentation:notes>
      </draw:page>
      <draw:page draw:name="String Formatting" draw:style-name="dp3" draw:master-page-name="simple-light-2" presentation:presentation-page-layout-name="AL2T1">
        <draw:frame draw:name="Google Shape;583;p81" presentation:style-name="pr6" draw:text-style-name="P18" draw:layer="layout" svg:width="25.399cm" svg:height="2.826cm" svg:x="0cm" svg:y="0cm" presentation:class="title" presentation:user-transformed="true">
          <draw:text-box>
            <text:p text:style-name="P17"><text:span text:style-name="T13">String Formatting</text:span></text:p>
          </draw:text-box>
        </draw:frame>
        <draw:frame draw:name="Google Shape;584;p81"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585;p81" draw:style-name="gr6" draw:text-style-name="P5" draw:layer="layout" svg:width="23.207cm" svg:height="1.65cm" svg:x="1.096cm" svg:y="3.107cm">
          <text:list text:style-name="L20">
            <text:list-item>
              <text:p text:style-name="P42"><text:span text:style-name="T5">There is a third way of formatting strings: </text:span><text:span text:style-name="T14">f-strings</text:span><text:span text:style-name="T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6;p81" draw:style-name="gr6" draw:text-style-name="P5" draw:layer="layout" svg:width="3.97cm" svg:height="1.567cm" svg:x="2.582cm" svg:y="5.394cm">
          <text:p text:style-name="P16"><text:span text:style-name="T33">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81" draw:style-name="gr6" draw:text-style-name="P5" draw:layer="layout" svg:width="4.616cm" svg:height="1.567cm" svg:x="1.936cm" svg:y="8.484cm">
          <text:p text:style-name="P16"><text:span text:style-name="T33">F-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81" draw:style-name="gr6" draw:text-style-name="P5" draw:layer="layout" svg:width="3.542cm" svg:height="1.567cm" svg:x="2.796cm" svg:y="11.574cm">
          <text:p text:style-name="P16"><text:span text:style-name="T33">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81" draw:style-name="gr16" draw:text-style-name="P13" draw:layer="layout" svg:width="12.981cm" svg:height="1.271cm" svg:x="10.057cm" svg:y="5.544cm">
          <text:p text:style-name="P35"><text:span text:style-name="T34">name = "</text:span><text:span text:style-name="T38">Player</text:span><text:span text:style-name="T34">"; id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p81" draw:style-name="gr16" draw:text-style-name="P13" draw:layer="layout" svg:width="12.981cm" svg:height="1.271cm" svg:x="10.057cm" svg:y="8.227cm">
          <text:p text:style-name="P35"><text:span text:style-name="T34">str = </text:span><text:span text:style-name="T38">f</text:span><text:span text:style-name="T34">"{id}. {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1;p81" draw:style-name="gr16" draw:text-style-name="P13" draw:layer="layout" svg:width="12.981cm" svg:height="1.271cm" svg:x="10.057cm" svg:y="11.681cm">
          <text:p text:style-name="P35"><text:span text:style-name="T34">“</text:span><text:span text:style-name="T34">1. Player</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81" draw:style-name="gr17" draw:text-style-name="P3" draw:layer="layout" svg:width="3.503cm" svg:height="0.001cm" svg:x="6.552cm" svg:y="6.185cm">
          <text:p/>
          <draw:enhanced-geometry draw:mirror-horizontal="false" draw:mirror-vertical="false" svg:viewBox="0 0 21600 21600" draw:type="mso-spt32" draw:enhanced-path="M 0 0 L 21600 21600 N"/>
        </draw:custom-shape>
        <draw:custom-shape draw:name="Google Shape;593;p81" draw:style-name="gr17" draw:text-style-name="P3" draw:layer="layout" svg:width="3.503cm" svg:height="0.001cm" draw:transform="rotate (-3.14159265358979) translate (10.053cm 9.276cm)">
          <text:p/>
          <draw:enhanced-geometry draw:mirror-horizontal="true" draw:mirror-vertical="false" svg:viewBox="0 0 21600 21600" draw:type="mso-spt32" draw:enhanced-path="M 0 0 L 21600 21600 N"/>
        </draw:custom-shape>
        <draw:custom-shape draw:name="Google Shape;594;p81" draw:style-name="gr17" draw:text-style-name="P3" draw:layer="layout" svg:width="3.503cm" svg:height="0.001cm" draw:transform="rotate (-3.14159265358979) translate (10.034cm 12.367cm)">
          <text:p/>
          <draw:enhanced-geometry draw:mirror-horizontal="true" draw:mirror-vertical="false" svg:viewBox="0 0 21600 21600" draw:type="mso-spt32" draw:enhanced-path="M 0 0 L 21600 21600 N"/>
        </draw:custom-shape>
        <draw:custom-shape draw:name="Google Shape;595;p81" draw:style-name="gr18" draw:text-style-name="P36" draw:layer="layout" svg:width="0.661cm" svg:height="1.111cm" svg:x="15.838cm" svg:y="7.16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Google Shape;596;p81" draw:style-name="gr18" draw:text-style-name="P36" draw:layer="layout" svg:width="0.661cm" svg:height="1.111cm" svg:x="15.838cm" svg:y="10.23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presentation:notes draw:style-name="dp2">
          <draw:page-thumbnail draw:name="Google Shape;580;g117a752466d_1_69:notes" draw:style-name="gr4" draw:layer="layout" svg:width="16.932cm" svg:height="9.524cm" svg:x="1.059cm" svg:y="1.905cm" draw:page-number="31" presentation:class="page"/>
          <draw:frame draw:name="Google Shape;581;g117a752466d_1_69:notes" presentation:style-name="pr33" draw:text-style-name="P6" draw:layer="layout" svg:width="15.239cm" svg:height="11.429cm" svg:x="1.905cm" svg:y="12.065cm" presentation:class="notes" presentation:placeholder="true" presentation:user-transformed="true">
            <draw:text-box/>
          </draw:frame>
        </presentation:notes>
      </draw:page>
      <draw:page draw:name="String Formatting" draw:style-name="dp3" draw:master-page-name="simple-light-2" presentation:presentation-page-layout-name="AL2T1">
        <draw:frame draw:name="Google Shape;601;p82" presentation:style-name="pr6" draw:text-style-name="P18" draw:layer="layout" svg:width="25.399cm" svg:height="2.826cm" svg:x="0cm" svg:y="0cm" presentation:class="title" presentation:user-transformed="true">
          <draw:text-box>
            <text:p text:style-name="P17"><text:span text:style-name="T13">String Formatting</text:span></text:p>
          </draw:text-box>
        </draw:frame>
        <draw:frame draw:name="Google Shape;602;p82"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603;p82" draw:style-name="gr6" draw:text-style-name="P5" draw:layer="layout" svg:width="23.207cm" svg:height="2.793cm" svg:x="1.096cm" svg:y="3.107cm">
          <text:list text:style-name="L20">
            <text:list-item>
              <text:p text:style-name="P42"><text:span text:style-name="T5">F-strings are more flexible than the alternatives. They can be used to execute func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82" draw:style-name="gr6" draw:text-style-name="P5" draw:layer="layout" svg:width="3.97cm" svg:height="1.567cm" svg:x="2.582cm" svg:y="5.394cm">
          <text:p text:style-name="P16"><text:span text:style-name="T33">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82" draw:style-name="gr6" draw:text-style-name="P5" draw:layer="layout" svg:width="4.616cm" svg:height="1.567cm" svg:x="1.936cm" svg:y="8.484cm">
          <text:p text:style-name="P16"><text:span text:style-name="T33">F-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6;p82" draw:style-name="gr6" draw:text-style-name="P5" draw:layer="layout" svg:width="3.542cm" svg:height="1.567cm" svg:x="2.796cm" svg:y="11.574cm">
          <text:p text:style-name="P16"><text:span text:style-name="T33">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82" draw:style-name="gr16" draw:text-style-name="P13" draw:layer="layout" svg:width="12.981cm" svg:height="1.271cm" svg:x="10.057cm" svg:y="5.544cm">
          <text:p text:style-name="P35"><text:span text:style-name="T34">name = "PLAYER"; id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82" draw:style-name="gr16" draw:text-style-name="P13" draw:layer="layout" svg:width="12.981cm" svg:height="1.271cm" svg:x="10.057cm" svg:y="8.227cm">
          <text:p text:style-name="P35"><text:span text:style-name="T34">str = </text:span><text:span text:style-name="T38">f</text:span><text:span text:style-name="T34">"{id}. {name.</text:span><text:span text:style-name="T38">lower()</text:span><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9;p82" draw:style-name="gr16" draw:text-style-name="P13" draw:layer="layout" svg:width="12.981cm" svg:height="1.271cm" svg:x="10.057cm" svg:y="11.681cm">
          <text:p text:style-name="P35"><text:span text:style-name="T34">“</text:span><text:span text:style-name="T34">1. player</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p82" draw:style-name="gr17" draw:text-style-name="P3" draw:layer="layout" svg:width="3.503cm" svg:height="0.001cm" svg:x="6.552cm" svg:y="6.185cm">
          <text:p/>
          <draw:enhanced-geometry draw:mirror-horizontal="false" draw:mirror-vertical="false" svg:viewBox="0 0 21600 21600" draw:type="mso-spt32" draw:enhanced-path="M 0 0 L 21600 21600 N"/>
        </draw:custom-shape>
        <draw:custom-shape draw:name="Google Shape;611;p82" draw:style-name="gr17" draw:text-style-name="P3" draw:layer="layout" svg:width="3.503cm" svg:height="0.001cm" draw:transform="rotate (-3.14159265358979) translate (10.053cm 9.276cm)">
          <text:p/>
          <draw:enhanced-geometry draw:mirror-horizontal="true" draw:mirror-vertical="false" svg:viewBox="0 0 21600 21600" draw:type="mso-spt32" draw:enhanced-path="M 0 0 L 21600 21600 N"/>
        </draw:custom-shape>
        <draw:custom-shape draw:name="Google Shape;612;p82" draw:style-name="gr17" draw:text-style-name="P3" draw:layer="layout" svg:width="3.503cm" svg:height="0.001cm" draw:transform="rotate (-3.14159265358979) translate (10.034cm 12.367cm)">
          <text:p/>
          <draw:enhanced-geometry draw:mirror-horizontal="true" draw:mirror-vertical="false" svg:viewBox="0 0 21600 21600" draw:type="mso-spt32" draw:enhanced-path="M 0 0 L 21600 21600 N"/>
        </draw:custom-shape>
        <draw:custom-shape draw:name="Google Shape;613;p82" draw:style-name="gr18" draw:text-style-name="P36" draw:layer="layout" svg:width="0.661cm" svg:height="1.111cm" svg:x="15.838cm" svg:y="7.16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Google Shape;614;p82" draw:style-name="gr18" draw:text-style-name="P36" draw:layer="layout" svg:width="0.661cm" svg:height="1.111cm" svg:x="15.838cm" svg:y="10.23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presentation:notes draw:style-name="dp2">
          <draw:page-thumbnail draw:name="Google Shape;598;g117a752466d_1_86:notes" draw:style-name="gr4" draw:layer="layout" svg:width="16.932cm" svg:height="9.524cm" svg:x="1.059cm" svg:y="1.905cm" draw:page-number="32" presentation:class="page"/>
          <draw:frame draw:name="Google Shape;599;g117a752466d_1_86:notes" presentation:style-name="pr19" draw:text-style-name="P29" draw:layer="layout" svg:width="15.239cm" svg:height="11.429cm" svg:x="1.905cm" svg:y="12.065cm" presentation:class="notes" presentation:user-transformed="true">
            <draw:text-box>
              <text:p text:style-name="P17"><text:span text:style-name="T31">F-strings provide the most succinct, readable and flexible interface to string formatting.</text:span></text:p>
              <text:p text:style-name="P17"><text:span text:style-name="T31">There are particular cases where the format method may be preferable. F-strings are evaluated on definition, so if the pattern needs to be stored in a different place to be reused multiple times with multiple values, it may be preferable to use the format method as this only evaluates the formatting when calling the method and not when defining the pattern.</text:span></text:p>
            </draw:text-box>
          </draw:frame>
        </presentation:notes>
      </draw:page>
      <draw:page draw:name="page33" draw:style-name="dp3" draw:master-page-name="TITLE_5f_AND_5f_BODY" presentation:presentation-page-layout-name="AL2T1">
        <draw:frame draw:name="Google Shape;619;p83" presentation:style-name="pr20" draw:text-style-name="P9" draw:layer="layout" svg:width="14.627cm" svg:height="11.242cm" svg:x="9.907cm" svg:y="1.449cm" presentation:class="outline" presentation:user-transformed="true">
          <draw:text-box>
            <text:p text:style-name="P17"><text:span text:style-name="T14">Python String methods:</text:span></text:p>
            <text:p text:style-name="P17"><text:span text:style-name="T48"/></text:p>
            <text:list text:style-name="L21">
              <text:list-item>
                <text:p text:style-name="P47"><text:span text:style-name="T22">Using the variety of Python methods and concatenation/slicing operators we can manipulate Strings.</text:span></text:p>
              </text:list-item>
            </text:list>
            <text:list text:style-name="L22">
              <text:list-item>
                <text:list>
                  <text:list-item>
                    <text:p text:style-name="P47"><text:span text:style-name="T22">With the help of these methods, we can perform operations on string such as trimming, concatenating, converting, comparing, replacing strings etc.</text:span></text:p>
                  </text:list-item>
                </text:list>
              </text:list-item>
              <text:list-item>
                <text:p text:style-name="P47"><text:span text:style-name="T22">We used a variety of String methods for string manipulation.</text:span></text:p>
              </text:list-item>
            </text:list>
            <text:p text:style-name="P47"><text:span text:style-name="T15"/></text:p>
            <text:p text:style-name="P48"><text:span text:style-name="T14"/></text:p>
          </draw:text-box>
        </draw:frame>
        <draw:custom-shape draw:name="Google Shape;620;p83" draw:style-name="gr5" draw:text-style-name="P10" draw:layer="layout" svg:width="9.356cm" svg:height="14.287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1;p83" draw:style-name="gr11" draw:text-style-name="P3" draw:layer="layout" svg:width="2.87cm" svg:height="1.333cm" svg:x="0.844cm" svg:y="12.496cm">
          <draw:image xlink:href="Pictures/100002010000095000000694DA56A178446AB440.png" xlink:type="simple" xlink:show="embed" xlink:actuate="onLoad" loext:mime-type="image/png">
            <text:p/>
          </draw:image>
        </draw:frame>
        <draw:custom-shape draw:name="Google Shape;622;p83" draw:style-name="gr3" draw:text-style-name="P5" draw:layer="layout" svg:width="7.747cm" svg:height="8.908cm" svg:x="0.844cm" svg:y="1.032cm">
          <text:p text:style-name="P11"><text:span text:style-name="T8">At the core of the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6;gdf47cd9631_13_30:notes" draw:style-name="gr4" draw:layer="layout" svg:width="16.932cm" svg:height="9.524cm" svg:x="1.059cm" svg:y="1.905cm" draw:page-number="33" presentation:class="page"/>
          <draw:frame draw:name="Google Shape;617;gdf47cd9631_13_30:notes" presentation:style-name="pr34" draw:text-style-name="P6" draw:layer="layout" svg:width="15.239cm" svg:height="11.429cm" svg:x="1.905cm" svg:y="12.065cm" presentation:class="notes" presentation:placeholder="true" presentation:user-transformed="true">
            <draw:text-box/>
          </draw:frame>
        </presentation:notes>
      </draw:page>
      <draw:page draw:name="page34" draw:style-name="dp1" draw:master-page-name="Default" presentation:presentation-page-layout-name="AL2T1">
        <draw:frame draw:name="Google Shape;627;p84" presentation:style-name="pr35" draw:text-style-name="P20" draw:layer="layout" svg:width="23.667cm" svg:height="2.892cm" svg:x="0.866cm" svg:y="0.821cm" presentation:class="outline" presentation:user-transformed="true">
          <draw:text-box>
            <text:p text:style-name="P1"><text:span text:style-name="T16">Self Study</text:span></text:p>
          </draw:text-box>
        </draw:frame>
        <draw:frame draw:name="Google Shape;628;p84" draw:style-name="gr11" draw:text-style-name="P3" draw:layer="layout" svg:width="2.87cm" svg:height="1.333cm" svg:x="0.844cm" svg:y="12.496cm">
          <draw:image xlink:href="Pictures/100002010000095000000694DA56A178446AB440.png" xlink:type="simple" xlink:show="embed" xlink:actuate="onLoad" loext:mime-type="image/png">
            <text:p/>
          </draw:image>
        </draw:frame>
        <draw:frame draw:name="Google Shape;629;p84" draw:style-name="gr1" draw:text-style-name="P3" draw:layer="layout" svg:width="11.764cm" svg:height="9.063cm" svg:x="1.225cm" svg:y="3.433cm">
          <draw:image xlink:href="Pictures/10000000000004EF000003CDF1BAFD66178ADD34.png" xlink:type="simple" xlink:show="embed" xlink:actuate="onLoad" loext:mime-type="image/png">
            <text:p/>
          </draw:image>
        </draw:frame>
        <draw:custom-shape draw:name="Google Shape;630;p84" draw:style-name="gr3" draw:text-style-name="P5" draw:layer="layout" svg:width="7.747cm" svg:height="8.908cm" svg:x="14.745cm" svg:y="3.51cm">
          <text:p text:style-name="P11"><text:span text:style-name="T49">String Methods: </text:span></text:p>
          <text:list text:style-name="L23">
            <text:list-item>
              <text:p text:style-name="P11"><text:span text:style-name="T49">multiline</text:span></text:p>
            </text:list-item>
            <text:list-item>
              <text:p text:style-name="P11"><text:span text:style-name="T49">escaping</text:span></text:p>
            </text:list-item>
            <text:list-item>
              <text:p text:style-name="P11"><text:span text:style-name="T49">Template</text:span></text:p>
            </text:list-item>
          </text:list>
          <text:p text:style-name="P11"><text:span text:style-name="T4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4;ge4b3fa53da_0_61:notes" draw:style-name="gr4" draw:layer="layout" svg:width="16.932cm" svg:height="9.524cm" svg:x="1.059cm" svg:y="1.905cm" draw:page-number="34" presentation:class="page"/>
          <draw:frame draw:name="Google Shape;625;ge4b3fa53da_0_61:notes" presentation:style-name="pr36" draw:text-style-name="P6" draw:layer="layout" svg:width="15.239cm" svg:height="11.429cm" svg:x="1.905cm" svg:y="12.065cm" presentation:class="notes" presentation:placeholder="true" presentation:user-transformed="true">
            <draw:text-box/>
          </draw:frame>
        </presentation:notes>
      </draw:page>
      <draw:page draw:name="page35" draw:style-name="dp1" draw:master-page-name="simple-light-2" presentation:presentation-page-layout-name="AL2T1">
        <draw:frame draw:name="Google Shape;635;p85" presentation:style-name="pr8" draw:text-style-name="P20" draw:layer="layout" svg:width="23.667cm" svg:height="3.503cm" svg:x="0.866cm" svg:y="4.886cm" presentation:class="outline" presentation:user-transformed="true">
          <draw:text-box>
            <text:p text:style-name="P1"><text:span text:style-name="T16">Regular Expressions 1/2</text:span></text:p>
            <text:p text:style-name="P17"><text:span text:style-name="T16"/></text:p>
          </draw:text-box>
        </draw:frame>
        <draw:frame draw:name="Google Shape;636;p85" draw:style-name="gr2" draw:text-style-name="P3" draw:layer="layout" svg:width="2.87cm" svg:height="1.333cm" svg:x="0.844cm" svg:y="12.496cm">
          <draw:image xlink:href="Pictures/100002010000095000000694DA56A178446AB440.png" xlink:type="simple" xlink:show="embed" xlink:actuate="onLoad" loext:mime-type="image/png">
            <text:p/>
          </draw:image>
        </draw:frame>
        <presentation:notes draw:style-name="dp2">
          <draw:page-thumbnail draw:name="Google Shape;632;gdf3607848d_2_178:notes" draw:style-name="gr4" draw:layer="layout" svg:width="16.932cm" svg:height="9.524cm" svg:x="1.059cm" svg:y="1.905cm" draw:page-number="35" presentation:class="page"/>
          <draw:frame draw:name="Google Shape;633;gdf3607848d_2_178:notes" presentation:style-name="pr37" draw:text-style-name="P6" draw:layer="layout" svg:width="15.239cm" svg:height="11.429cm" svg:x="1.905cm" svg:y="12.065cm" presentation:class="notes" presentation:placeholder="true" presentation:user-transformed="true">
            <draw:text-box/>
          </draw:frame>
        </presentation:notes>
      </draw:page>
      <draw:page draw:name="Regular Expressions Constructs" draw:style-name="dp3" draw:master-page-name="simple-light-2" presentation:presentation-page-layout-name="AL2T1">
        <draw:frame draw:name="Google Shape;641;p86" presentation:style-name="pr6" draw:text-style-name="P18" draw:layer="layout" svg:width="25.399cm" svg:height="2.826cm" svg:x="0cm" svg:y="0cm" presentation:class="title" presentation:user-transformed="true">
          <draw:text-box>
            <text:p text:style-name="P17"><text:span text:style-name="T13">Regular Expressions Constructs</text:span></text:p>
          </draw:text-box>
        </draw:frame>
        <draw:frame draw:name="Google Shape;642;p86" draw:style-name="gr2"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643;p86" draw:style-name="gr6" draw:text-style-name="P5" draw:layer="layout" svg:width="23.158cm" svg:height="9.732cm" svg:x="1.306cm" svg:y="3.59cm">
          <text:list text:style-name="L5">
            <text:list-item>
              <text:p text:style-name="P49"><text:span text:style-name="T22">A regular expression is a </text:span><text:span text:style-name="T9">sequence of characters</text:span><text:span text:style-name="T22"> that forms a search </text:span><text:span text:style-name="T9">pattern</text:span><text:span text:style-name="T22">. When you search for data in a text, you can use this search pattern to describe what you are searching for.</text:span><text:span text:style-name="T22"><text:line-break/></text:span><text:span text:style-name="T22"/></text:p>
            </text:list-item>
            <text:list-item>
              <text:p text:style-name="P50"><text:span text:style-name="T22">A regular expression can be a single </text:span><text:span text:style-name="T9">character</text:span><text:span text:style-name="T22">, or a more complicated </text:span><text:span text:style-name="T9">pattern</text:span><text:span text:style-name="T22">.</text:span><text:span text:style-name="T22"><text:line-break/></text:span><text:span text:style-name="T22"/></text:p>
            </text:list-item>
            <text:list-item>
              <text:p text:style-name="P50"><text:span text:style-name="T22">Regular expressions can be used to perform all types of text search and text </text:span><text:span text:style-name="T9">replace</text:span><text:span text:style-name="T22"> operations.</text:span><text:span text:style-name="T22"><text:line-break/></text:span><text:span text:style-name="T22"/></text:p>
            </text:list-item>
            <text:list-item>
              <text:p text:style-name="P50"><text:span text:style-name="T22">Python does not have a built-in Regular Expression </text:span><text:span text:style-name="T9">library</text:span><text:span text:style-name="T22">, but we can import the </text:span><text:span text:style-name="T9">re </text:span><text:span text:style-name="T22">package to work with regular expression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8;gdf3607848d_2_183:notes" draw:style-name="gr4" draw:layer="layout" svg:width="16.932cm" svg:height="9.524cm" svg:x="1.059cm" svg:y="1.905cm" draw:page-number="36" presentation:class="page"/>
          <draw:frame draw:name="Google Shape;639;gdf3607848d_2_183:notes" presentation:style-name="pr38" draw:text-style-name="P6" draw:layer="layout" svg:width="15.239cm" svg:height="11.429cm" svg:x="1.905cm" svg:y="12.065cm" presentation:class="notes" presentation:placeholder="true" presentation:user-transformed="true">
            <draw:text-box/>
          </draw:frame>
        </presentation:notes>
      </draw:page>
      <draw:page draw:name="Character" draw:style-name="dp3" draw:master-page-name="simple-light-2" presentation:presentation-page-layout-name="AL2T1">
        <draw:custom-shape draw:name="Google Shape;648;p87" draw:style-name="gr24" draw:text-style-name="P51" draw:layer="layout" svg:width="20.054cm" svg:height="7.142cm" svg:x="3.353cm" svg:y="7.144cm">
          <text:p/>
          <draw:enhanced-geometry draw:mirror-horizontal="false" draw:mirror-vertical="false" svg:viewBox="0 0 0 0" drawooo:sub-view-size="43200 43200 0 0 0 0 0 0 43200 43200" draw:text-areas="?f39 ?f40 ?f41 ?f42" draw:type="ooxml-cloudCallout" draw:modifiers="-24445 -6958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range-y-minimum="-2147483647" draw:handle-range-y-maximum="2147483647" draw:handle-range-x-minimum="-2147483647" draw:handle-range-x-maximum="2147483647" draw:handle-position="?f3 ?f5"/>
          </draw:enhanced-geometry>
        </draw:custom-shape>
        <draw:frame draw:name="Google Shape;649;p87" presentation:style-name="pr6" draw:text-style-name="P18" draw:layer="layout" svg:width="25.399cm" svg:height="2.826cm" svg:x="0cm" svg:y="0cm" presentation:class="title" presentation:user-transformed="true">
          <draw:text-box>
            <text:p text:style-name="P17"><text:span text:style-name="T13">Character</text:span></text:p>
          </draw:text-box>
        </draw:frame>
        <draw:frame draw:name="Google Shape;650;p87" draw:style-name="gr7"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651;p87" draw:style-name="gr25" draw:text-style-name="P13" draw:layer="layout" svg:width="23.206cm" svg:height="2.329cm" svg:x="1.046cm" svg:y="3.122cm">
          <text:p text:style-name="P52"><text:span text:style-name="T50">In Python the </text:span><text:span text:style-name="T51">re</text:span><text:span text:style-name="T52"> </text:span><text:span text:style-name="T50">library allows you to define </text:span><text:span text:style-name="T51">regular expression functions</text:span><text:span text:style-name="T50"> and </text:span><text:span text:style-name="T51">regular expression meta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87" draw:style-name="gr6" draw:text-style-name="P13" draw:layer="layout" svg:width="13.157cm" svg:height="5.577cm" svg:x="6.172cm" svg:y="8.229cm">
          <text:p text:style-name="P52"><text:span text:style-name="T53">Metacharacters </text:span><text:span text:style-name="T54">are symbols or characters that have a special meaning within a regular expression, for example the </text:span><text:span text:style-name="T53">dollar ($) </text:span><text:span text:style-name="T54">symbol, defines an “</text:span><text:span text:style-name="T53">end with character</text:span><text:span text:style-name="T54">”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5;gdf3607848d_2_189:notes" draw:style-name="gr4" draw:layer="layout" svg:width="16.932cm" svg:height="9.524cm" svg:x="1.059cm" svg:y="1.905cm" draw:page-number="37" presentation:class="page"/>
          <draw:frame draw:name="Google Shape;646;gdf3607848d_2_189:notes" presentation:style-name="pr39" draw:text-style-name="P6" draw:layer="layout" svg:width="15.239cm" svg:height="11.429cm" svg:x="1.905cm" svg:y="12.065cm" presentation:class="notes" presentation:placeholder="true" presentation:user-transformed="true">
            <draw:text-box/>
          </draw:frame>
        </presentation:notes>
      </draw:page>
      <draw:page draw:name="Metacharacters" draw:style-name="dp3" draw:master-page-name="simple-light-2" presentation:presentation-page-layout-name="AL2T1">
        <draw:frame draw:name="Google Shape;657;p88" presentation:style-name="pr6" draw:text-style-name="P18" draw:layer="layout" svg:width="25.399cm" svg:height="2.826cm" svg:x="0cm" svg:y="0cm" presentation:class="title" presentation:user-transformed="true">
          <draw:text-box>
            <text:p text:style-name="P17"><text:span text:style-name="T13">Metacharacters</text:span></text:p>
          </draw:text-box>
        </draw:frame>
        <draw:frame draw:name="Google Shape;658;p88" draw:style-name="gr7" draw:text-style-name="P3" draw:layer="layout" svg:width="2.87cm" svg:height="1.333cm" svg:x="21.594cm" svg:y="0.746cm">
          <draw:image xlink:href="Pictures/100002010000095000000694DA56A178446AB440.png" xlink:type="simple" xlink:show="embed" xlink:actuate="onLoad" loext:mime-type="image/png">
            <text:p/>
          </draw:image>
        </draw:frame>
        <draw:frame draw:name="Google Shape;659;p88" draw:style-name="standard" draw:layer="layout" svg:width="23.182cm" svg:height="8.849cm" svg:x="1.281cm" svg:y="3.752cm">
          <table:table>
            <table:table-column table:style-name="co6"/>
            <table:table-column table:style-name="co7"/>
            <table:table-row table:style-name="ro1" table:default-cell-style-name="ce1">
              <table:table-cell>
                <text:p text:style-name="P1"><text:span text:style-name="T14">Character Classes</text:span></text:p>
              </table:table-cell>
              <table:table-cell>
                <text:p text:style-name="P1"><text:span text:style-name="T14">Description</text:span></text:p>
              </table:table-cell>
            </table:table-row>
            <table:table-row table:style-name="ro19" table:default-cell-style-name="ce2">
              <table:table-cell>
                <text:p text:style-name="P1"><text:span text:style-name="T55">[]</text:span></text:p>
              </table:table-cell>
              <table:table-cell>
                <text:p text:style-name="P17"><text:span text:style-name="T22">A </text:span><text:span text:style-name="T9">set </text:span><text:span text:style-name="T22">of characters, e.g. [a,b] or [a-e]</text:span></text:p>
              </table:table-cell>
            </table:table-row>
            <table:table-row table:style-name="ro20" table:default-cell-style-name="ce2">
              <table:table-cell>
                <text:p text:style-name="P1"><text:span text:style-name="T55">.</text:span></text:p>
              </table:table-cell>
              <table:table-cell>
                <text:p text:style-name="P17"><text:span text:style-name="T22">Any character, except the newline e.g. “He..” (it could be </text:span><text:span text:style-name="T56">Hello </text:span><text:span text:style-name="T22">or </text:span><text:span text:style-name="T56">Help</text:span><text:span text:style-name="T22">)</text:span></text:p>
              </table:table-cell>
            </table:table-row>
            <table:table-row table:style-name="ro19" table:default-cell-style-name="ce2">
              <table:table-cell>
                <text:p text:style-name="P1"><text:span text:style-name="T55">^</text:span></text:p>
              </table:table-cell>
              <table:table-cell>
                <text:p text:style-name="P17"><text:span text:style-name="T22">Starts with e.g. “^Hi”.</text:span></text:p>
              </table:table-cell>
            </table:table-row>
            <table:table-row table:style-name="ro19" table:default-cell-style-name="ce2">
              <table:table-cell>
                <text:p text:style-name="P1"><text:span text:style-name="T55">$</text:span></text:p>
              </table:table-cell>
              <table:table-cell>
                <text:p text:style-name="P17"><text:span text:style-name="T22">Ends with e.g. “world$”.</text:span></text:p>
              </table:table-cell>
            </table:table-row>
            <table:table-row table:style-name="ro19" table:default-cell-style-name="ce2">
              <table:table-cell>
                <text:p text:style-name="P1"><text:span text:style-name="T55">*</text:span></text:p>
              </table:table-cell>
              <table:table-cell>
                <text:p text:style-name="P17"><text:span text:style-name="T22">Zero or more occurrences e.g. “Hello*”</text:span></text:p>
              </table:table-cell>
            </table:table-row>
            <table:table-row table:style-name="ro19" table:default-cell-style-name="ce2">
              <table:table-cell>
                <text:p text:style-name="P1"><text:span text:style-name="T55">|</text:span></text:p>
              </table:table-cell>
              <table:table-cell>
                <text:p text:style-name="P17"><text:span text:style-name="T22">Either one or the other e.g. “Hello|Hi”</text:span></text:p>
              </table:table-cell>
            </table:table-row>
          </table:table>
          <draw:image xlink:href="Pictures/TablePreview8.svm" xlink:type="simple" xlink:show="embed" xlink:actuate="onLoad"/>
        </draw:frame>
        <presentation:notes draw:style-name="dp2">
          <draw:page-thumbnail draw:name="Google Shape;654;gdf3607848d_2_195:notes" draw:style-name="gr4" draw:layer="layout" svg:width="16.932cm" svg:height="9.524cm" svg:x="1.059cm" svg:y="1.905cm" draw:page-number="38" presentation:class="page"/>
          <draw:frame draw:name="Google Shape;655;gdf3607848d_2_195:notes" presentation:style-name="pr40" draw:text-style-name="P6" draw:layer="layout" svg:width="15.239cm" svg:height="11.429cm" svg:x="1.905cm" svg:y="12.065cm" presentation:class="notes" presentation:placeholder="true" presentation:user-transformed="true">
            <draw:text-box/>
          </draw:frame>
        </presentation:notes>
      </draw:page>
      <draw:page draw:name="Special Sequences I" draw:style-name="dp3" draw:master-page-name="simple-light-2" presentation:presentation-page-layout-name="AL2T1">
        <draw:frame draw:name="Google Shape;664;p89" presentation:style-name="pr6" draw:text-style-name="P18" draw:layer="layout" svg:width="25.399cm" svg:height="2.826cm" svg:x="0cm" svg:y="0cm" presentation:class="title" presentation:user-transformed="true">
          <draw:text-box>
            <text:p text:style-name="P17"><text:span text:style-name="T13">Special Sequences I</text:span></text:p>
          </draw:text-box>
        </draw:frame>
        <draw:frame draw:name="Google Shape;665;p89"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frame draw:name="Google Shape;666;p89" draw:style-name="standard" draw:layer="layout" svg:width="23.182cm" svg:height="8.487cm" svg:x="1.281cm" svg:y="3.752cm">
          <table:table>
            <table:table-column table:style-name="co6"/>
            <table:table-column table:style-name="co7"/>
            <table:table-row table:style-name="ro1" table:default-cell-style-name="ce1">
              <table:table-cell>
                <text:p text:style-name="P1"><text:span text:style-name="T14">Character Classes</text:span></text:p>
              </table:table-cell>
              <table:table-cell>
                <text:p text:style-name="P1"><text:span text:style-name="T14">Description</text:span></text:p>
              </table:table-cell>
            </table:table-row>
            <table:table-row table:style-name="ro20" table:default-cell-style-name="ce2">
              <table:table-cell>
                <text:p text:style-name="P1"><text:span text:style-name="T55">\A</text:span></text:p>
              </table:table-cell>
              <table:table-cell>
                <text:p text:style-name="P17"><text:span text:style-name="T22">Returns a match if the specified characters are at the </text:span><text:span text:style-name="T9">beginning</text:span><text:span text:style-name="T22"> of the string</text:span></text:p>
              </table:table-cell>
            </table:table-row>
            <table:table-row table:style-name="ro20" table:default-cell-style-name="ce2">
              <table:table-cell>
                <text:p text:style-name="P1"><text:span text:style-name="T55">\b</text:span></text:p>
              </table:table-cell>
              <table:table-cell>
                <text:p text:style-name="P17"><text:span text:style-name="T22">Returns a match where the specified characters are at the </text:span><text:span text:style-name="T9">beginning or at the end</text:span><text:span text:style-name="T22"> of a word</text:span></text:p>
              </table:table-cell>
            </table:table-row>
            <table:table-row table:style-name="ro20" table:default-cell-style-name="ce2">
              <table:table-cell>
                <text:p text:style-name="P1"><text:span text:style-name="T55">\d</text:span></text:p>
              </table:table-cell>
              <table:table-cell>
                <text:p text:style-name="P17"><text:span text:style-name="T22">Returns a match where the string </text:span><text:span text:style-name="T9">contains </text:span><text:span text:style-name="T22">digits (numbers from 0-9)</text:span></text:p>
              </table:table-cell>
            </table:table-row>
            <table:table-row table:style-name="ro20" table:default-cell-style-name="ce2">
              <table:table-cell>
                <text:p text:style-name="P1"><text:span text:style-name="T55">\D</text:span></text:p>
              </table:table-cell>
              <table:table-cell>
                <text:p text:style-name="P17"><text:span text:style-name="T22">Returns a match where the string </text:span><text:span text:style-name="T9">does not contain</text:span><text:span text:style-name="T22"> digits</text:span></text:p>
              </table:table-cell>
            </table:table-row>
          </table:table>
          <draw:image xlink:href="Pictures/TablePreview9.svm" xlink:type="simple" xlink:show="embed" xlink:actuate="onLoad"/>
        </draw:frame>
        <presentation:notes draw:style-name="dp2">
          <draw:page-thumbnail draw:name="Google Shape;661;gdfa594f86d_0_157:notes" draw:style-name="gr4" draw:layer="layout" svg:width="16.932cm" svg:height="9.524cm" svg:x="1.059cm" svg:y="1.905cm" draw:page-number="39" presentation:class="page"/>
          <draw:frame draw:name="Google Shape;662;gdfa594f86d_0_157:notes" presentation:style-name="pr41" draw:text-style-name="P6" draw:layer="layout" svg:width="15.239cm" svg:height="11.429cm" svg:x="1.905cm" svg:y="12.065cm" presentation:class="notes" presentation:placeholder="true" presentation:user-transformed="true">
            <draw:text-box/>
          </draw:frame>
        </presentation:notes>
      </draw:page>
      <draw:page draw:name="Special Sequences II" draw:style-name="dp3" draw:master-page-name="simple-light-2" presentation:presentation-page-layout-name="AL2T1">
        <draw:frame draw:name="Google Shape;671;p90" presentation:style-name="pr6" draw:text-style-name="P18" draw:layer="layout" svg:width="25.399cm" svg:height="2.826cm" svg:x="0cm" svg:y="0cm" presentation:class="title" presentation:user-transformed="true">
          <draw:text-box>
            <text:p text:style-name="P17"><text:span text:style-name="T13">Special Sequences II</text:span></text:p>
          </draw:text-box>
        </draw:frame>
        <draw:frame draw:name="Google Shape;672;p90"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frame draw:name="Google Shape;673;p90" draw:style-name="standard" draw:layer="layout" svg:width="23.182cm" svg:height="8.487cm" svg:x="1.281cm" svg:y="3.752cm">
          <table:table>
            <table:table-column table:style-name="co6"/>
            <table:table-column table:style-name="co7"/>
            <table:table-row table:style-name="ro1" table:default-cell-style-name="ce1">
              <table:table-cell>
                <text:p text:style-name="P1"><text:span text:style-name="T14">Character Classes</text:span></text:p>
              </table:table-cell>
              <table:table-cell>
                <text:p text:style-name="P1"><text:span text:style-name="T14">Description</text:span></text:p>
              </table:table-cell>
            </table:table-row>
            <table:table-row table:style-name="ro20" table:default-cell-style-name="ce2">
              <table:table-cell>
                <text:p text:style-name="P1"><text:span text:style-name="T55">\s</text:span></text:p>
              </table:table-cell>
              <table:table-cell>
                <text:p text:style-name="P17"><text:span text:style-name="T22">Returns a match where the string </text:span><text:span text:style-name="T9">contains </text:span><text:span text:style-name="T22">a white space character</text:span><text:span text:style-name="T22"><text:tab/></text:span></text:p>
              </table:table-cell>
            </table:table-row>
            <table:table-row table:style-name="ro20" table:default-cell-style-name="ce2">
              <table:table-cell>
                <text:p text:style-name="P1"><text:span text:style-name="T55">\S</text:span></text:p>
              </table:table-cell>
              <table:table-cell>
                <text:p text:style-name="P17"><text:span text:style-name="T22">Returns a match where the string </text:span><text:span text:style-name="T9">does not contain</text:span><text:span text:style-name="T22"> a white space character</text:span><text:span text:style-name="T22"><text:tab/></text:span></text:p>
              </table:table-cell>
            </table:table-row>
            <table:table-row table:style-name="ro20" table:default-cell-style-name="ce2">
              <table:table-cell>
                <text:p text:style-name="P1"><text:span text:style-name="T55">\w</text:span></text:p>
              </table:table-cell>
              <table:table-cell>
                <text:p text:style-name="P17"><text:span text:style-name="T22">Returns a match where the string </text:span><text:span text:style-name="T9">contains </text:span><text:span text:style-name="T22">any word characters</text:span></text:p>
              </table:table-cell>
            </table:table-row>
            <table:table-row table:style-name="ro20" table:default-cell-style-name="ce2">
              <table:table-cell>
                <text:p text:style-name="P1"><text:span text:style-name="T55">\W</text:span></text:p>
              </table:table-cell>
              <table:table-cell>
                <text:p text:style-name="P17"><text:span text:style-name="T22">Returns a match where the string </text:span><text:span text:style-name="T9">does not contain</text:span><text:span text:style-name="T22"> any word characters</text:span><text:span text:style-name="T22"><text:tab/></text:span></text:p>
              </table:table-cell>
            </table:table-row>
          </table:table>
          <draw:image xlink:href="Pictures/TablePreview10.svm" xlink:type="simple" xlink:show="embed" xlink:actuate="onLoad"/>
        </draw:frame>
        <presentation:notes draw:style-name="dp2">
          <draw:page-thumbnail draw:name="Google Shape;668;gdfa594f86d_0_163:notes" draw:style-name="gr4" draw:layer="layout" svg:width="16.932cm" svg:height="9.524cm" svg:x="1.059cm" svg:y="1.905cm" draw:page-number="40" presentation:class="page"/>
          <draw:frame draw:name="Google Shape;669;gdfa594f86d_0_163:notes" presentation:style-name="pr42" draw:text-style-name="P6" draw:layer="layout" svg:width="15.239cm" svg:height="11.429cm" svg:x="1.905cm" svg:y="12.065cm" presentation:class="notes" presentation:placeholder="true" presentation:user-transformed="true">
            <draw:text-box/>
          </draw:frame>
        </presentation:notes>
      </draw:page>
      <draw:page draw:name="Sets I" draw:style-name="dp3" draw:master-page-name="simple-light-2" presentation:presentation-page-layout-name="AL2T1">
        <draw:frame draw:name="Google Shape;678;p91" presentation:style-name="pr6" draw:text-style-name="P18" draw:layer="layout" svg:width="25.399cm" svg:height="2.826cm" svg:x="0cm" svg:y="0cm" presentation:class="title" presentation:user-transformed="true">
          <draw:text-box>
            <text:p text:style-name="P17"><text:span text:style-name="T13">Sets I</text:span></text:p>
          </draw:text-box>
        </draw:frame>
        <draw:frame draw:name="Google Shape;679;p91"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frame draw:name="Google Shape;680;p91" draw:style-name="standard" draw:layer="layout" svg:width="23.182cm" svg:height="7.328cm" svg:x="1.281cm" svg:y="3.752cm">
          <table:table>
            <table:table-column table:style-name="co6"/>
            <table:table-column table:style-name="co7"/>
            <table:table-row table:style-name="ro1" table:default-cell-style-name="ce1">
              <table:table-cell>
                <text:p text:style-name="P1"><text:span text:style-name="T14">Set</text:span></text:p>
              </table:table-cell>
              <table:table-cell>
                <text:p text:style-name="P1"><text:span text:style-name="T14">Description</text:span></text:p>
              </table:table-cell>
            </table:table-row>
            <table:table-row table:style-name="ro21" table:default-cell-style-name="ce2">
              <table:table-cell>
                <text:p text:style-name="P1"><text:span text:style-name="T55">[xyz]</text:span></text:p>
                <text:p text:style-name="P1"><text:span text:style-name="T55">[0123]</text:span></text:p>
              </table:table-cell>
              <table:table-cell>
                <text:p text:style-name="P17"><text:span text:style-name="T22">Returns a match where one of the specified characters (x, y, z) are </text:span><text:span text:style-name="T9">present</text:span><text:span text:style-name="T22">. Same application for numbers</text:span></text:p>
              </table:table-cell>
            </table:table-row>
            <table:table-row table:style-name="ro21" table:default-cell-style-name="ce2">
              <table:table-cell>
                <text:p text:style-name="P1"><text:span text:style-name="T55">[a-e]</text:span></text:p>
                <text:p text:style-name="P1"><text:span text:style-name="T55">[0-5]</text:span></text:p>
              </table:table-cell>
              <table:table-cell>
                <text:p text:style-name="P17"><text:span text:style-name="T22">Returns a match for any lower case character, alphabetically between </text:span><text:span text:style-name="T9">a</text:span><text:span text:style-name="T22"> and </text:span><text:span text:style-name="T9">e</text:span><text:span text:style-name="T22">. Same application for numbers</text:span></text:p>
              </table:table-cell>
            </table:table-row>
            <table:table-row table:style-name="ro19" table:default-cell-style-name="ce2">
              <table:table-cell>
                <text:p text:style-name="P1"><text:span text:style-name="T55">[^xyz]</text:span></text:p>
              </table:table-cell>
              <table:table-cell>
                <text:p text:style-name="P17"><text:span text:style-name="T22">Returns a match for any character </text:span><text:span text:style-name="T9">except </text:span><text:span text:style-name="T22">x, y, z</text:span></text:p>
              </table:table-cell>
            </table:table-row>
          </table:table>
          <draw:image xlink:href="Pictures/TablePreview11.svm" xlink:type="simple" xlink:show="embed" xlink:actuate="onLoad"/>
        </draw:frame>
        <presentation:notes draw:style-name="dp2">
          <draw:page-thumbnail draw:name="Google Shape;675;gdfa594f86d_0_170:notes" draw:style-name="gr4" draw:layer="layout" svg:width="16.932cm" svg:height="9.524cm" svg:x="1.059cm" svg:y="1.905cm" draw:page-number="41" presentation:class="page"/>
          <draw:frame draw:name="Google Shape;676;gdfa594f86d_0_170:notes" presentation:style-name="pr43" draw:text-style-name="P6" draw:layer="layout" svg:width="15.239cm" svg:height="11.429cm" svg:x="1.905cm" svg:y="12.065cm" presentation:class="notes" presentation:placeholder="true" presentation:user-transformed="true">
            <draw:text-box/>
          </draw:frame>
        </presentation:notes>
      </draw:page>
      <draw:page draw:name="Sets II" draw:style-name="dp3" draw:master-page-name="simple-light-2" presentation:presentation-page-layout-name="AL2T1">
        <draw:frame draw:name="Google Shape;685;p92" presentation:style-name="pr6" draw:text-style-name="P18" draw:layer="layout" svg:width="25.399cm" svg:height="2.826cm" svg:x="0cm" svg:y="0cm" presentation:class="title" presentation:user-transformed="true">
          <draw:text-box>
            <text:p text:style-name="P17"><text:span text:style-name="T13">Sets II</text:span></text:p>
          </draw:text-box>
        </draw:frame>
        <draw:frame draw:name="Google Shape;686;p92"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frame draw:name="Google Shape;687;p92" draw:style-name="standard" draw:layer="layout" svg:width="23.182cm" svg:height="7.328cm" svg:x="1.281cm" svg:y="3.752cm">
          <table:table>
            <table:table-column table:style-name="co6"/>
            <table:table-column table:style-name="co7"/>
            <table:table-row table:style-name="ro1" table:default-cell-style-name="ce1">
              <table:table-cell>
                <text:p text:style-name="P1"><text:span text:style-name="T14">Set</text:span></text:p>
              </table:table-cell>
              <table:table-cell>
                <text:p text:style-name="P1"><text:span text:style-name="T14">Description</text:span></text:p>
              </table:table-cell>
            </table:table-row>
            <table:table-row table:style-name="ro20" table:default-cell-style-name="ce2">
              <table:table-cell>
                <text:p text:style-name="P1"><text:span text:style-name="T55">[a-eA-E]</text:span></text:p>
              </table:table-cell>
              <table:table-cell>
                <text:p text:style-name="P17"><text:span text:style-name="T22">Returns a match for any character alphabetically </text:span><text:span text:style-name="T9">between </text:span><text:span text:style-name="T22">a and e, lower case OR upper case</text:span></text:p>
              </table:table-cell>
            </table:table-row>
            <table:table-row table:style-name="ro20" table:default-cell-style-name="ce2">
              <table:table-cell>
                <text:p text:style-name="P1"><text:span text:style-name="T55">[0-5][0-9]</text:span></text:p>
              </table:table-cell>
              <table:table-cell>
                <text:p text:style-name="P17"><text:span text:style-name="T22">Returns a match for </text:span><text:span text:style-name="T9">any </text:span><text:span text:style-name="T22">two-digit numbers from 00 and 59</text:span></text:p>
              </table:table-cell>
            </table:table-row>
            <table:table-row table:style-name="ro21" table:default-cell-style-name="ce2">
              <table:table-cell>
                <text:p text:style-name="P1"><text:span text:style-name="T55">[+]</text:span></text:p>
              </table:table-cell>
              <table:table-cell>
                <text:p text:style-name="P17"><text:span text:style-name="T22">In sets, symbols such as: </text:span><text:span text:style-name="T9">+, *, ., |, (), $,{}</text:span><text:span text:style-name="T22"> has no special meaning, so [+] means: return a match for any </text:span><text:span text:style-name="T9">+</text:span><text:span text:style-name="T22"> character in the string</text:span></text:p>
              </table:table-cell>
            </table:table-row>
          </table:table>
          <draw:image xlink:href="Pictures/TablePreview12.svm" xlink:type="simple" xlink:show="embed" xlink:actuate="onLoad"/>
        </draw:frame>
        <presentation:notes draw:style-name="dp2">
          <draw:page-thumbnail draw:name="Google Shape;682;gdfa594f86d_0_188:notes" draw:style-name="gr4" draw:layer="layout" svg:width="16.932cm" svg:height="9.524cm" svg:x="1.059cm" svg:y="1.905cm" draw:page-number="42" presentation:class="page"/>
          <draw:frame draw:name="Google Shape;683;gdfa594f86d_0_188:notes" presentation:style-name="pr44" draw:text-style-name="P6" draw:layer="layout" svg:width="15.239cm" svg:height="11.429cm" svg:x="1.905cm" svg:y="12.065cm" presentation:class="notes" presentation:placeholder="true" presentation:user-transformed="true">
            <draw:text-box/>
          </draw:frame>
        </presentation:notes>
      </draw:page>
      <draw:page draw:name="page43" draw:style-name="dp3" draw:master-page-name="TITLE_5f_AND_5f_BODY" presentation:presentation-page-layout-name="AL2T1">
        <draw:frame draw:name="Google Shape;692;p93" presentation:style-name="pr20" draw:text-style-name="P9" draw:layer="layout" svg:width="14.627cm" svg:height="11.242cm" svg:x="9.907cm" svg:y="1.449cm" presentation:class="outline" presentation:user-transformed="true">
          <draw:text-box>
            <text:p text:style-name="P17"><text:span text:style-name="T14">Lessons Learned:</text:span></text:p>
            <text:p text:style-name="P17"><text:span text:style-name="T48"/></text:p>
            <text:list text:style-name="L3">
              <text:list-item>
                <text:p text:style-name="P47"><text:span text:style-name="T22">We know what is the regular expression package </text:span><text:span text:style-name="T9">re</text:span><text:span text:style-name="T22"> provided by Python. </text:span></text:p>
              </text:list-item>
              <text:list-item>
                <text:p text:style-name="P47"><text:span text:style-name="T22">We have described metacharacter classes, special sequences and use of sets for regular expression matching in Python.</text:span></text:p>
              </text:list-item>
            </text:list>
            <text:p text:style-name="P47"><text:span text:style-name="T9"/></text:p>
          </draw:text-box>
        </draw:frame>
        <draw:custom-shape draw:name="Google Shape;693;p93" draw:style-name="gr5" draw:text-style-name="P10" draw:layer="layout" svg:width="9.356cm" svg:height="14.287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4;p93" draw:style-name="gr11" draw:text-style-name="P3" draw:layer="layout" svg:width="2.87cm" svg:height="1.333cm" svg:x="0.844cm" svg:y="12.496cm">
          <draw:image xlink:href="Pictures/100002010000095000000694DA56A178446AB440.png" xlink:type="simple" xlink:show="embed" xlink:actuate="onLoad" loext:mime-type="image/png">
            <text:p/>
          </draw:image>
        </draw:frame>
        <draw:custom-shape draw:name="Google Shape;695;p93" draw:style-name="gr3" draw:text-style-name="P5" draw:layer="layout" svg:width="7.747cm" svg:height="8.908cm" svg:x="0.844cm" svg:y="1.032cm">
          <text:p text:style-name="P11"><text:span text:style-name="T8">At the core of the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9;gdf47cd9631_13_37:notes" draw:style-name="gr4" draw:layer="layout" svg:width="16.932cm" svg:height="9.524cm" svg:x="1.059cm" svg:y="1.905cm" draw:page-number="43" presentation:class="page"/>
          <draw:frame draw:name="Google Shape;690;gdf47cd9631_13_37:notes" presentation:style-name="pr45" draw:text-style-name="P6" draw:layer="layout" svg:width="15.239cm" svg:height="11.429cm" svg:x="1.905cm" svg:y="12.065cm" presentation:class="notes" presentation:placeholder="true" presentation:user-transformed="true">
            <draw:text-box/>
          </draw:frame>
        </presentation:notes>
      </draw:page>
      <draw:page draw:name="page44" draw:style-name="dp1" draw:master-page-name="simple-light-2" presentation:presentation-page-layout-name="AL2T1">
        <draw:frame draw:name="Google Shape;700;p94" presentation:style-name="pr8" draw:text-style-name="P20" draw:layer="layout" svg:width="23.667cm" svg:height="3.503cm" svg:x="0.866cm" svg:y="4.886cm" presentation:class="outline" presentation:user-transformed="true">
          <draw:text-box>
            <text:p text:style-name="P1"><text:span text:style-name="T16">Regular Expressions 2/2</text:span></text:p>
          </draw:text-box>
        </draw:frame>
        <draw:frame draw:name="Google Shape;701;p94" draw:style-name="gr7" draw:text-style-name="P3" draw:layer="layout" svg:width="2.87cm" svg:height="1.333cm" svg:x="0.844cm" svg:y="12.496cm">
          <draw:image xlink:href="Pictures/100002010000095000000694DA56A178446AB440.png" xlink:type="simple" xlink:show="embed" xlink:actuate="onLoad" loext:mime-type="image/png">
            <text:p/>
          </draw:image>
        </draw:frame>
        <presentation:notes draw:style-name="dp2">
          <draw:page-thumbnail draw:name="Google Shape;697;gdf3607848d_2_208:notes" draw:style-name="gr4" draw:layer="layout" svg:width="16.932cm" svg:height="9.524cm" svg:x="1.059cm" svg:y="1.905cm" draw:page-number="44" presentation:class="page"/>
          <draw:frame draw:name="Google Shape;698;gdf3607848d_2_208:notes" presentation:style-name="pr46" draw:text-style-name="P6" draw:layer="layout" svg:width="15.239cm" svg:height="11.429cm" svg:x="1.905cm" svg:y="12.065cm" presentation:class="notes" presentation:placeholder="true" presentation:user-transformed="true">
            <draw:text-box/>
          </draw:frame>
        </presentation:notes>
      </draw:page>
      <draw:page draw:name="Regex methods" draw:style-name="dp3" draw:master-page-name="simple-light-2" presentation:presentation-page-layout-name="AL2T1">
        <draw:frame draw:name="Google Shape;706;p95" presentation:style-name="pr6" draw:text-style-name="P18" draw:layer="layout" svg:width="25.399cm" svg:height="2.826cm" svg:x="0cm" svg:y="0cm" presentation:class="title" presentation:user-transformed="true">
          <draw:text-box>
            <text:p text:style-name="P17"><text:span text:style-name="T13">Regex methods</text:span></text:p>
          </draw:text-box>
        </draw:frame>
        <draw:frame draw:name="Google Shape;707;p95" draw:style-name="gr2"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708;p95" draw:style-name="gr6" draw:text-style-name="P5" draw:layer="layout" svg:width="9.592cm" svg:height="7.269cm" svg:x="1.254cm" svg:y="3.458cm">
          <text:list text:style-name="L24">
            <text:list-item>
              <text:p text:style-name="P22"><text:span text:style-name="T57">The </text:span><text:span text:style-name="T58">re</text:span><text:span text:style-name="T59"> </text:span><text:span text:style-name="T57">package provides a variety of methods to use in order to extract data based on a preconfigured pattern.</text:span></text:p>
            </text:list-item>
          </text:list>
          <text:p text:style-name="P53"><text:span text:style-name="T57"><text:line-break/></text:span><text:span text:style-name="T57"/></text:p>
          <text:list text:continue-numbering="true" text:style-name="L24">
            <text:list-item>
              <text:p text:style-name="P16"><text:span text:style-name="T57">The </text:span><text:span text:style-name="T58">re</text:span><text:span text:style-name="T57"> package provides the following classes for regular expres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p95" draw:style-name="gr26" draw:text-style-name="P36" draw:layer="layout" svg:width="4.04cm" svg:height="3.772cm" svg:x="19.851cm" svg:y="5.763cm">
          <text:p/>
          <draw:enhanced-geometry draw:mirror-horizontal="false" draw:mirror-vertical="false" svg:viewBox="0 0 0 0" draw:text-areas="?f38 ?f38 ?f39 ?f40" draw:type="ooxml-wedgeRoundRectCallout" draw:modifiers="-64525 38665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draw:custom-shape draw:name="Google Shape;710;p95" draw:style-name="gr26" draw:text-style-name="P36" draw:layer="layout" svg:width="4.04cm" svg:height="3.772cm" svg:x="11.621cm" svg:y="5.763cm">
          <text:p/>
          <draw:enhanced-geometry draw:mirror-horizontal="true" draw:mirror-vertical="false" svg:viewBox="0 0 0 0" draw:text-areas="?f38 ?f38 ?f39 ?f40" draw:type="ooxml-wedgeRoundRectCallout" draw:modifiers="-63726 40244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draw:custom-shape draw:name="Google Shape;711;p95" draw:style-name="gr27" draw:text-style-name="P13" draw:layer="layout" svg:width="12.688cm" svg:height="1.111cm" svg:x="11.409cm" svg:y="3.458cm">
          <text:p text:style-name="P35"><text:span text:style-name="T60">Python Regular Expression Libr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p95" draw:style-name="gr25" draw:text-style-name="P13" draw:layer="layout" svg:width="8.257cm" svg:height="1.111cm" svg:x="13.027cm" svg:y="8.98cm">
          <text:p text:style-name="P24"><text:span text:style-name="T61">import 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p95" draw:style-name="gr6" draw:text-style-name="P13" draw:layer="layout" svg:width="4.242cm" svg:height="3.809cm" svg:x="19.876cm" svg:y="5.688cm">
          <text:p text:style-name="P35"><text:span text:style-name="T62">Regex (re) library provides access to a variety of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95" draw:style-name="gr6" draw:text-style-name="P13" draw:layer="layout" svg:width="3.908cm" svg:height="3.259cm" svg:x="11.687cm" svg:y="5.791cm">
          <text:p text:style-name="P35"><text:span text:style-name="T62">The import statement will provide access to the libr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3;gdf3607848d_2_213:notes" draw:style-name="gr4" draw:layer="layout" svg:width="16.932cm" svg:height="9.524cm" svg:x="1.059cm" svg:y="1.905cm" draw:page-number="45" presentation:class="page"/>
          <draw:frame draw:name="Google Shape;704;gdf3607848d_2_213:notes" presentation:style-name="pr47" draw:text-style-name="P6" draw:layer="layout" svg:width="15.239cm" svg:height="11.429cm" svg:x="1.905cm" svg:y="12.065cm" presentation:class="notes" presentation:placeholder="true" presentation:user-transformed="true">
            <draw:text-box/>
          </draw:frame>
        </presentation:notes>
      </draw:page>
      <draw:page draw:name="Regex Methods" draw:style-name="dp3" draw:master-page-name="simple-light-2" presentation:presentation-page-layout-name="AL2T1">
        <draw:frame draw:name="Google Shape;719;p96" presentation:style-name="pr6" draw:text-style-name="P18" draw:layer="layout" svg:width="25.399cm" svg:height="2.826cm" svg:x="0cm" svg:y="0cm" presentation:class="title" presentation:user-transformed="true">
          <draw:text-box>
            <text:p text:style-name="P17"><text:span text:style-name="T13">Regex Methods</text:span></text:p>
          </draw:text-box>
        </draw:frame>
        <draw:frame draw:name="Google Shape;720;p96" draw:style-name="gr2"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721;p96" draw:style-name="gr6" draw:text-style-name="P5" draw:layer="layout" svg:width="23.182cm" svg:height="1.947cm" svg:x="1.281cm" svg:y="3.046cm">
          <text:p text:style-name="P16"><text:span text:style-name="T63">Pattern:</text:span><text:span text:style-name="T58"> </text:span><text:span text:style-name="T57">It is the compiled version of a regular expression. It is used to define a </text:span><text:span text:style-name="T58">pattern</text:span><text:span text:style-name="T57"> for the </text:span><text:span text:style-name="T58">regex library</text:span><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2;p96" draw:style-name="standard" draw:layer="layout" svg:width="22.588cm" svg:height="9.042cm" svg:x="1.281cm" svg:y="5.136cm">
          <table:table>
            <table:table-column table:style-name="co8"/>
            <table:table-column table:style-name="co9"/>
            <table:table-row table:style-name="ro22" table:default-cell-style-name="ce2">
              <table:table-cell>
                <text:p text:style-name="P1"><text:span text:style-name="T14">Method</text:span></text:p>
              </table:table-cell>
              <table:table-cell>
                <text:p text:style-name="P1"><text:span text:style-name="T14">Description</text:span></text:p>
              </table:table-cell>
            </table:table-row>
            <table:table-row table:style-name="ro23" table:default-cell-style-name="ce2">
              <table:table-cell>
                <text:p text:style-name="P17"><text:span text:style-name="T64">re.</text:span><text:span text:style-name="T55">findall(</text:span><text:span text:style-name="T64">tofind</text:span><text:span text:style-name="T55">,</text:span><text:span text:style-name="T64">string</text:span><text:span text:style-name="T55">)</text:span></text:p>
              </table:table-cell>
              <table:table-cell>
                <text:p text:style-name="P17"><text:span text:style-name="T22">The method will return a list of data for all </text:span><text:span text:style-name="T64">tofind</text:span><text:span text:style-name="T22"> matches in the </text:span><text:span text:style-name="T64">string</text:span><text:span text:style-name="T22"> variable. Matches are stored in the list in the order that that have been found.</text:span></text:p>
              </table:table-cell>
            </table:table-row>
            <table:table-row table:style-name="ro23" table:default-cell-style-name="ce2">
              <table:table-cell>
                <text:p text:style-name="P17"><text:span text:style-name="T64">re.</text:span><text:span text:style-name="T55">search(</text:span><text:span text:style-name="T64">pattern</text:span><text:span text:style-name="T55">,</text:span><text:span text:style-name="T64">string</text:span><text:span text:style-name="T55">)</text:span></text:p>
                <text:p text:style-name="P17"><text:span text:style-name="T55"/></text:p>
              </table:table-cell>
              <table:table-cell>
                <text:p text:style-name="P17"><text:span text:style-name="T22">The method searches for a match and return a match object. The </text:span><text:span text:style-name="T64">pattern </text:span><text:span text:style-name="T22">it could be the metacharacter (</text:span><text:span text:style-name="T9">\s</text:span><text:span text:style-name="T22"> space), and the </text:span><text:span text:style-name="T64">string</text:span><text:span text:style-name="T22"> is the text to look for.</text:span></text:p>
              </table:table-cell>
            </table:table-row>
          </table:table>
          <draw:image xlink:href="Pictures/TablePreview13.svm" xlink:type="simple" xlink:show="embed" xlink:actuate="onLoad"/>
        </draw:frame>
        <presentation:notes draw:style-name="dp2">
          <draw:page-thumbnail draw:name="Google Shape;716;gdf3607848d_2_220:notes" draw:style-name="gr4" draw:layer="layout" svg:width="16.932cm" svg:height="9.524cm" svg:x="1.059cm" svg:y="1.905cm" draw:page-number="46" presentation:class="page"/>
          <draw:frame draw:name="Google Shape;717;gdf3607848d_2_220:notes" presentation:style-name="pr48" draw:text-style-name="P6" draw:layer="layout" svg:width="15.239cm" svg:height="11.429cm" svg:x="1.905cm" svg:y="12.065cm" presentation:class="notes" presentation:placeholder="true" presentation:user-transformed="true">
            <draw:text-box/>
          </draw:frame>
        </presentation:notes>
      </draw:page>
      <draw:page draw:name="Regex Methods" draw:style-name="dp3" draw:master-page-name="simple-light-2" presentation:presentation-page-layout-name="AL2T1">
        <draw:frame draw:name="Google Shape;727;p97" presentation:style-name="pr6" draw:text-style-name="P18" draw:layer="layout" svg:width="25.399cm" svg:height="2.826cm" svg:x="0cm" svg:y="0cm" presentation:class="title" presentation:user-transformed="true">
          <draw:text-box>
            <text:p text:style-name="P17"><text:span text:style-name="T13">Regex Methods</text:span></text:p>
          </draw:text-box>
        </draw:frame>
        <draw:frame draw:name="Google Shape;728;p97"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frame draw:name="Google Shape;729;p97" draw:style-name="standard" draw:layer="layout" svg:width="22.588cm" svg:height="8.891cm" svg:x="1.281cm" svg:y="4.255cm">
          <table:table>
            <table:table-column table:style-name="co8"/>
            <table:table-column table:style-name="co9"/>
            <table:table-row table:style-name="ro1" table:default-cell-style-name="ce2">
              <table:table-cell>
                <text:p text:style-name="P1"><text:span text:style-name="T14">Method</text:span></text:p>
              </table:table-cell>
              <table:table-cell>
                <text:p text:style-name="P1"><text:span text:style-name="T14">Description</text:span></text:p>
              </table:table-cell>
            </table:table-row>
            <table:table-row table:style-name="ro24" table:default-cell-style-name="ce2">
              <table:table-cell>
                <text:p text:style-name="P17"><text:span text:style-name="T64">re.</text:span><text:span text:style-name="T55">split(</text:span><text:span text:style-name="T64">pattern</text:span><text:span text:style-name="T55">,</text:span><text:span text:style-name="T64">string</text:span><text:span text:style-name="T55">)</text:span></text:p>
              </table:table-cell>
              <table:table-cell>
                <text:p text:style-name="P17"><text:span text:style-name="T22">The method will return a list of data by splitting </text:span><text:span text:style-name="T64">pattern</text:span><text:span text:style-name="T22">, e.g. we can use </text:span><text:span text:style-name="T9">\s</text:span><text:span text:style-name="T52"> </text:span><text:span text:style-name="T22">for splitting by space or create custom patterns (as we will explore in the next slides).</text:span></text:p>
              </table:table-cell>
            </table:table-row>
            <table:table-row table:style-name="ro25" table:default-cell-style-name="ce2">
              <table:table-cell>
                <text:p text:style-name="P17"><text:span text:style-name="T64">re.</text:span><text:span text:style-name="T55">sub(</text:span><text:span text:style-name="T64">pattern</text:span><text:span text:style-name="T55">,</text:span><text:span text:style-name="T64">replacewith</text:span><text:span text:style-name="T55">,</text:span><text:span text:style-name="T64">string</text:span><text:span text:style-name="T55">)</text:span></text:p>
              </table:table-cell>
              <table:table-cell>
                <text:p text:style-name="P17"><text:span text:style-name="T22">The method replaces every </text:span><text:span text:style-name="T64">pattern </text:span><text:span text:style-name="T22">character (\s for space) with a </text:span><text:span text:style-name="T64">replacewith </text:span><text:span text:style-name="T22">character(s), for example </text:span><text:span text:style-name="T9">%20 </text:span><text:span text:style-name="T22"><text:s/>that is used for URL encoding.</text:span></text:p>
              </table:table-cell>
            </table:table-row>
          </table:table>
          <draw:image xlink:href="Pictures/TablePreview14.svm" xlink:type="simple" xlink:show="embed" xlink:actuate="onLoad"/>
        </draw:frame>
        <presentation:notes draw:style-name="dp2">
          <draw:page-thumbnail draw:name="Google Shape;724;gdfa594f86d_0_194:notes" draw:style-name="gr4" draw:layer="layout" svg:width="16.932cm" svg:height="9.524cm" svg:x="1.059cm" svg:y="1.905cm" draw:page-number="47" presentation:class="page"/>
          <draw:frame draw:name="Google Shape;725;gdfa594f86d_0_194:notes" presentation:style-name="pr49" draw:text-style-name="P6" draw:layer="layout" svg:width="15.239cm" svg:height="11.429cm" svg:x="1.905cm" svg:y="12.065cm" presentation:class="notes" presentation:placeholder="true" presentation:user-transformed="true">
            <draw:text-box/>
          </draw:frame>
        </presentation:notes>
      </draw:page>
      <draw:page draw:name="Regex Methods" draw:style-name="dp3" draw:master-page-name="simple-light-2" presentation:presentation-page-layout-name="AL2T1">
        <draw:frame draw:name="Google Shape;734;p98" presentation:style-name="pr6" draw:text-style-name="P18" draw:layer="layout" svg:width="25.399cm" svg:height="2.826cm" svg:x="0cm" svg:y="0cm" presentation:class="title" presentation:user-transformed="true">
          <draw:text-box>
            <text:p text:style-name="P17"><text:span text:style-name="T13">Regex Methods</text:span></text:p>
          </draw:text-box>
        </draw:frame>
        <draw:frame draw:name="Google Shape;735;p98"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frame draw:name="Google Shape;736;p98" draw:style-name="standard" draw:layer="layout" svg:width="22.588cm" svg:height="7.025cm" svg:x="1.293cm" svg:y="4.112cm">
          <table:table>
            <table:table-column table:style-name="co8"/>
            <table:table-column table:style-name="co9"/>
            <table:table-row table:style-name="ro22" table:default-cell-style-name="ce2">
              <table:table-cell>
                <text:p text:style-name="P1"><text:span text:style-name="T14">Method</text:span></text:p>
              </table:table-cell>
              <table:table-cell>
                <text:p text:style-name="P1"><text:span text:style-name="T14">Description</text:span></text:p>
              </table:table-cell>
            </table:table-row>
            <table:table-row table:style-name="ro26" table:default-cell-style-name="ce2">
              <table:table-cell>
                <text:p text:style-name="P17"><text:span text:style-name="T64">re.</text:span><text:span text:style-name="T55">start()</text:span></text:p>
              </table:table-cell>
              <table:table-cell>
                <text:p text:style-name="P17"><text:span text:style-name="T22">The method returns the index of the </text:span><text:span text:style-name="T55">start </text:span><text:span text:style-name="T22">of the matched substring</text:span></text:p>
              </table:table-cell>
            </table:table-row>
            <table:table-row table:style-name="ro27" table:default-cell-style-name="ce2">
              <table:table-cell>
                <text:p text:style-name="P17"><text:span text:style-name="T64">re.</text:span><text:span text:style-name="T55">end()</text:span></text:p>
                <text:p text:style-name="P17"><text:span text:style-name="T64"/></text:p>
              </table:table-cell>
              <table:table-cell>
                <text:p text:style-name="P17"><text:span text:style-name="T22">The method returns the index of the </text:span><text:span text:style-name="T55">end </text:span><text:span text:style-name="T22">of the matched substring</text:span></text:p>
              </table:table-cell>
            </table:table-row>
          </table:table>
          <draw:image xlink:href="Pictures/TablePreview15.svm" xlink:type="simple" xlink:show="embed" xlink:actuate="onLoad"/>
        </draw:frame>
        <presentation:notes draw:style-name="dp2">
          <draw:page-thumbnail draw:name="Google Shape;731;gdfa594f86d_0_201:notes" draw:style-name="gr4" draw:layer="layout" svg:width="16.932cm" svg:height="9.524cm" svg:x="1.059cm" svg:y="1.905cm" draw:page-number="48" presentation:class="page"/>
          <draw:frame draw:name="Google Shape;732;gdfa594f86d_0_201:notes" presentation:style-name="pr50" draw:text-style-name="P6" draw:layer="layout" svg:width="15.239cm" svg:height="11.429cm" svg:x="1.905cm" svg:y="12.065cm" presentation:class="notes" presentation:placeholder="true" presentation:user-transformed="true">
            <draw:text-box/>
          </draw:frame>
        </presentation:notes>
      </draw:page>
      <draw:page draw:name="Creating Custom Regex Patterns I" draw:style-name="dp3" draw:master-page-name="simple-light-2" presentation:presentation-page-layout-name="AL2T1">
        <draw:frame draw:name="Google Shape;741;p99" presentation:style-name="pr6" draw:text-style-name="P18" draw:layer="layout" svg:width="25.399cm" svg:height="2.826cm" svg:x="0cm" svg:y="0cm" presentation:class="title" presentation:user-transformed="true">
          <draw:text-box>
            <text:p text:style-name="P17"><text:span text:style-name="T13">Creating Custom Regex Patterns I</text:span></text:p>
          </draw:text-box>
        </draw:frame>
        <draw:frame draw:name="Google Shape;742;p99"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743;p99" draw:style-name="gr6" draw:text-style-name="P5" draw:layer="layout" svg:width="23.182cm" svg:height="1.947cm" svg:x="1.281cm" svg:y="3.034cm">
          <text:p text:style-name="P16"><text:span text:style-name="T63">Pattern I:</text:span><text:span text:style-name="T58"> </text:span><text:span text:style-name="T57">We can create custom patterns to extract data using the regex library, in this example, we will explore numbering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4;p99" draw:style-name="standard" draw:layer="layout" svg:width="22.588cm" svg:height="5.831cm" svg:x="1.281cm" svg:y="5.516cm">
          <table:table>
            <table:table-column table:style-name="co8"/>
            <table:table-column table:style-name="co9"/>
            <table:table-row table:style-name="ro22" table:default-cell-style-name="ce2">
              <table:table-cell>
                <text:p text:style-name="P1"><text:span text:style-name="T14">Example I</text:span></text:p>
              </table:table-cell>
              <table:table-cell>
                <text:p text:style-name="P1"><text:span text:style-name="T14">Pattern I</text:span></text:p>
              </table:table-cell>
            </table:table-row>
            <table:table-row table:style-name="ro28" table:default-cell-style-name="ce2">
              <table:table-cell>
                <text:p text:style-name="P17"><text:span text:style-name="T64">string = '39801 356, 2102 1111'</text:span></text:p>
                <text:p text:style-name="P17"><text:span text:style-name="T64"/></text:p>
              </table:table-cell>
              <table:table-cell>
                <text:p text:style-name="P17"><text:span text:style-name="T64">pattern = '(\d{3}) (\d{2})'</text:span></text:p>
                <text:p text:style-name="P17"><text:span text:style-name="T64"/></text:p>
                <text:list text:style-name="L5">
                  <text:list-item>
                    <text:p text:style-name="P17"><text:span text:style-name="T22">The </text:span><text:span text:style-name="T55">pattern </text:span><text:span text:style-name="T22">is a three digit number followed by space followed by two digit number</text:span></text:p>
                  </text:list-item>
                </text:list>
                <text:p text:style-name="P17"><text:span text:style-name="T64"/></text:p>
              </table:table-cell>
            </table:table-row>
          </table:table>
          <draw:image xlink:href="Pictures/TablePreview16.svm" xlink:type="simple" xlink:show="embed" xlink:actuate="onLoad"/>
        </draw:frame>
        <draw:custom-shape draw:name="Google Shape;745;p99" draw:style-name="gr6" draw:text-style-name="P5" draw:layer="layout" svg:width="23.182cm" svg:height="1.271cm" svg:x="1.281cm" svg:y="11.744cm">
          <text:p text:style-name="P16"><text:span text:style-name="T63">Hint:</text:span><text:span text:style-name="T58"> </text:span><text:span text:style-name="T57">Custom patterns can be used in the regex methods such as in </text:span><text:span text:style-name="T65">search()</text:span><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8;gdfa594f86d_0_208:notes" draw:style-name="gr4" draw:layer="layout" svg:width="16.932cm" svg:height="9.524cm" svg:x="1.059cm" svg:y="1.905cm" draw:page-number="49" presentation:class="page"/>
          <draw:frame draw:name="Google Shape;739;gdfa594f86d_0_208:notes" presentation:style-name="pr51" draw:text-style-name="P6" draw:layer="layout" svg:width="15.239cm" svg:height="11.429cm" svg:x="1.905cm" svg:y="12.065cm" presentation:class="notes" presentation:placeholder="true" presentation:user-transformed="true">
            <draw:text-box/>
          </draw:frame>
        </presentation:notes>
      </draw:page>
      <draw:page draw:name="Creating Custom Regex Patterns II" draw:style-name="dp3" draw:master-page-name="simple-light-2" presentation:presentation-page-layout-name="AL2T1">
        <draw:frame draw:name="Google Shape;750;p100" presentation:style-name="pr6" draw:text-style-name="P18" draw:layer="layout" svg:width="25.399cm" svg:height="2.826cm" svg:x="0cm" svg:y="0cm" presentation:class="title" presentation:user-transformed="true">
          <draw:text-box>
            <text:p text:style-name="P17"><text:span text:style-name="T13">Creating Custom Regex Patterns II</text:span></text:p>
          </draw:text-box>
        </draw:frame>
        <draw:frame draw:name="Google Shape;751;p100" draw:style-name="gr11"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752;p100" draw:style-name="gr6" draw:text-style-name="P5" draw:layer="layout" svg:width="23.182cm" svg:height="1.947cm" svg:x="1.281cm" svg:y="3.034cm">
          <text:p text:style-name="P16"><text:span text:style-name="T63">Pattern II:</text:span><text:span text:style-name="T58"> </text:span><text:span text:style-name="T57">We can create custom patterns to extract data using the regex library, in this example, we will explore text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3;p100" draw:style-name="standard" draw:layer="layout" svg:width="22.588cm" svg:height="5.831cm" svg:x="1.281cm" svg:y="5.516cm">
          <table:table>
            <table:table-column table:style-name="co8"/>
            <table:table-column table:style-name="co9"/>
            <table:table-row table:style-name="ro22" table:default-cell-style-name="ce2">
              <table:table-cell>
                <text:p text:style-name="P1"><text:span text:style-name="T14">Example II</text:span></text:p>
              </table:table-cell>
              <table:table-cell>
                <text:p text:style-name="P1"><text:span text:style-name="T14">Pattern II</text:span></text:p>
              </table:table-cell>
            </table:table-row>
            <table:table-row table:style-name="ro28" table:default-cell-style-name="ce2">
              <table:table-cell>
                <text:p text:style-name="P17"><text:span text:style-name="T64">string = 'Berlin is a beautiful city'</text:span></text:p>
                <text:p text:style-name="P17"><text:span text:style-name="T64"/></text:p>
              </table:table-cell>
              <table:table-cell>
                <text:p text:style-name="P17"><text:span text:style-name="T64">pattern = '^Berlin.*city$'</text:span></text:p>
                <text:p text:style-name="P17"><text:span text:style-name="T64"/></text:p>
                <text:list text:style-name="L5">
                  <text:list-item>
                    <text:p text:style-name="P17"><text:span text:style-name="T22">The </text:span><text:span text:style-name="T55">pattern </text:span><text:span text:style-name="T22">defines that the string starts with </text:span><text:span text:style-name="T55">Berlin</text:span><text:span text:style-name="T22"> and ends with </text:span><text:span text:style-name="T55">city</text:span></text:p>
                  </text:list-item>
                </text:list>
                <text:p text:style-name="P17"><text:span text:style-name="T64"/></text:p>
              </table:table-cell>
            </table:table-row>
          </table:table>
          <draw:image xlink:href="Pictures/TablePreview17.svm" xlink:type="simple" xlink:show="embed" xlink:actuate="onLoad"/>
        </draw:frame>
        <draw:custom-shape draw:name="Google Shape;754;p100" draw:style-name="gr6" draw:text-style-name="P5" draw:layer="layout" svg:width="23.182cm" svg:height="1.271cm" svg:x="1.281cm" svg:y="11.744cm">
          <text:p text:style-name="P16"><text:span text:style-name="T63">Hint:</text:span><text:span text:style-name="T58"> </text:span><text:span text:style-name="T57">Custom patterns can be used in the regex methods such as in </text:span><text:span text:style-name="T66">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7;gdfa594f86d_0_235:notes" draw:style-name="gr4" draw:layer="layout" svg:width="16.932cm" svg:height="9.524cm" svg:x="1.059cm" svg:y="1.905cm" draw:page-number="50" presentation:class="page"/>
          <draw:frame draw:name="Google Shape;748;gdfa594f86d_0_235:notes" presentation:style-name="pr52" draw:text-style-name="P6" draw:layer="layout" svg:width="15.239cm" svg:height="11.429cm" svg:x="1.905cm" svg:y="12.065cm" presentation:class="notes" presentation:placeholder="true" presentation:user-transformed="true">
            <draw:text-box/>
          </draw:frame>
        </presentation:notes>
      </draw:page>
      <draw:page draw:name="page51" draw:style-name="dp3" draw:master-page-name="TITLE_5f_AND_5f_BODY" presentation:presentation-page-layout-name="AL2T1">
        <draw:frame draw:name="Google Shape;759;p101" presentation:style-name="pr20" draw:text-style-name="P9" draw:layer="layout" svg:width="14.627cm" svg:height="11.837cm" svg:x="9.907cm" svg:y="1.449cm" presentation:class="outline" presentation:user-transformed="true">
          <draw:text-box>
            <text:p text:style-name="P17"><text:span text:style-name="T14">Lessons Learned:</text:span></text:p>
            <text:p text:style-name="P17"><text:span text:style-name="T9"/></text:p>
            <text:list text:style-name="L21">
              <text:list-item>
                <text:p text:style-name="P47"><text:span text:style-name="T22">At this lesson we have explained the use of text (Strings) in Python.</text:span></text:p>
              </text:list-item>
              <text:list-item>
                <text:p text:style-name="P47"><text:span text:style-name="T22">We learned how to create and manipulate Strings using a variety of methods.</text:span></text:p>
              </text:list-item>
              <text:list-item>
                <text:p text:style-name="P47"><text:span text:style-name="T22">We have also explained how to work with Strings in terms of extracting subcontinent and to concatenate them.</text:span></text:p>
              </text:list-item>
              <text:list-item>
                <text:p text:style-name="P47"><text:span text:style-name="T22">We have Also learned what are the methods of the </text:span><text:span text:style-name="T9">re</text:span><text:span text:style-name="T22"> (regular expression library) in Python using a variety of concepts including use of metacharacters, special characters, sets and methods for data extraction.</text:span></text:p>
              </text:list-item>
            </text:list>
          </draw:text-box>
        </draw:frame>
        <draw:custom-shape draw:name="Google Shape;760;p101" draw:style-name="gr5" draw:text-style-name="P10" draw:layer="layout" svg:width="9.356cm" svg:height="14.287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1;p101" draw:style-name="gr11" draw:text-style-name="P3" draw:layer="layout" svg:width="2.87cm" svg:height="1.333cm" svg:x="0.844cm" svg:y="12.496cm">
          <draw:image xlink:href="Pictures/100002010000095000000694DA56A178446AB440.png" xlink:type="simple" xlink:show="embed" xlink:actuate="onLoad" loext:mime-type="image/png">
            <text:p/>
          </draw:image>
        </draw:frame>
        <draw:custom-shape draw:name="Google Shape;762;p101" draw:style-name="gr3" draw:text-style-name="P5" draw:layer="layout" svg:width="7.747cm" svg:height="8.908cm" svg:x="0.844cm" svg:y="1.032cm">
          <text:p text:style-name="P11"><text:span text:style-name="T8">At the core of the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6;gdf47cd9631_13_44:notes" draw:style-name="gr4" draw:layer="layout" svg:width="16.932cm" svg:height="9.524cm" svg:x="1.059cm" svg:y="1.905cm" draw:page-number="51" presentation:class="page"/>
          <draw:frame draw:name="Google Shape;757;gdf47cd9631_13_44:notes" presentation:style-name="pr53" draw:text-style-name="P6" draw:layer="layout" svg:width="15.239cm" svg:height="11.429cm" svg:x="1.905cm" svg:y="12.065cm" presentation:class="notes" presentation:placeholder="true" presentation:user-transformed="true">
            <draw:text-box/>
          </draw:frame>
        </presentation:notes>
      </draw:page>
      <draw:page draw:name="page52" draw:style-name="dp1" draw:master-page-name="simple-light-2" presentation:presentation-page-layout-name="AL2T1">
        <draw:frame draw:name="Google Shape;767;p102" presentation:style-name="pr8" draw:text-style-name="P20" draw:layer="layout" svg:width="23.667cm" svg:height="3.503cm" svg:x="0.866cm" svg:y="4.886cm" presentation:class="outline" presentation:user-transformed="true">
          <draw:text-box>
            <text:p text:style-name="P1"><text:span text:style-name="T16">Documentation</text:span></text:p>
          </draw:text-box>
        </draw:frame>
        <draw:frame draw:name="Google Shape;768;p102" draw:style-name="gr2" draw:text-style-name="P3" draw:layer="layout" svg:width="2.87cm" svg:height="1.333cm" svg:x="0.844cm" svg:y="12.496cm">
          <draw:image xlink:href="Pictures/100002010000095000000694DA56A178446AB440.png" xlink:type="simple" xlink:show="embed" xlink:actuate="onLoad" loext:mime-type="image/png">
            <text:p/>
          </draw:image>
        </draw:frame>
        <presentation:notes draw:style-name="dp2">
          <draw:page-thumbnail draw:name="Google Shape;764;gdf3607848d_2_254:notes" draw:style-name="gr4" draw:layer="layout" svg:width="16.932cm" svg:height="9.524cm" svg:x="1.059cm" svg:y="1.905cm" draw:page-number="52" presentation:class="page"/>
          <draw:frame draw:name="Google Shape;765;gdf3607848d_2_254:notes" presentation:style-name="pr54" draw:text-style-name="P6" draw:layer="layout" svg:width="15.239cm" svg:height="11.429cm" svg:x="1.905cm" svg:y="12.065cm" presentation:class="notes" presentation:placeholder="true" presentation:user-transformed="true">
            <draw:text-box/>
          </draw:frame>
        </presentation:notes>
      </draw:page>
      <draw:page draw:name="Documentation" draw:style-name="dp3" draw:master-page-name="simple-light-2" presentation:presentation-page-layout-name="AL2T1">
        <draw:frame draw:name="Google Shape;773;p103" presentation:style-name="pr6" draw:text-style-name="P18" draw:layer="layout" svg:width="25.399cm" svg:height="2.826cm" svg:x="0cm" svg:y="0cm" presentation:class="title" presentation:user-transformed="true">
          <draw:text-box>
            <text:p text:style-name="P17"><text:span text:style-name="T13">Documentation</text:span></text:p>
          </draw:text-box>
        </draw:frame>
        <draw:frame draw:name="Google Shape;774;p103" draw:style-name="gr2" draw:text-style-name="P3" draw:layer="layout" svg:width="2.87cm" svg:height="1.333cm" svg:x="21.594cm" svg:y="0.746cm">
          <draw:image xlink:href="Pictures/100002010000095000000694DA56A178446AB440.png" xlink:type="simple" xlink:show="embed" xlink:actuate="onLoad" loext:mime-type="image/png">
            <text:p/>
          </draw:image>
        </draw:frame>
        <draw:custom-shape draw:name="Google Shape;775;p103" draw:style-name="gr6" draw:text-style-name="P5" draw:layer="layout" svg:width="22.474cm" svg:height="4.563cm" svg:x="1.258cm" svg:y="5.483cm">
          <text:list text:style-name="L25">
            <text:list-item>
              <text:p text:style-name="P42"><text:span text:style-name="T67"><text:a xlink:href="https://docs.python.org/" xlink:type="simple">Python.org documentation</text:a></text:span></text:p>
            </text:list-item>
            <text:list-item>
              <text:p text:style-name="P42"><text:span text:style-name="T67"><text:a xlink:href="https://www.w3schools.com/python/" xlink:type="simple">W3Schools</text:a></text:span></text:p>
            </text:list-item>
            <text:list-item>
              <text:p text:style-name="P42"><text:span text:style-name="T67"><text:a xlink:href="https://www.digitalocean.com/community/tutorials/how-to-index-and-slice-strings-in-python-3" xlink:type="simple">Digital Ocean</text:a></text:span></text:p>
            </text:list-item>
            <text:list-item>
              <text:p text:style-name="P42"><text:span text:style-name="T67"><text:a xlink:href="https://www.tutorialspoint.com/python/index.htm" xlink:type="simple">Tutorialspoint</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0;gdf3607848d_2_259:notes" draw:style-name="gr4" draw:layer="layout" svg:width="16.932cm" svg:height="9.524cm" svg:x="1.059cm" svg:y="1.905cm" draw:page-number="53" presentation:class="page"/>
          <draw:frame draw:name="Google Shape;771;gdf3607848d_2_259:notes" presentation:style-name="pr55" draw:text-style-name="P6" draw:layer="layout" svg:width="15.239cm" svg:height="11.429cm" svg:x="1.905cm" svg:y="12.065cm" presentation:class="notes" presentation:placeholder="true" presentation:user-transformed="true">
            <draw:text-box/>
          </draw:frame>
        </presentation:notes>
      </draw:page>
      <draw:page draw:name="page54" draw:style-name="dp3" draw:master-page-name="BLANK">
        <draw:frame draw:name="Google Shape;780;p104" draw:style-name="gr1" draw:text-style-name="P3" draw:layer="layout" svg:width="25.399cm" svg:height="14.287cm" svg:x="0cm" svg:y="0cm">
          <draw:image xlink:href="Pictures/10000000000005B100000320497AED379170FB7C.jpg" xlink:type="simple" xlink:show="embed" xlink:actuate="onLoad" loext:mime-type="image/jpeg">
            <text:p/>
          </draw:image>
        </draw:frame>
        <draw:custom-shape draw:name="Google Shape;781;p104" draw:style-name="gr6" draw:text-style-name="P13" draw:layer="layout" svg:width="10.823cm" svg:height="6.603cm" svg:x="6.773cm" svg:y="3.062cm">
          <text:p text:style-name="P54"><text:span text:style-name="T68">THANK</text:span></text:p>
          <text:p text:style-name="P54"><text:span text:style-name="T68">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2;p104" draw:style-name="gr1" draw:text-style-name="P3" draw:layer="layout" svg:width="2.858cm" svg:height="1.322cm" svg:x="0.423cm" svg:y="12.277cm">
          <draw:image xlink:href="Pictures/10000201000006400000046A5C28233E7C9F71A8.png" xlink:type="simple" xlink:show="embed" xlink:actuate="onLoad" loext:mime-type="image/png">
            <text:p/>
          </draw:image>
        </draw:frame>
        <draw:custom-shape draw:name="Google Shape;783;p104" draw:style-name="gr6" draw:text-style-name="P5" draw:layer="layout" svg:width="8.332cm" svg:height="2.903cm" svg:x="16.933cm" svg:y="11.218cm">
          <text:p text:style-name="P55"><text:span text:style-name="T69"/></text:p>
          <text:p text:style-name="P55"><text:span text:style-name="T69"/></text:p>
          <text:p text:style-name="P11"><text:span text:style-name="T70"/></text:p>
          <text:p text:style-name="P16"><text:span text:style-name="T70"/></text:p>
          <text:p text:style-name="P16"><text:span text:style-name="T7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7;gdef434806d_0_5:notes" draw:style-name="gr4" draw:layer="layout" svg:width="16.932cm" svg:height="9.524cm" svg:x="1.059cm" svg:y="1.905cm" draw:page-number="54" presentation:class="page"/>
          <draw:frame draw:name="Google Shape;778;gdef434806d_0_5:notes" presentation:style-name="pr56"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omic Sans MS1" svg:font-family="'Comic Sans MS'"/>
    <style:font-face style:name="Courier New1" svg:font-family="'Courier New'"/>
    <style:font-face style:name="Montserrat" svg:font-family="Montserrat"/>
    <style:font-face style:name="Arial1" svg:font-family="Arial" style:font-pitch="variable"/>
    <style:font-face style:name="Comic Sans MS" svg:font-family="'Comic Sans MS'" style:font-pitch="variable"/>
    <style:font-face style:name="Courier New" svg:font-family="'Courier New'"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Montserrat1" svg:font-family="Montserrat" style:font-pitch="variable"/>
    <style:font-face style:name="Noto Sans CJK SC1" svg:font-family="'Noto Sans CJK S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shrink-to-fit"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simple-light-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simple-light-2-backgroundobjects">
      <style:graphic-properties draw:stroke="none" draw:fill="none" draw:fill-color="#ffffff" draw:auto-grow-height="false" fo:min-height="1.27cm"/>
      <style:paragraph-properties style:writing-mode="lr-tb"/>
    </style:style>
    <style:style style:name="Mpr9" style:family="presentation" style:parent-style-name="simple-light-2-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Defaul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1" style:family="presentation" style:parent-style-name="Default-backgroundobjects">
      <style:graphic-properties draw:stroke="none" draw:fill="none" draw:fill-color="#ffffff" draw:auto-grow-height="false" fo:min-height="1.27cm"/>
      <style:paragraph-properties style:writing-mode="lr-tb"/>
    </style:style>
    <style:style style:name="Mpr12"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4" style:family="presentation" style:parent-style-name="BLANK-backgroundobjects">
      <style:graphic-properties draw:stroke="none" draw:fill="none" draw:fill-color="#ffffff" draw:auto-grow-height="false" fo:min-height="1.27cm"/>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 fo:font-size="10pt" fo:letter-spacing="normal" fo:language="en" fo:country="non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10;p27" presentation:style-name="TITLE-title" draw:layer="backgroundobjects" svg:width="23.667cm" svg:height="5.701cm" svg:x="0.866cm" svg:y="2.068cm" presentation:class="title" presentation:placeholder="true" presentation:user-transformed="true">
        <draw:text-box/>
      </draw:frame>
      <draw:frame draw:name="Google Shape;112;p27"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14;p28" presentation:style-name="TITLE_5f_AND_5f_BODY-title" draw:layer="backgroundobjects" svg:width="23.667cm" svg:height="1.59cm" svg:x="0.866cm" svg:y="1.236cm" presentation:class="title" presentation:placeholder="true" presentation:user-transformed="true">
        <draw:text-box/>
      </draw:frame>
      <draw:frame draw:name="Google Shape;115;p28" presentation:style-name="TITLE_5f_AND_5f_BODY-outline1" draw:layer="backgroundobjects" svg:width="23.667cm" svg:height="9.489cm" svg:x="0.866cm" svg:y="3.201cm" presentation:class="outline" presentation:placeholder="true" presentation:user-transformed="true">
        <draw:text-box/>
      </draw:frame>
      <draw:frame draw:name="Google Shape;116;p28"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imple-light-2" style:page-layout-name="PM1" draw:style-name="Mdp1">
      <draw:frame draw:name="Google Shape;55;p14" presentation:style-name="simple-light-2-title" draw:layer="backgroundobjects" svg:width="25.399cm" svg:height="2.826cm" svg:x="0cm" svg:y="0cm" presentation:class="title" presentation:placeholder="true" presentation:user-transformed="true">
        <draw:text-box/>
      </draw:frame>
      <draw:frame draw:name="Google Shape;56;p14" presentation:style-name="simple-light-2-outline1" draw:layer="backgroundobjects" svg:width="23.667cm" svg:height="9.489cm" svg:x="0.866cm" svg:y="3.201cm" presentation:class="outline" presentation:placeholder="true" presentation:user-transformed="true">
        <draw:text-box/>
      </draw:frame>
      <draw:frame draw:name="Google Shape;57;p14" presentation:style-name="Mpr7"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Google Shape;164;p41" presentation:style-name="Default-title" draw:layer="backgroundobjects" svg:width="25.399cm" svg:height="2.826cm" svg:x="0cm" svg:y="0cm" presentation:class="title" presentation:placeholder="true" presentation:user-transformed="true">
        <draw:text-box/>
      </draw:frame>
      <draw:frame draw:name="Google Shape;165;p41" presentation:style-name="Default-outline1" draw:layer="backgroundobjects" svg:width="23.667cm" svg:height="9.489cm" svg:x="0.866cm" svg:y="3.201cm" presentation:class="outline" presentation:placeholder="true" presentation:user-transformed="true">
        <draw:text-box/>
      </draw:frame>
      <draw:frame draw:name="Google Shape;166;p41" presentation:style-name="Mpr10"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Google Shape;104;p25" presentation:style-name="Mpr13"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07-22T23:50:24.584708433</dc:date>
    <meta:editing-duration>PT9H20S</meta:editing-duration>
    <meta:editing-cycles>2</meta:editing-cycles>
    <meta:generator>LibreOffice/6.4.7.2$Linux_X86_64 LibreOffice_project/40$Build-2</meta:generator>
    <meta:document-statistic meta:object-count="525"/>
  </office:meta>
</office:document-meta>
</file>